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75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74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table:formula="of:=([.A1]-[.F$2])^2" office:value-type="float" office:value="79.5664">
            <text:p>79.5664</text:p>
          </table:table-cell>
          <table:table-cell table:formula="of:=([.B1]-[.G$2])^2" office:value-type="float" office:value="31.259281">
            <text:p>31.259281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table:formula="of:=([.A2]-[.F$2])^2" office:value-type="float" office:value="0.846400000000003">
            <text:p>0.8464</text:p>
          </table:table-cell>
          <table:table-cell table:formula="of:=([.B2]-[.G$2])^2" office:value-type="float" office:value="11.621281">
            <text:p>11.621281</text:p>
          </table:table-cell>
          <table:table-cell/>
          <table:table-cell table:formula="of:=SUM([.A1:.A1000])/1000" office:value-type="float" office:value="23.08">
            <text:p>23.08</text:p>
          </table:table-cell>
          <table:table-cell table:formula="of:=SUM([.B1:.B1000])/1000" office:value-type="float" office:value="17.409">
            <text:p>17.409</text:p>
          </table:table-cell>
          <table:table-cell/>
          <table:table-cell table:formula="of:=SUM([.C1:.C1000])/999" office:value-type="float" office:value="78.2018018018018">
            <text:p>78.2018018018</text:p>
          </table:table-cell>
          <table:table-cell table:formula="of:=SUM([.D1:.D1000])/999" office:value-type="float" office:value="55.2329519519516">
            <text:p>55.23295195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3]-[.F$2])^2" office:value-type="float" office:value="36.9664">
            <text:p>36.9664</text:p>
          </table:table-cell>
          <table:table-cell table:formula="of:=([.B3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formula="of:=([.A4]-[.F$2])^2" office:value-type="float" office:value="16.6464">
            <text:p>16.6464</text:p>
          </table:table-cell>
          <table:table-cell table:formula="of:=([.B4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5]-[.F$2])^2" office:value-type="float" office:value="36.9664">
            <text:p>36.9664</text:p>
          </table:table-cell>
          <table:table-cell table:formula="of:=([.B5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6]-[.F$2])^2" office:value-type="float" office:value="36.9664">
            <text:p>36.9664</text:p>
          </table:table-cell>
          <table:table-cell table:formula="of:=([.B6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formula="of:=([.A7]-[.F$2])^2" office:value-type="float" office:value="25.8064">
            <text:p>25.8064</text:p>
          </table:table-cell>
          <table:table-cell table:formula="of:=([.B7]-[.G$2])^2" office:value-type="float" office:value="1.985281">
            <text:p>1.985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table:formula="of:=([.A8]-[.F$2])^2" office:value-type="float" office:value="36.9664">
            <text:p>36.9664</text:p>
          </table:table-cell>
          <table:table-cell table:formula="of:=([.B8]-[.G$2])^2" office:value-type="float" office:value="158.533281">
            <text:p>158.533281</text:p>
          </table:table-cell>
          <table:table-cell table:number-columns-repeated="6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3">
            <text:p>23</text:p>
          </table:table-cell>
          <table:table-cell table:formula="of:=([.A9]-[.F$2])^2" office:value-type="float" office:value="222.6064">
            <text:p>222.6064</text:p>
          </table:table-cell>
          <table:table-cell table:formula="of:=([.B9]-[.G$2])^2" office:value-type="float" office:value="31.259281">
            <text:p>31.259281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table:formula="of:=([.A10]-[.F$2])^2" office:value-type="float" office:value="24.2064">
            <text:p>24.2064</text:p>
          </table:table-cell>
          <table:table-cell table:formula="of:=([.B10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11]-[.F$2])^2" office:value-type="float" office:value="16.6464">
            <text:p>16.6464</text:p>
          </table:table-cell>
          <table:table-cell table:formula="of:=([.B11]-[.G$2])^2" office:value-type="float" office:value="5.803281">
            <text:p>5.803281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5">
            <text:p>35</text:p>
          </table:table-cell>
          <table:table-cell table:formula="of:=([.A12]-[.F$2])^2" office:value-type="float" office:value="0.846400000000003">
            <text:p>0.8464</text:p>
          </table:table-cell>
          <table:table-cell table:formula="of:=([.B12]-[.G$2])^2" office:value-type="float" office:value="309.443281">
            <text:p>309.443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13]-[.F$2])^2" office:value-type="float" office:value="36.9664">
            <text:p>36.9664</text:p>
          </table:table-cell>
          <table:table-cell table:formula="of:=([.B13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table:formula="of:=([.A14]-[.F$2])^2" office:value-type="float" office:value="8.52640000000001">
            <text:p>8.5264</text:p>
          </table:table-cell>
          <table:table-cell table:formula="of:=([.B14]-[.G$2])^2" office:value-type="float" office:value="0.349281000000001">
            <text:p>0.349281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table:formula="of:=([.A15]-[.F$2])^2" office:value-type="float" office:value="8.52640000000001">
            <text:p>8.5264</text:p>
          </table:table-cell>
          <table:table-cell table:formula="of:=([.B15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table:formula="of:=([.A16]-[.F$2])^2" office:value-type="float" office:value="35.0464">
            <text:p>35.0464</text:p>
          </table:table-cell>
          <table:table-cell table:formula="of:=([.B16]-[.G$2])^2" office:value-type="float" office:value="57.623281">
            <text:p>57.623281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table:formula="of:=([.A17]-[.F$2])^2" office:value-type="float" office:value="0.846400000000003">
            <text:p>0.8464</text:p>
          </table:table-cell>
          <table:table-cell table:formula="of:=([.B17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18]-[.F$2])^2" office:value-type="float" office:value="25.8064">
            <text:p>25.8064</text:p>
          </table:table-cell>
          <table:table-cell table:formula="of:=([.B18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table:formula="of:=([.A19]-[.F$2])^2" office:value-type="float" office:value="1.1664">
            <text:p>1.1664</text:p>
          </table:table-cell>
          <table:table-cell table:formula="of:=([.B19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20]-[.F$2])^2" office:value-type="float" office:value="36.9664">
            <text:p>36.9664</text:p>
          </table:table-cell>
          <table:table-cell table:formula="of:=([.B20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table:formula="of:=([.A21]-[.F$2])^2" office:value-type="float" office:value="572.1664">
            <text:p>572.1664</text:p>
          </table:table-cell>
          <table:table-cell table:formula="of:=([.B21]-[.G$2])^2" office:value-type="float" office:value="43.441281">
            <text:p>43.441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22]-[.F$2])^2" office:value-type="float" office:value="36.9664">
            <text:p>36.9664</text:p>
          </table:table-cell>
          <table:table-cell table:formula="of:=([.B22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table:formula="of:=([.A23]-[.F$2])^2" office:value-type="float" office:value="35.0464">
            <text:p>35.0464</text:p>
          </table:table-cell>
          <table:table-cell table:formula="of:=([.B23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24]-[.F$2])^2" office:value-type="float" office:value="25.8064">
            <text:p>25.8064</text:p>
          </table:table-cell>
          <table:table-cell table:formula="of:=([.B24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25]-[.F$2])^2" office:value-type="float" office:value="36.9664">
            <text:p>36.9664</text:p>
          </table:table-cell>
          <table:table-cell table:formula="of:=([.B25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table:formula="of:=([.A26]-[.F$2])^2" office:value-type="float" office:value="35.0464">
            <text:p>35.0464</text:p>
          </table:table-cell>
          <table:table-cell table:formula="of:=([.B26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table:formula="of:=([.A27]-[.F$2])^2" office:value-type="float" office:value="0.846400000000003">
            <text:p>0.8464</text:p>
          </table:table-cell>
          <table:table-cell table:formula="of:=([.B27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table:formula="of:=([.A28]-[.F$2])^2" office:value-type="float" office:value="25.8064">
            <text:p>25.8064</text:p>
          </table:table-cell>
          <table:table-cell table:formula="of:=([.B28]-[.G$2])^2" office:value-type="float" office:value="73.805281">
            <text:p>73.805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table:formula="of:=([.A29]-[.F$2])^2" office:value-type="float" office:value="36.9664">
            <text:p>36.9664</text:p>
          </table:table-cell>
          <table:table-cell table:formula="of:=([.B29]-[.G$2])^2" office:value-type="float" office:value="43.441281">
            <text:p>43.441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30]-[.F$2])^2" office:value-type="float" office:value="25.8064">
            <text:p>25.8064</text:p>
          </table:table-cell>
          <table:table-cell table:formula="of:=([.B30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formula="of:=([.A31]-[.F$2])^2" office:value-type="float" office:value="9.48639999999999">
            <text:p>9.4864</text:p>
          </table:table-cell>
          <table:table-cell table:formula="of:=([.B31]-[.G$2])^2" office:value-type="float" office:value="1.985281">
            <text:p>1.985281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8">
            <text:p>28</text:p>
          </table:table-cell>
          <table:table-cell table:formula="of:=([.A32]-[.F$2])^2" office:value-type="float" office:value="98.4064">
            <text:p>98.4064</text:p>
          </table:table-cell>
          <table:table-cell table:formula="of:=([.B32]-[.G$2])^2" office:value-type="float" office:value="112.169281">
            <text:p>112.169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33]-[.F$2])^2" office:value-type="float" office:value="36.9664">
            <text:p>36.9664</text:p>
          </table:table-cell>
          <table:table-cell table:formula="of:=([.B33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table:formula="of:=([.A34]-[.F$2])^2" office:value-type="float" office:value="3.68640000000001">
            <text:p>3.6864</text:p>
          </table:table-cell>
          <table:table-cell table:formula="of:=([.B34]-[.G$2])^2" office:value-type="float" office:value="43.441281">
            <text:p>43.441281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table:formula="of:=([.A35]-[.F$2])^2" office:value-type="float" office:value="35.0464">
            <text:p>35.0464</text:p>
          </table:table-cell>
          <table:table-cell table:formula="of:=([.B35]-[.G$2])^2" office:value-type="float" office:value="91.987281">
            <text:p>91.987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36]-[.F$2])^2" office:value-type="float" office:value="25.8064">
            <text:p>25.8064</text:p>
          </table:table-cell>
          <table:table-cell table:formula="of:=([.B36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([.A37]-[.F$2])^2" office:value-type="float" office:value="36.9664">
            <text:p>36.9664</text:p>
          </table:table-cell>
          <table:table-cell table:formula="of:=([.B37]-[.G$2])^2" office:value-type="float" office:value="54.893281">
            <text:p>54.893281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2">
            <text:p>22</text:p>
          </table:table-cell>
          <table:table-cell table:formula="of:=([.A38]-[.F$2])^2" office:value-type="float" office:value="142.0864">
            <text:p>142.0864</text:p>
          </table:table-cell>
          <table:table-cell table:formula="of:=([.B38]-[.G$2])^2" office:value-type="float" office:value="21.077281">
            <text:p>21.077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39]-[.F$2])^2" office:value-type="float" office:value="36.9664">
            <text:p>36.9664</text:p>
          </table:table-cell>
          <table:table-cell table:formula="of:=([.B39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40]-[.F$2])^2" office:value-type="float" office:value="50.1264">
            <text:p>50.1264</text:p>
          </table:table-cell>
          <table:table-cell table:formula="of:=([.B40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table:formula="of:=([.A41]-[.F$2])^2" office:value-type="float" office:value="36.9664">
            <text:p>36.9664</text:p>
          </table:table-cell>
          <table:table-cell table:formula="of:=([.B41]-[.G$2])^2" office:value-type="float" office:value="309.443281">
            <text:p>309.443281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table:formula="of:=([.A42]-[.F$2])^2" office:value-type="float" office:value="35.0464">
            <text:p>35.0464</text:p>
          </table:table-cell>
          <table:table-cell table:formula="of:=([.B42]-[.G$2])^2" office:value-type="float" office:value="12.895281">
            <text:p>12.89528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43]-[.F$2])^2" office:value-type="float" office:value="9.48639999999999">
            <text:p>9.4864</text:p>
          </table:table-cell>
          <table:table-cell table:formula="of:=([.B43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table:formula="of:=([.A44]-[.F$2])^2" office:value-type="float" office:value="396.8064">
            <text:p>396.8064</text:p>
          </table:table-cell>
          <table:table-cell table:formula="of:=([.B44]-[.G$2])^2" office:value-type="float" office:value="43.441281">
            <text:p>43.441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45]-[.F$2])^2" office:value-type="float" office:value="36.9664">
            <text:p>36.9664</text:p>
          </table:table-cell>
          <table:table-cell table:formula="of:=([.B45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46]-[.F$2])^2" office:value-type="float" office:value="50.1264">
            <text:p>50.1264</text:p>
          </table:table-cell>
          <table:table-cell table:formula="of:=([.B46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47]-[.F$2])^2" office:value-type="float" office:value="36.9664">
            <text:p>36.9664</text:p>
          </table:table-cell>
          <table:table-cell table:formula="of:=([.B47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table:formula="of:=([.A48]-[.F$2])^2" office:value-type="float" office:value="15.3664">
            <text:p>15.3664</text:p>
          </table:table-cell>
          <table:table-cell table:formula="of:=([.B48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table:formula="of:=([.A49]-[.F$2])^2" office:value-type="float" office:value="24.2064">
            <text:p>24.2064</text:p>
          </table:table-cell>
          <table:table-cell table:formula="of:=([.B49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table:formula="of:=([.A50]-[.F$2])^2" office:value-type="float" office:value="35.0464">
            <text:p>35.0464</text:p>
          </table:table-cell>
          <table:table-cell table:formula="of:=([.B50]-[.G$2])^2" office:value-type="float" office:value="31.259281">
            <text:p>31.259281</text:p>
          </table:table-cell>
          <table:table-cell table:number-columns-repeated="6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table:formula="of:=([.A51]-[.F$2])^2" office:value-type="float" office:value="671.8464">
            <text:p>671.8464</text:p>
          </table:table-cell>
          <table:table-cell table:formula="of:=([.B51]-[.G$2])^2" office:value-type="float" office:value="43.441281">
            <text:p>43.441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2]-[.F$2])^2" office:value-type="float" office:value="50.1264">
            <text:p>50.1264</text:p>
          </table:table-cell>
          <table:table-cell table:formula="of:=([.B52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53]-[.F$2])^2" office:value-type="float" office:value="36.9664">
            <text:p>36.9664</text:p>
          </table:table-cell>
          <table:table-cell table:formula="of:=([.B53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table:formula="of:=([.A54]-[.F$2])^2" office:value-type="float" office:value="24.2064">
            <text:p>24.2064</text:p>
          </table:table-cell>
          <table:table-cell table:formula="of:=([.B54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5]-[.F$2])^2" office:value-type="float" office:value="50.1264">
            <text:p>50.1264</text:p>
          </table:table-cell>
          <table:table-cell table:formula="of:=([.B55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56]-[.F$2])^2" office:value-type="float" office:value="0.00639999999999973">
            <text:p>0.0064</text:p>
          </table:table-cell>
          <table:table-cell table:formula="of:=([.B56]-[.G$2])^2" office:value-type="float" office:value="6.71328100000001">
            <text:p>6.713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formula="of:=([.A57]-[.F$2])^2" office:value-type="float" office:value="50.1264">
            <text:p>50.1264</text:p>
          </table:table-cell>
          <table:table-cell table:formula="of:=([.B57]-[.G$2])^2" office:value-type="float" office:value="54.893281">
            <text:p>54.893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58]-[.F$2])^2" office:value-type="float" office:value="25.8064">
            <text:p>25.8064</text:p>
          </table:table-cell>
          <table:table-cell table:formula="of:=([.B58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59]-[.F$2])^2" office:value-type="float" office:value="36.9664">
            <text:p>36.9664</text:p>
          </table:table-cell>
          <table:table-cell table:formula="of:=([.B59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table:formula="of:=([.A60]-[.F$2])^2" office:value-type="float" office:value="0.846400000000003">
            <text:p>0.8464</text:p>
          </table:table-cell>
          <table:table-cell table:formula="of:=([.B60]-[.G$2])^2" office:value-type="float" office:value="2.531281">
            <text:p>2.53128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formula="of:=([.A61]-[.F$2])^2" office:value-type="float" office:value="16.6464">
            <text:p>16.6464</text:p>
          </table:table-cell>
          <table:table-cell table:formula="of:=([.B61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62]-[.F$2])^2" office:value-type="float" office:value="36.9664">
            <text:p>36.9664</text:p>
          </table:table-cell>
          <table:table-cell table:formula="of:=([.B62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  <table:table-cell table:formula="of:=([.A63]-[.F$2])^2" office:value-type="float" office:value="98.4064">
            <text:p>98.4064</text:p>
          </table:table-cell>
          <table:table-cell table:formula="of:=([.B63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64]-[.F$2])^2" office:value-type="float" office:value="50.1264">
            <text:p>50.1264</text:p>
          </table:table-cell>
          <table:table-cell table:formula="of:=([.B64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table:formula="of:=([.A65]-[.F$2])^2" office:value-type="float" office:value="79.5664">
            <text:p>79.5664</text:p>
          </table:table-cell>
          <table:table-cell table:formula="of:=([.B65]-[.G$2])^2" office:value-type="float" office:value="31.259281">
            <text:p>31.25928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66]-[.F$2])^2" office:value-type="float" office:value="9.48639999999999">
            <text:p>9.4864</text:p>
          </table:table-cell>
          <table:table-cell table:formula="of:=([.B66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table:formula="of:=([.A67]-[.F$2])^2" office:value-type="float" office:value="62.7264">
            <text:p>62.7264</text:p>
          </table:table-cell>
          <table:table-cell table:formula="of:=([.B67]-[.G$2])^2" office:value-type="float" office:value="112.169281">
            <text:p>112.169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68]-[.F$2])^2" office:value-type="float" office:value="36.9664">
            <text:p>36.9664</text:p>
          </table:table-cell>
          <table:table-cell table:formula="of:=([.B68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table:formula="of:=([.A69]-[.F$2])^2" office:value-type="float" office:value="193.7664">
            <text:p>193.7664</text:p>
          </table:table-cell>
          <table:table-cell table:formula="of:=([.B69]-[.G$2])^2" office:value-type="float" office:value="43.441281">
            <text:p>43.441281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table:formula="of:=([.A70]-[.F$2])^2" office:value-type="float" office:value="8.52640000000001">
            <text:p>8.5264</text:p>
          </table:table-cell>
          <table:table-cell table:formula="of:=([.B70]-[.G$2])^2" office:value-type="float" office:value="21.077281">
            <text:p>21.077281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table:formula="of:=([.A71]-[.F$2])^2" office:value-type="float" office:value="142.0864">
            <text:p>142.0864</text:p>
          </table:table-cell>
          <table:table-cell table:formula="of:=([.B71]-[.G$2])^2" office:value-type="float" office:value="243.079281">
            <text:p>243.079281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6">
            <text:p>16</text:p>
          </table:table-cell>
          <table:table-cell table:formula="of:=([.A72]-[.F$2])^2" office:value-type="float" office:value="142.0864">
            <text:p>142.0864</text:p>
          </table:table-cell>
          <table:table-cell table:formula="of:=([.B72]-[.G$2])^2" office:value-type="float" office:value="1.985281">
            <text:p>1.985281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table:formula="of:=([.A73]-[.F$2])^2" office:value-type="float" office:value="0.846400000000003">
            <text:p>0.8464</text:p>
          </table:table-cell>
          <table:table-cell table:formula="of:=([.B73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34">
            <text:p>34</text:p>
          </table:table-cell>
          <table:table-cell table:formula="of:=([.A74]-[.F$2])^2" office:value-type="float" office:value="621.0064">
            <text:p>621.0064</text:p>
          </table:table-cell>
          <table:table-cell table:formula="of:=([.B74]-[.G$2])^2" office:value-type="float" office:value="275.261281">
            <text:p>275.261281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table:formula="of:=([.A75]-[.F$2])^2" office:value-type="float" office:value="15.3664">
            <text:p>15.3664</text:p>
          </table:table-cell>
          <table:table-cell table:formula="of:=([.B75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6]-[.F$2])^2" office:value-type="float" office:value="50.1264">
            <text:p>50.1264</text:p>
          </table:table-cell>
          <table:table-cell table:formula="of:=([.B76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7]-[.F$2])^2" office:value-type="float" office:value="50.1264">
            <text:p>50.1264</text:p>
          </table:table-cell>
          <table:table-cell table:formula="of:=([.B77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0">
            <text:p>30</text:p>
          </table:table-cell>
          <table:table-cell table:formula="of:=([.A78]-[.F$2])^2" office:value-type="float" office:value="222.6064">
            <text:p>222.6064</text:p>
          </table:table-cell>
          <table:table-cell table:formula="of:=([.B78]-[.G$2])^2" office:value-type="float" office:value="158.533281">
            <text:p>158.533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79]-[.F$2])^2" office:value-type="float" office:value="36.9664">
            <text:p>36.9664</text:p>
          </table:table-cell>
          <table:table-cell table:formula="of:=([.B79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table:formula="of:=([.A80]-[.F$2])^2" office:value-type="float" office:value="16.6464">
            <text:p>16.6464</text:p>
          </table:table-cell>
          <table:table-cell table:formula="of:=([.B80]-[.G$2])^2" office:value-type="float" office:value="73.805281">
            <text:p>73.805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81]-[.F$2])^2" office:value-type="float" office:value="25.8064">
            <text:p>25.8064</text:p>
          </table:table-cell>
          <table:table-cell table:formula="of:=([.B81]-[.G$2])^2" office:value-type="float" office:value="5.803281">
            <text:p>5.803281</text:p>
          </table:table-cell>
          <table:table-cell table:number-columns-repeated="6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8">
            <text:p>28</text:p>
          </table:table-cell>
          <table:table-cell table:formula="of:=([.A82]-[.F$2])^2" office:value-type="float" office:value="193.7664">
            <text:p>193.7664</text:p>
          </table:table-cell>
          <table:table-cell table:formula="of:=([.B82]-[.G$2])^2" office:value-type="float" office:value="112.169281">
            <text:p>112.169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table:formula="of:=([.A83]-[.F$2])^2" office:value-type="float" office:value="36.9664">
            <text:p>36.9664</text:p>
          </table:table-cell>
          <table:table-cell table:formula="of:=([.B83]-[.G$2])^2" office:value-type="float" office:value="275.261281">
            <text:p>275.261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84]-[.F$2])^2" office:value-type="float" office:value="50.1264">
            <text:p>50.1264</text:p>
          </table:table-cell>
          <table:table-cell table:formula="of:=([.B84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table:formula="of:=([.A85]-[.F$2])^2" office:value-type="float" office:value="16.6464">
            <text:p>16.6464</text:p>
          </table:table-cell>
          <table:table-cell table:formula="of:=([.B85]-[.G$2])^2" office:value-type="float" office:value="158.533281">
            <text:p>158.533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86]-[.F$2])^2" office:value-type="float" office:value="36.9664">
            <text:p>36.9664</text:p>
          </table:table-cell>
          <table:table-cell table:formula="of:=([.B86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3">
            <text:p>23</text:p>
          </table:table-cell>
          <table:table-cell table:formula="of:=([.A87]-[.F$2])^2" office:value-type="float" office:value="24.2064">
            <text:p>24.2064</text:p>
          </table:table-cell>
          <table:table-cell table:formula="of:=([.B87]-[.G$2])^2" office:value-type="float" office:value="31.259281">
            <text:p>31.259281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table:formula="of:=([.A88]-[.F$2])^2" office:value-type="float" office:value="98.4064">
            <text:p>98.4064</text:p>
          </table:table-cell>
          <table:table-cell table:formula="of:=([.B88]-[.G$2])^2" office:value-type="float" office:value="31.259281">
            <text:p>31.259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89]-[.F$2])^2" office:value-type="float" office:value="25.8064">
            <text:p>25.8064</text:p>
          </table:table-cell>
          <table:table-cell table:formula="of:=([.B89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4">
            <text:p>44</text:p>
          </table:table-cell>
          <table:table-cell table:formula="of:=([.A90]-[.F$2])^2" office:value-type="float" office:value="15.3664">
            <text:p>15.3664</text:p>
          </table:table-cell>
          <table:table-cell table:formula="of:=([.B90]-[.G$2])^2" office:value-type="float" office:value="707.081281">
            <text:p>707.081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91]-[.F$2])^2" office:value-type="float" office:value="36.9664">
            <text:p>36.9664</text:p>
          </table:table-cell>
          <table:table-cell table:formula="of:=([.B91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table:formula="of:=([.A92]-[.F$2])^2" office:value-type="float" office:value="15.3664">
            <text:p>15.3664</text:p>
          </table:table-cell>
          <table:table-cell table:formula="of:=([.B92]-[.G$2])^2" office:value-type="float" office:value="212.897281">
            <text:p>212.897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93]-[.F$2])^2" office:value-type="float" office:value="50.1264">
            <text:p>50.1264</text:p>
          </table:table-cell>
          <table:table-cell table:formula="of:=([.B93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table:formula="of:=([.A94]-[.F$2])^2" office:value-type="float" office:value="36.9664">
            <text:p>36.9664</text:p>
          </table:table-cell>
          <table:table-cell table:formula="of:=([.B94]-[.G$2])^2" office:value-type="float" office:value="112.169281">
            <text:p>112.169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95]-[.F$2])^2" office:value-type="float" office:value="25.8064">
            <text:p>25.8064</text:p>
          </table:table-cell>
          <table:table-cell table:formula="of:=([.B95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96]-[.F$2])^2" office:value-type="float" office:value="36.9664">
            <text:p>36.9664</text:p>
          </table:table-cell>
          <table:table-cell table:formula="of:=([.B96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table:formula="of:=([.A97]-[.F$2])^2" office:value-type="float" office:value="15.3664">
            <text:p>15.3664</text:p>
          </table:table-cell>
          <table:table-cell table:formula="of:=([.B97]-[.G$2])^2" office:value-type="float" office:value="21.077281">
            <text:p>21.077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98]-[.F$2])^2" office:value-type="float" office:value="25.8064">
            <text:p>25.8064</text:p>
          </table:table-cell>
          <table:table-cell table:formula="of:=([.B98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99]-[.F$2])^2" office:value-type="float" office:value="50.1264">
            <text:p>50.1264</text:p>
          </table:table-cell>
          <table:table-cell table:formula="of:=([.B99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4">
            <text:p>34</text:p>
          </table:table-cell>
          <table:table-cell table:formula="of:=([.A100]-[.F$2])^2" office:value-type="float" office:value="25.8064">
            <text:p>25.8064</text:p>
          </table:table-cell>
          <table:table-cell table:formula="of:=([.B100]-[.G$2])^2" office:value-type="float" office:value="275.261281">
            <text:p>275.261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101]-[.F$2])^2" office:value-type="float" office:value="36.9664">
            <text:p>36.9664</text:p>
          </table:table-cell>
          <table:table-cell table:formula="of:=([.B101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102]-[.F$2])^2" office:value-type="float" office:value="36.9664">
            <text:p>36.9664</text:p>
          </table:table-cell>
          <table:table-cell table:formula="of:=([.B102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103]-[.F$2])^2" office:value-type="float" office:value="25.8064">
            <text:p>25.8064</text:p>
          </table:table-cell>
          <table:table-cell table:formula="of:=([.B103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04]-[.F$2])^2" office:value-type="float" office:value="50.1264">
            <text:p>50.1264</text:p>
          </table:table-cell>
          <table:table-cell table:formula="of:=([.B104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105]-[.F$2])^2" office:value-type="float" office:value="25.8064">
            <text:p>25.8064</text:p>
          </table:table-cell>
          <table:table-cell table:formula="of:=([.B105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7">
            <text:p>17</text:p>
          </table:table-cell>
          <table:table-cell table:formula="of:=([.A106]-[.F$2])^2" office:value-type="float" office:value="36.9664">
            <text:p>36.9664</text:p>
          </table:table-cell>
          <table:table-cell table:formula="of:=([.B106]-[.G$2])^2" office:value-type="float" office:value="0.167280999999999">
            <text:p>0.167281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table:formula="of:=([.A107]-[.F$2])^2" office:value-type="float" office:value="3.68640000000001">
            <text:p>3.6864</text:p>
          </table:table-cell>
          <table:table-cell table:formula="of:=([.B107]-[.G$2])^2" office:value-type="float" office:value="2.531281">
            <text:p>2.531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108]-[.F$2])^2" office:value-type="float" office:value="50.1264">
            <text:p>50.1264</text:p>
          </table:table-cell>
          <table:table-cell table:formula="of:=([.B108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table:formula="of:=([.A109]-[.F$2])^2" office:value-type="float" office:value="8.52640000000001">
            <text:p>8.5264</text:p>
          </table:table-cell>
          <table:table-cell table:formula="of:=([.B109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110]-[.F$2])^2" office:value-type="float" office:value="36.9664">
            <text:p>36.9664</text:p>
          </table:table-cell>
          <table:table-cell table:formula="of:=([.B110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11]-[.F$2])^2" office:value-type="float" office:value="50.1264">
            <text:p>50.1264</text:p>
          </table:table-cell>
          <table:table-cell table:formula="of:=([.B111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4">
            <text:p>14</text:p>
          </table:table-cell>
          <table:table-cell table:formula="of:=([.A112]-[.F$2])^2" office:value-type="float" office:value="1083.7264">
            <text:p>1083.7264</text:p>
          </table:table-cell>
          <table:table-cell table:formula="of:=([.B112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table:formula="of:=([.A113]-[.F$2])^2" office:value-type="float" office:value="36.9664">
            <text:p>36.9664</text:p>
          </table:table-cell>
          <table:table-cell table:formula="of:=([.B113]-[.G$2])^2" office:value-type="float" office:value="12.895281">
            <text:p>12.895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114]-[.F$2])^2" office:value-type="float" office:value="36.9664">
            <text:p>36.9664</text:p>
          </table:table-cell>
          <table:table-cell table:formula="of:=([.B114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table:formula="of:=([.A115]-[.F$2])^2" office:value-type="float" office:value="62.7264">
            <text:p>62.7264</text:p>
          </table:table-cell>
          <table:table-cell table:formula="of:=([.B115]-[.G$2])^2" office:value-type="float" office:value="12.895281">
            <text:p>12.89528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formula="of:=([.A116]-[.F$2])^2" office:value-type="float" office:value="16.6464">
            <text:p>16.6464</text:p>
          </table:table-cell>
          <table:table-cell table:formula="of:=([.B116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formula="of:=([.A117]-[.F$2])^2" office:value-type="float" office:value="36.9664">
            <text:p>36.9664</text:p>
          </table:table-cell>
          <table:table-cell table:formula="of:=([.B117]-[.G$2])^2" office:value-type="float" office:value="0.349281000000001">
            <text:p>0.349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118]-[.F$2])^2" office:value-type="float" office:value="36.9664">
            <text:p>36.9664</text:p>
          </table:table-cell>
          <table:table-cell table:formula="of:=([.B118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formula="of:=([.A119]-[.F$2])^2" office:value-type="float" office:value="36.9664">
            <text:p>36.9664</text:p>
          </table:table-cell>
          <table:table-cell table:formula="of:=([.B119]-[.G$2])^2" office:value-type="float" office:value="6.71328100000001">
            <text:p>6.713281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table:formula="of:=([.A120]-[.F$2])^2" office:value-type="float" office:value="3.68640000000001">
            <text:p>3.6864</text:p>
          </table:table-cell>
          <table:table-cell table:formula="of:=([.B120]-[.G$2])^2" office:value-type="float" office:value="158.533281">
            <text:p>158.533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3">
            <text:p>43</text:p>
          </table:table-cell>
          <table:table-cell table:formula="of:=([.A121]-[.F$2])^2" office:value-type="float" office:value="36.9664">
            <text:p>36.9664</text:p>
          </table:table-cell>
          <table:table-cell table:formula="of:=([.B121]-[.G$2])^2" office:value-type="float" office:value="654.899281">
            <text:p>654.899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122]-[.F$2])^2" office:value-type="float" office:value="36.9664">
            <text:p>36.9664</text:p>
          </table:table-cell>
          <table:table-cell table:formula="of:=([.B122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23]-[.F$2])^2" office:value-type="float" office:value="50.1264">
            <text:p>50.1264</text:p>
          </table:table-cell>
          <table:table-cell table:formula="of:=([.B123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24]-[.F$2])^2" office:value-type="float" office:value="50.1264">
            <text:p>50.1264</text:p>
          </table:table-cell>
          <table:table-cell table:formula="of:=([.B124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6">
            <text:p>16</text:p>
          </table:table-cell>
          <table:table-cell table:formula="of:=([.A125]-[.F$2])^2" office:value-type="float" office:value="1083.7264">
            <text:p>1083.7264</text:p>
          </table:table-cell>
          <table:table-cell table:formula="of:=([.B125]-[.G$2])^2" office:value-type="float" office:value="1.985281">
            <text:p>1.985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126]-[.F$2])^2" office:value-type="float" office:value="36.9664">
            <text:p>36.9664</text:p>
          </table:table-cell>
          <table:table-cell table:formula="of:=([.B126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127]-[.F$2])^2" office:value-type="float" office:value="36.9664">
            <text:p>36.9664</text:p>
          </table:table-cell>
          <table:table-cell table:formula="of:=([.B127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128]-[.F$2])^2" office:value-type="float" office:value="65.2864">
            <text:p>65.2864</text:p>
          </table:table-cell>
          <table:table-cell table:formula="of:=([.B128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129]-[.F$2])^2" office:value-type="float" office:value="36.9664">
            <text:p>36.9664</text:p>
          </table:table-cell>
          <table:table-cell table:formula="of:=([.B129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130]-[.F$2])^2" office:value-type="float" office:value="36.9664">
            <text:p>36.9664</text:p>
          </table:table-cell>
          <table:table-cell table:formula="of:=([.B130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table:formula="of:=([.A131]-[.F$2])^2" office:value-type="float" office:value="24.2064">
            <text:p>24.2064</text:p>
          </table:table-cell>
          <table:table-cell table:formula="of:=([.B131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132]-[.F$2])^2" office:value-type="float" office:value="25.8064">
            <text:p>25.8064</text:p>
          </table:table-cell>
          <table:table-cell table:formula="of:=([.B132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7">
            <text:p>27</text:p>
          </table:table-cell>
          <table:table-cell table:formula="of:=([.A133]-[.F$2])^2" office:value-type="float" office:value="15.3664">
            <text:p>15.3664</text:p>
          </table:table-cell>
          <table:table-cell table:formula="of:=([.B133]-[.G$2])^2" office:value-type="float" office:value="91.987281">
            <text:p>91.987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134]-[.F$2])^2" office:value-type="float" office:value="36.9664">
            <text:p>36.9664</text:p>
          </table:table-cell>
          <table:table-cell table:formula="of:=([.B134]-[.G$2])^2" office:value-type="float" office:value="5.803281">
            <text:p>5.803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35]-[.F$2])^2" office:value-type="float" office:value="50.1264">
            <text:p>50.1264</text:p>
          </table:table-cell>
          <table:table-cell table:formula="of:=([.B135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6">
            <text:p>46</text:p>
          </table:table-cell>
          <table:table-cell table:formula="of:=([.A136]-[.F$2])^2" office:value-type="float" office:value="79.5664">
            <text:p>79.5664</text:p>
          </table:table-cell>
          <table:table-cell table:formula="of:=([.B136]-[.G$2])^2" office:value-type="float" office:value="817.445281">
            <text:p>817.445281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 table:formula="of:=([.A137]-[.F$2])^2" office:value-type="float" office:value="79.5664">
            <text:p>79.5664</text:p>
          </table:table-cell>
          <table:table-cell table:formula="of:=([.B137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138]-[.F$2])^2" office:value-type="float" office:value="25.8064">
            <text:p>25.8064</text:p>
          </table:table-cell>
          <table:table-cell table:formula="of:=([.B138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139]-[.F$2])^2" office:value-type="float" office:value="36.9664">
            <text:p>36.9664</text:p>
          </table:table-cell>
          <table:table-cell table:formula="of:=([.B139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140]-[.F$2])^2" office:value-type="float" office:value="36.9664">
            <text:p>36.9664</text:p>
          </table:table-cell>
          <table:table-cell table:formula="of:=([.B140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141]-[.F$2])^2" office:value-type="float" office:value="25.8064">
            <text:p>25.8064</text:p>
          </table:table-cell>
          <table:table-cell table:formula="of:=([.B141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6">
            <text:p>16</text:p>
          </table:table-cell>
          <table:table-cell table:formula="of:=([.A142]-[.F$2])^2" office:value-type="float" office:value="35.0464">
            <text:p>35.0464</text:p>
          </table:table-cell>
          <table:table-cell table:formula="of:=([.B142]-[.G$2])^2" office:value-type="float" office:value="1.985281">
            <text:p>1.985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143]-[.F$2])^2" office:value-type="float" office:value="25.8064">
            <text:p>25.8064</text:p>
          </table:table-cell>
          <table:table-cell table:formula="of:=([.B143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table:formula="of:=([.A144]-[.F$2])^2" office:value-type="float" office:value="98.4064">
            <text:p>98.4064</text:p>
          </table:table-cell>
          <table:table-cell table:formula="of:=([.B144]-[.G$2])^2" office:value-type="float" office:value="345.625281">
            <text:p>345.625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145]-[.F$2])^2" office:value-type="float" office:value="36.9664">
            <text:p>36.9664</text:p>
          </table:table-cell>
          <table:table-cell table:formula="of:=([.B145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table:formula="of:=([.A146]-[.F$2])^2" office:value-type="float" office:value="47.8864">
            <text:p>47.8864</text:p>
          </table:table-cell>
          <table:table-cell table:formula="of:=([.B146]-[.G$2])^2" office:value-type="float" office:value="73.805281">
            <text:p>73.805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147]-[.F$2])^2" office:value-type="float" office:value="25.8064">
            <text:p>25.8064</text:p>
          </table:table-cell>
          <table:table-cell table:formula="of:=([.B147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table:formula="of:=([.A148]-[.F$2])^2" office:value-type="float" office:value="4.32639999999999">
            <text:p>4.3264</text:p>
          </table:table-cell>
          <table:table-cell table:formula="of:=([.B148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table:formula="of:=([.A149]-[.F$2])^2" office:value-type="float" office:value="98.4064">
            <text:p>98.4064</text:p>
          </table:table-cell>
          <table:table-cell table:formula="of:=([.B149]-[.G$2])^2" office:value-type="float" office:value="43.441281">
            <text:p>43.441281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table:formula="of:=([.A150]-[.F$2])^2" office:value-type="float" office:value="15.3664">
            <text:p>15.3664</text:p>
          </table:table-cell>
          <table:table-cell table:formula="of:=([.B150]-[.G$2])^2" office:value-type="float" office:value="31.259281">
            <text:p>31.259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151]-[.F$2])^2" office:value-type="float" office:value="36.9664">
            <text:p>36.9664</text:p>
          </table:table-cell>
          <table:table-cell table:formula="of:=([.B151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152]-[.F$2])^2" office:value-type="float" office:value="25.8064">
            <text:p>25.8064</text:p>
          </table:table-cell>
          <table:table-cell table:formula="of:=([.B152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153]-[.F$2])^2" office:value-type="float" office:value="25.8064">
            <text:p>25.8064</text:p>
          </table:table-cell>
          <table:table-cell table:formula="of:=([.B153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table:formula="of:=([.A154]-[.F$2])^2" office:value-type="float" office:value="0.00639999999999973">
            <text:p>0.0064</text:p>
          </table:table-cell>
          <table:table-cell table:formula="of:=([.B154]-[.G$2])^2" office:value-type="float" office:value="1.985281">
            <text:p>1.985281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table:formula="of:=([.A155]-[.F$2])^2" office:value-type="float" office:value="24.2064">
            <text:p>24.2064</text:p>
          </table:table-cell>
          <table:table-cell table:formula="of:=([.B155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1">
            <text:p>21</text:p>
          </table:table-cell>
          <table:table-cell table:formula="of:=([.A156]-[.F$2])^2" office:value-type="float" office:value="1018.8864">
            <text:p>1018.8864</text:p>
          </table:table-cell>
          <table:table-cell table:formula="of:=([.B156]-[.G$2])^2" office:value-type="float" office:value="12.895281">
            <text:p>12.895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157]-[.F$2])^2" office:value-type="float" office:value="25.8064">
            <text:p>25.8064</text:p>
          </table:table-cell>
          <table:table-cell table:formula="of:=([.B157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1">
            <text:p>21</text:p>
          </table:table-cell>
          <table:table-cell table:formula="of:=([.A158]-[.F$2])^2" office:value-type="float" office:value="4.32639999999999">
            <text:p>4.3264</text:p>
          </table:table-cell>
          <table:table-cell table:formula="of:=([.B158]-[.G$2])^2" office:value-type="float" office:value="12.895281">
            <text:p>12.895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159]-[.F$2])^2" office:value-type="float" office:value="36.9664">
            <text:p>36.9664</text:p>
          </table:table-cell>
          <table:table-cell table:formula="of:=([.B159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41">
            <text:p>41</text:p>
          </table:table-cell>
          <table:table-cell table:formula="of:=([.A160]-[.F$2])^2" office:value-type="float" office:value="222.6064">
            <text:p>222.6064</text:p>
          </table:table-cell>
          <table:table-cell table:formula="of:=([.B160]-[.G$2])^2" office:value-type="float" office:value="556.535281">
            <text:p>556.53528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161]-[.F$2])^2" office:value-type="float" office:value="9.48639999999999">
            <text:p>9.4864</text:p>
          </table:table-cell>
          <table:table-cell table:formula="of:=([.B161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1">
            <text:p>31</text:p>
          </table:table-cell>
          <table:table-cell table:formula="of:=([.A162]-[.F$2])^2" office:value-type="float" office:value="166.9264">
            <text:p>166.9264</text:p>
          </table:table-cell>
          <table:table-cell table:formula="of:=([.B162]-[.G$2])^2" office:value-type="float" office:value="184.715281">
            <text:p>184.715281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 table:formula="of:=([.A163]-[.F$2])^2" office:value-type="float" office:value="79.5664">
            <text:p>79.5664</text:p>
          </table:table-cell>
          <table:table-cell table:formula="of:=([.B163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164]-[.F$2])^2" office:value-type="float" office:value="25.8064">
            <text:p>25.8064</text:p>
          </table:table-cell>
          <table:table-cell table:formula="of:=([.B164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table:formula="of:=([.A165]-[.F$2])^2" office:value-type="float" office:value="15.3664">
            <text:p>15.3664</text:p>
          </table:table-cell>
          <table:table-cell table:formula="of:=([.B165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166]-[.F$2])^2" office:value-type="float" office:value="50.1264">
            <text:p>50.1264</text:p>
          </table:table-cell>
          <table:table-cell table:formula="of:=([.B166]-[.G$2])^2" office:value-type="float" office:value="5.803281">
            <text:p>5.803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67]-[.F$2])^2" office:value-type="float" office:value="50.1264">
            <text:p>50.1264</text:p>
          </table:table-cell>
          <table:table-cell table:formula="of:=([.B167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3">
            <text:p>13</text:p>
          </table:table-cell>
          <table:table-cell table:formula="of:=([.A168]-[.F$2])^2" office:value-type="float" office:value="79.5664">
            <text:p>79.5664</text:p>
          </table:table-cell>
          <table:table-cell table:formula="of:=([.B168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  <table:table-cell table:formula="of:=([.A169]-[.F$2])^2" office:value-type="float" office:value="79.5664">
            <text:p>79.5664</text:p>
          </table:table-cell>
          <table:table-cell table:formula="of:=([.B169]-[.G$2])^2" office:value-type="float" office:value="73.805281">
            <text:p>73.805281</text:p>
          </table:table-cell>
          <table:table-cell table:number-columns-repeated="6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2">
            <text:p>22</text:p>
          </table:table-cell>
          <table:table-cell table:formula="of:=([.A170]-[.F$2])^2" office:value-type="float" office:value="1219.4064">
            <text:p>1219.4064</text:p>
          </table:table-cell>
          <table:table-cell table:formula="of:=([.B170]-[.G$2])^2" office:value-type="float" office:value="21.077281">
            <text:p>21.077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171]-[.F$2])^2" office:value-type="float" office:value="25.8064">
            <text:p>25.8064</text:p>
          </table:table-cell>
          <table:table-cell table:formula="of:=([.B171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72]-[.F$2])^2" office:value-type="float" office:value="50.1264">
            <text:p>50.1264</text:p>
          </table:table-cell>
          <table:table-cell table:formula="of:=([.B172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table:formula="of:=([.A173]-[.F$2])^2" office:value-type="float" office:value="1.1664">
            <text:p>1.1664</text:p>
          </table:table-cell>
          <table:table-cell table:formula="of:=([.B173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174]-[.F$2])^2" office:value-type="float" office:value="16.6464">
            <text:p>16.6464</text:p>
          </table:table-cell>
          <table:table-cell table:formula="of:=([.B174]-[.G$2])^2" office:value-type="float" office:value="5.803281">
            <text:p>5.80328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table:formula="of:=([.A175]-[.F$2])^2" office:value-type="float" office:value="16.6464">
            <text:p>16.6464</text:p>
          </table:table-cell>
          <table:table-cell table:formula="of:=([.B175]-[.G$2])^2" office:value-type="float" office:value="21.077281">
            <text:p>21.077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176]-[.F$2])^2" office:value-type="float" office:value="36.9664">
            <text:p>36.9664</text:p>
          </table:table-cell>
          <table:table-cell table:formula="of:=([.B176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4">
            <text:p>34</text:p>
          </table:table-cell>
          <table:table-cell table:formula="of:=([.A177]-[.F$2])^2" office:value-type="float" office:value="25.8064">
            <text:p>25.8064</text:p>
          </table:table-cell>
          <table:table-cell table:formula="of:=([.B177]-[.G$2])^2" office:value-type="float" office:value="275.261281">
            <text:p>275.261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178]-[.F$2])^2" office:value-type="float" office:value="50.1264">
            <text:p>50.1264</text:p>
          </table:table-cell>
          <table:table-cell table:formula="of:=([.B178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179]-[.F$2])^2" office:value-type="float" office:value="25.8064">
            <text:p>25.8064</text:p>
          </table:table-cell>
          <table:table-cell table:formula="of:=([.B179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180]-[.F$2])^2" office:value-type="float" office:value="36.9664">
            <text:p>36.9664</text:p>
          </table:table-cell>
          <table:table-cell table:formula="of:=([.B180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table:formula="of:=([.A181]-[.F$2])^2" office:value-type="float" office:value="0.00639999999999973">
            <text:p>0.0064</text:p>
          </table:table-cell>
          <table:table-cell table:formula="of:=([.B181]-[.G$2])^2" office:value-type="float" office:value="70.711281">
            <text:p>70.711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182]-[.F$2])^2" office:value-type="float" office:value="25.8064">
            <text:p>25.8064</text:p>
          </table:table-cell>
          <table:table-cell table:formula="of:=([.B182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table:formula="of:=([.A183]-[.F$2])^2" office:value-type="float" office:value="15.3664">
            <text:p>15.3664</text:p>
          </table:table-cell>
          <table:table-cell table:formula="of:=([.B183]-[.G$2])^2" office:value-type="float" office:value="1.985281">
            <text:p>1.98528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table:formula="of:=([.A184]-[.F$2])^2" office:value-type="float" office:value="4.32639999999999">
            <text:p>4.3264</text:p>
          </table:table-cell>
          <table:table-cell table:formula="of:=([.B184]-[.G$2])^2" office:value-type="float" office:value="43.441281">
            <text:p>43.441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185]-[.F$2])^2" office:value-type="float" office:value="36.9664">
            <text:p>36.9664</text:p>
          </table:table-cell>
          <table:table-cell table:formula="of:=([.B185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2">
            <text:p>22</text:p>
          </table:table-cell>
          <table:table-cell table:formula="of:=([.A186]-[.F$2])^2" office:value-type="float" office:value="193.7664">
            <text:p>193.7664</text:p>
          </table:table-cell>
          <table:table-cell table:formula="of:=([.B186]-[.G$2])^2" office:value-type="float" office:value="21.077281">
            <text:p>21.077281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formula="of:=([.A187]-[.F$2])^2" office:value-type="float" office:value="15.3664">
            <text:p>15.3664</text:p>
          </table:table-cell>
          <table:table-cell table:formula="of:=([.B187]-[.G$2])^2" office:value-type="float" office:value="12.895281">
            <text:p>12.89528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formula="of:=([.A188]-[.F$2])^2" office:value-type="float" office:value="1.1664">
            <text:p>1.1664</text:p>
          </table:table-cell>
          <table:table-cell table:formula="of:=([.B188]-[.G$2])^2" office:value-type="float" office:value="0.349281000000001">
            <text:p>0.349281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table:formula="of:=([.A189]-[.F$2])^2" office:value-type="float" office:value="15.3664">
            <text:p>15.3664</text:p>
          </table:table-cell>
          <table:table-cell table:formula="of:=([.B189]-[.G$2])^2" office:value-type="float" office:value="5.803281">
            <text:p>5.80328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table:formula="of:=([.A190]-[.F$2])^2" office:value-type="float" office:value="4.32639999999999">
            <text:p>4.3264</text:p>
          </table:table-cell>
          <table:table-cell table:formula="of:=([.B190]-[.G$2])^2" office:value-type="float" office:value="1.985281">
            <text:p>1.985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191]-[.F$2])^2" office:value-type="float" office:value="36.9664">
            <text:p>36.9664</text:p>
          </table:table-cell>
          <table:table-cell table:formula="of:=([.B191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formula="of:=([.A192]-[.F$2])^2" office:value-type="float" office:value="36.9664">
            <text:p>36.9664</text:p>
          </table:table-cell>
          <table:table-cell table:formula="of:=([.B192]-[.G$2])^2" office:value-type="float" office:value="1.985281">
            <text:p>1.985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193]-[.F$2])^2" office:value-type="float" office:value="36.9664">
            <text:p>36.9664</text:p>
          </table:table-cell>
          <table:table-cell table:formula="of:=([.B193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  <table:table-cell table:formula="of:=([.A194]-[.F$2])^2" office:value-type="float" office:value="98.4064">
            <text:p>98.4064</text:p>
          </table:table-cell>
          <table:table-cell table:formula="of:=([.B194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table:formula="of:=([.A195]-[.F$2])^2" office:value-type="float" office:value="1.1664">
            <text:p>1.1664</text:p>
          </table:table-cell>
          <table:table-cell table:formula="of:=([.B195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2">
            <text:p>32</text:p>
          </table:table-cell>
          <table:table-cell table:formula="of:=([.A196]-[.F$2])^2" office:value-type="float" office:value="79.5664">
            <text:p>79.5664</text:p>
          </table:table-cell>
          <table:table-cell table:formula="of:=([.B196]-[.G$2])^2" office:value-type="float" office:value="212.897281">
            <text:p>212.897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97]-[.F$2])^2" office:value-type="float" office:value="50.1264">
            <text:p>50.1264</text:p>
          </table:table-cell>
          <table:table-cell table:formula="of:=([.B197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198]-[.F$2])^2" office:value-type="float" office:value="36.9664">
            <text:p>36.9664</text:p>
          </table:table-cell>
          <table:table-cell table:formula="of:=([.B198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4">
            <text:p>14</text:p>
          </table:table-cell>
          <table:table-cell table:formula="of:=([.A199]-[.F$2])^2" office:value-type="float" office:value="193.7664">
            <text:p>193.7664</text:p>
          </table:table-cell>
          <table:table-cell table:formula="of:=([.B199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table:formula="of:=([.A200]-[.F$2])^2" office:value-type="float" office:value="25.8064">
            <text:p>25.8064</text:p>
          </table:table-cell>
          <table:table-cell table:formula="of:=([.B200]-[.G$2])^2" office:value-type="float" office:value="31.259281">
            <text:p>31.259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table:formula="of:=([.A201]-[.F$2])^2" office:value-type="float" office:value="36.9664">
            <text:p>36.9664</text:p>
          </table:table-cell>
          <table:table-cell table:formula="of:=([.B201]-[.G$2])^2" office:value-type="float" office:value="275.261281">
            <text:p>275.261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202]-[.F$2])^2" office:value-type="float" office:value="36.9664">
            <text:p>36.9664</text:p>
          </table:table-cell>
          <table:table-cell table:formula="of:=([.B202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203]-[.F$2])^2" office:value-type="float" office:value="25.8064">
            <text:p>25.8064</text:p>
          </table:table-cell>
          <table:table-cell table:formula="of:=([.B203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table:formula="of:=([.A204]-[.F$2])^2" office:value-type="float" office:value="35.0464">
            <text:p>35.0464</text:p>
          </table:table-cell>
          <table:table-cell table:formula="of:=([.B204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7">
            <text:p>17</text:p>
          </table:table-cell>
          <table:table-cell table:formula="of:=([.A205]-[.F$2])^2" office:value-type="float" office:value="36.9664">
            <text:p>36.9664</text:p>
          </table:table-cell>
          <table:table-cell table:formula="of:=([.B205]-[.G$2])^2" office:value-type="float" office:value="0.167280999999999">
            <text:p>0.167281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formula="of:=([.A206]-[.F$2])^2" office:value-type="float" office:value="0.846400000000003">
            <text:p>0.8464</text:p>
          </table:table-cell>
          <table:table-cell table:formula="of:=([.B206]-[.G$2])^2" office:value-type="float" office:value="12.895281">
            <text:p>12.895281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table:formula="of:=([.A207]-[.F$2])^2" office:value-type="float" office:value="15.3664">
            <text:p>15.3664</text:p>
          </table:table-cell>
          <table:table-cell table:formula="of:=([.B207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208]-[.F$2])^2" office:value-type="float" office:value="36.9664">
            <text:p>36.9664</text:p>
          </table:table-cell>
          <table:table-cell table:formula="of:=([.B208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table:formula="of:=([.A209]-[.F$2])^2" office:value-type="float" office:value="119.2464">
            <text:p>119.2464</text:p>
          </table:table-cell>
          <table:table-cell table:formula="of:=([.B209]-[.G$2])^2" office:value-type="float" office:value="43.441281">
            <text:p>43.441281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table:formula="of:=([.A210]-[.F$2])^2" office:value-type="float" office:value="8.52640000000001">
            <text:p>8.5264</text:p>
          </table:table-cell>
          <table:table-cell table:formula="of:=([.B210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211]-[.F$2])^2" office:value-type="float" office:value="25.8064">
            <text:p>25.8064</text:p>
          </table:table-cell>
          <table:table-cell table:formula="of:=([.B211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212]-[.F$2])^2" office:value-type="float" office:value="36.9664">
            <text:p>36.9664</text:p>
          </table:table-cell>
          <table:table-cell table:formula="of:=([.B212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213]-[.F$2])^2" office:value-type="float" office:value="25.8064">
            <text:p>25.8064</text:p>
          </table:table-cell>
          <table:table-cell table:formula="of:=([.B213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214]-[.F$2])^2" office:value-type="float" office:value="25.8064">
            <text:p>25.8064</text:p>
          </table:table-cell>
          <table:table-cell table:formula="of:=([.B214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2">
            <text:p>12</text:p>
          </table:table-cell>
          <table:table-cell table:formula="of:=([.A215]-[.F$2])^2" office:value-type="float" office:value="122.7664">
            <text:p>122.7664</text:p>
          </table:table-cell>
          <table:table-cell table:formula="of:=([.B215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6">
            <text:p>16</text:p>
          </table:table-cell>
          <table:table-cell table:formula="of:=([.A216]-[.F$2])^2" office:value-type="float" office:value="142.0864">
            <text:p>142.0864</text:p>
          </table:table-cell>
          <table:table-cell table:formula="of:=([.B216]-[.G$2])^2" office:value-type="float" office:value="1.985281">
            <text:p>1.98528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formula="of:=([.A217]-[.F$2])^2" office:value-type="float" office:value="4.32639999999999">
            <text:p>4.3264</text:p>
          </table:table-cell>
          <table:table-cell table:formula="of:=([.B217]-[.G$2])^2" office:value-type="float" office:value="21.077281">
            <text:p>21.077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218]-[.F$2])^2" office:value-type="float" office:value="50.1264">
            <text:p>50.1264</text:p>
          </table:table-cell>
          <table:table-cell table:formula="of:=([.B218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219]-[.F$2])^2" office:value-type="float" office:value="50.1264">
            <text:p>50.1264</text:p>
          </table:table-cell>
          <table:table-cell table:formula="of:=([.B219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220]-[.F$2])^2" office:value-type="float" office:value="50.1264">
            <text:p>50.1264</text:p>
          </table:table-cell>
          <table:table-cell table:formula="of:=([.B220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formula="of:=([.A221]-[.F$2])^2" office:value-type="float" office:value="9.48639999999999">
            <text:p>9.4864</text:p>
          </table:table-cell>
          <table:table-cell table:formula="of:=([.B221]-[.G$2])^2" office:value-type="float" office:value="0.167280999999999">
            <text:p>0.167281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table:formula="of:=([.A222]-[.F$2])^2" office:value-type="float" office:value="8.52640000000001">
            <text:p>8.5264</text:p>
          </table:table-cell>
          <table:table-cell table:formula="of:=([.B222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223]-[.F$2])^2" office:value-type="float" office:value="16.6464">
            <text:p>16.6464</text:p>
          </table:table-cell>
          <table:table-cell table:formula="of:=([.B223]-[.G$2])^2" office:value-type="float" office:value="5.803281">
            <text:p>5.80328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formula="of:=([.A224]-[.F$2])^2" office:value-type="float" office:value="4.32639999999999">
            <text:p>4.3264</text:p>
          </table:table-cell>
          <table:table-cell table:formula="of:=([.B224]-[.G$2])^2" office:value-type="float" office:value="21.077281">
            <text:p>21.077281</text:p>
          </table:table-cell>
          <table:table-cell table:number-columns-repeated="6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5">
            <text:p>25</text:p>
          </table:table-cell>
          <table:table-cell table:formula="of:=([.A225]-[.F$2])^2" office:value-type="float" office:value="193.7664">
            <text:p>193.7664</text:p>
          </table:table-cell>
          <table:table-cell table:formula="of:=([.B225]-[.G$2])^2" office:value-type="float" office:value="57.623281">
            <text:p>57.62328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table:formula="of:=([.A226]-[.F$2])^2" office:value-type="float" office:value="1.1664">
            <text:p>1.1664</text:p>
          </table:table-cell>
          <table:table-cell table:formula="of:=([.B226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227]-[.F$2])^2" office:value-type="float" office:value="50.1264">
            <text:p>50.1264</text:p>
          </table:table-cell>
          <table:table-cell table:formula="of:=([.B227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228]-[.F$2])^2" office:value-type="float" office:value="36.9664">
            <text:p>36.9664</text:p>
          </table:table-cell>
          <table:table-cell table:formula="of:=([.B228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formula="of:=([.A229]-[.F$2])^2" office:value-type="float" office:value="3.68640000000001">
            <text:p>3.6864</text:p>
          </table:table-cell>
          <table:table-cell table:formula="of:=([.B229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38">
            <text:p>38</text:p>
          </table:table-cell>
          <table:table-cell table:formula="of:=([.A230]-[.F$2])^2" office:value-type="float" office:value="836.3664">
            <text:p>836.3664</text:p>
          </table:table-cell>
          <table:table-cell table:formula="of:=([.B230]-[.G$2])^2" office:value-type="float" office:value="423.989281">
            <text:p>423.989281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([.A231]-[.F$2])^2" office:value-type="float" office:value="65.2864">
            <text:p>65.2864</text:p>
          </table:table-cell>
          <table:table-cell table:formula="of:=([.B231]-[.G$2])^2" office:value-type="float" office:value="1.985281">
            <text:p>1.98528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formula="of:=([.A232]-[.F$2])^2" office:value-type="float" office:value="9.48639999999999">
            <text:p>9.4864</text:p>
          </table:table-cell>
          <table:table-cell table:formula="of:=([.B232]-[.G$2])^2" office:value-type="float" office:value="12.895281">
            <text:p>12.895281</text:p>
          </table:table-cell>
          <table:table-cell table:number-columns-repeated="6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38">
            <text:p>38</text:p>
          </table:table-cell>
          <table:table-cell table:formula="of:=([.A233]-[.F$2])^2" office:value-type="float" office:value="621.0064">
            <text:p>621.0064</text:p>
          </table:table-cell>
          <table:table-cell table:formula="of:=([.B233]-[.G$2])^2" office:value-type="float" office:value="423.989281">
            <text:p>423.98928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formula="of:=([.A234]-[.F$2])^2" office:value-type="float" office:value="9.48639999999999">
            <text:p>9.4864</text:p>
          </table:table-cell>
          <table:table-cell table:formula="of:=([.B234]-[.G$2])^2" office:value-type="float" office:value="158.533281">
            <text:p>158.533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235]-[.F$2])^2" office:value-type="float" office:value="50.1264">
            <text:p>50.1264</text:p>
          </table:table-cell>
          <table:table-cell table:formula="of:=([.B235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236]-[.F$2])^2" office:value-type="float" office:value="25.8064">
            <text:p>25.8064</text:p>
          </table:table-cell>
          <table:table-cell table:formula="of:=([.B236]-[.G$2])^2" office:value-type="float" office:value="5.803281">
            <text:p>5.803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237]-[.F$2])^2" office:value-type="float" office:value="36.9664">
            <text:p>36.9664</text:p>
          </table:table-cell>
          <table:table-cell table:formula="of:=([.B237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238]-[.F$2])^2" office:value-type="float" office:value="25.8064">
            <text:p>25.8064</text:p>
          </table:table-cell>
          <table:table-cell table:formula="of:=([.B238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239]-[.F$2])^2" office:value-type="float" office:value="36.9664">
            <text:p>36.9664</text:p>
          </table:table-cell>
          <table:table-cell table:formula="of:=([.B239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table:formula="of:=([.A240]-[.F$2])^2" office:value-type="float" office:value="0.00639999999999973">
            <text:p>0.0064</text:p>
          </table:table-cell>
          <table:table-cell table:formula="of:=([.B240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241]-[.F$2])^2" office:value-type="float" office:value="25.8064">
            <text:p>25.8064</text:p>
          </table:table-cell>
          <table:table-cell table:formula="of:=([.B241]-[.G$2])^2" office:value-type="float" office:value="5.803281">
            <text:p>5.803281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table:formula="of:=([.A242]-[.F$2])^2" office:value-type="float" office:value="0.846400000000003">
            <text:p>0.8464</text:p>
          </table:table-cell>
          <table:table-cell table:formula="of:=([.B242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243]-[.F$2])^2" office:value-type="float" office:value="25.8064">
            <text:p>25.8064</text:p>
          </table:table-cell>
          <table:table-cell table:formula="of:=([.B243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244]-[.F$2])^2" office:value-type="float" office:value="36.9664">
            <text:p>36.9664</text:p>
          </table:table-cell>
          <table:table-cell table:formula="of:=([.B244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table:formula="of:=([.A245]-[.F$2])^2" office:value-type="float" office:value="0.00639999999999973">
            <text:p>0.0064</text:p>
          </table:table-cell>
          <table:table-cell table:formula="of:=([.B245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formula="of:=([.A246]-[.F$2])^2" office:value-type="float" office:value="25.8064">
            <text:p>25.8064</text:p>
          </table:table-cell>
          <table:table-cell table:formula="of:=([.B246]-[.G$2])^2" office:value-type="float" office:value="1.985281">
            <text:p>1.985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247]-[.F$2])^2" office:value-type="float" office:value="25.8064">
            <text:p>25.8064</text:p>
          </table:table-cell>
          <table:table-cell table:formula="of:=([.B247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248]-[.F$2])^2" office:value-type="float" office:value="25.8064">
            <text:p>25.8064</text:p>
          </table:table-cell>
          <table:table-cell table:formula="of:=([.B248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table:formula="of:=([.A249]-[.F$2])^2" office:value-type="float" office:value="8.52640000000001">
            <text:p>8.5264</text:p>
          </table:table-cell>
          <table:table-cell table:formula="of:=([.B249]-[.G$2])^2" office:value-type="float" office:value="134.351281">
            <text:p>134.351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250]-[.F$2])^2" office:value-type="float" office:value="36.9664">
            <text:p>36.9664</text:p>
          </table:table-cell>
          <table:table-cell table:formula="of:=([.B250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table:formula="of:=([.A251]-[.F$2])^2" office:value-type="float" office:value="15.3664">
            <text:p>15.3664</text:p>
          </table:table-cell>
          <table:table-cell table:formula="of:=([.B251]-[.G$2])^2" office:value-type="float" office:value="21.077281">
            <text:p>21.077281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table:formula="of:=([.A252]-[.F$2])^2" office:value-type="float" office:value="3.68640000000001">
            <text:p>3.6864</text:p>
          </table:table-cell>
          <table:table-cell table:formula="of:=([.B252]-[.G$2])^2" office:value-type="float" office:value="21.077281">
            <text:p>21.077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253]-[.F$2])^2" office:value-type="float" office:value="36.9664">
            <text:p>36.9664</text:p>
          </table:table-cell>
          <table:table-cell table:formula="of:=([.B253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0">
            <text:p>40</text:p>
          </table:table-cell>
          <table:table-cell table:formula="of:=([.A254]-[.F$2])^2" office:value-type="float" office:value="25.8064">
            <text:p>25.8064</text:p>
          </table:table-cell>
          <table:table-cell table:formula="of:=([.B254]-[.G$2])^2" office:value-type="float" office:value="510.353281">
            <text:p>510.353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7">
            <text:p>37</text:p>
          </table:table-cell>
          <table:table-cell table:formula="of:=([.A255]-[.F$2])^2" office:value-type="float" office:value="50.1264">
            <text:p>50.1264</text:p>
          </table:table-cell>
          <table:table-cell table:formula="of:=([.B255]-[.G$2])^2" office:value-type="float" office:value="383.807281">
            <text:p>383.807281</text:p>
          </table:table-cell>
          <table:table-cell table:number-columns-repeated="6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  <table:table-cell table:formula="of:=([.A256]-[.F$2])^2" office:value-type="float" office:value="321.1264">
            <text:p>321.1264</text:p>
          </table:table-cell>
          <table:table-cell table:formula="of:=([.B256]-[.G$2])^2" office:value-type="float" office:value="12.895281">
            <text:p>12.895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257]-[.F$2])^2" office:value-type="float" office:value="50.1264">
            <text:p>50.1264</text:p>
          </table:table-cell>
          <table:table-cell table:formula="of:=([.B257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table:formula="of:=([.A258]-[.F$2])^2" office:value-type="float" office:value="0.846400000000003">
            <text:p>0.8464</text:p>
          </table:table-cell>
          <table:table-cell table:formula="of:=([.B258]-[.G$2])^2" office:value-type="float" office:value="184.715281">
            <text:p>184.715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259]-[.F$2])^2" office:value-type="float" office:value="36.9664">
            <text:p>36.9664</text:p>
          </table:table-cell>
          <table:table-cell table:formula="of:=([.B259]-[.G$2])^2" office:value-type="float" office:value="5.803281">
            <text:p>5.803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260]-[.F$2])^2" office:value-type="float" office:value="36.9664">
            <text:p>36.9664</text:p>
          </table:table-cell>
          <table:table-cell table:formula="of:=([.B260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261]-[.F$2])^2" office:value-type="float" office:value="25.8064">
            <text:p>25.8064</text:p>
          </table:table-cell>
          <table:table-cell table:formula="of:=([.B261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6">
            <text:p>16</text:p>
          </table:table-cell>
          <table:table-cell table:formula="of:=([.A262]-[.F$2])^2" office:value-type="float" office:value="50.1264">
            <text:p>50.1264</text:p>
          </table:table-cell>
          <table:table-cell table:formula="of:=([.B262]-[.G$2])^2" office:value-type="float" office:value="1.985281">
            <text:p>1.985281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table:formula="of:=([.A263]-[.F$2])^2" office:value-type="float" office:value="8.52640000000001">
            <text:p>8.5264</text:p>
          </table:table-cell>
          <table:table-cell table:formula="of:=([.B263]-[.G$2])^2" office:value-type="float" office:value="57.623281">
            <text:p>57.623281</text:p>
          </table:table-cell>
          <table:table-cell table:number-columns-repeated="6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table:formula="of:=([.A264]-[.F$2])^2" office:value-type="float" office:value="437.6464">
            <text:p>437.6464</text:p>
          </table:table-cell>
          <table:table-cell table:formula="of:=([.B264]-[.G$2])^2" office:value-type="float" office:value="604.717281">
            <text:p>604.717281</text:p>
          </table:table-cell>
          <table:table-cell table:number-columns-repeated="6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table:formula="of:=([.A265]-[.F$2])^2" office:value-type="float" office:value="396.8064">
            <text:p>396.8064</text:p>
          </table:table-cell>
          <table:table-cell table:formula="of:=([.B265]-[.G$2])^2" office:value-type="float" office:value="43.441281">
            <text:p>43.441281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table:formula="of:=([.A266]-[.F$2])^2" office:value-type="float" office:value="15.3664">
            <text:p>15.3664</text:p>
          </table:table-cell>
          <table:table-cell table:formula="of:=([.B266]-[.G$2])^2" office:value-type="float" office:value="73.805281">
            <text:p>73.805281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table:formula="of:=([.A267]-[.F$2])^2" office:value-type="float" office:value="8.52640000000001">
            <text:p>8.5264</text:p>
          </table:table-cell>
          <table:table-cell table:formula="of:=([.B267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268]-[.F$2])^2" office:value-type="float" office:value="36.9664">
            <text:p>36.9664</text:p>
          </table:table-cell>
          <table:table-cell table:formula="of:=([.B268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269]-[.F$2])^2" office:value-type="float" office:value="50.1264">
            <text:p>50.1264</text:p>
          </table:table-cell>
          <table:table-cell table:formula="of:=([.B269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270]-[.F$2])^2" office:value-type="float" office:value="36.9664">
            <text:p>36.9664</text:p>
          </table:table-cell>
          <table:table-cell table:formula="of:=([.B270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271]-[.F$2])^2" office:value-type="float" office:value="65.2864">
            <text:p>65.2864</text:p>
          </table:table-cell>
          <table:table-cell table:formula="of:=([.B271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table:formula="of:=([.A272]-[.F$2])^2" office:value-type="float" office:value="8.52640000000001">
            <text:p>8.5264</text:p>
          </table:table-cell>
          <table:table-cell table:formula="of:=([.B272]-[.G$2])^2" office:value-type="float" office:value="12.895281">
            <text:p>12.895281</text:p>
          </table:table-cell>
          <table:table-cell table:number-columns-repeated="6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table:formula="of:=([.A273]-[.F$2])^2" office:value-type="float" office:value="253.4464">
            <text:p>253.4464</text:p>
          </table:table-cell>
          <table:table-cell table:formula="of:=([.B273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formula="of:=([.A274]-[.F$2])^2" office:value-type="float" office:value="101.6064">
            <text:p>101.6064</text:p>
          </table:table-cell>
          <table:table-cell table:formula="of:=([.B274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table:formula="of:=([.A275]-[.F$2])^2" office:value-type="float" office:value="62.7264">
            <text:p>62.7264</text:p>
          </table:table-cell>
          <table:table-cell table:formula="of:=([.B275]-[.G$2])^2" office:value-type="float" office:value="21.077281">
            <text:p>21.077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276]-[.F$2])^2" office:value-type="float" office:value="36.9664">
            <text:p>36.9664</text:p>
          </table:table-cell>
          <table:table-cell table:formula="of:=([.B276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277]-[.F$2])^2" office:value-type="float" office:value="50.1264">
            <text:p>50.1264</text:p>
          </table:table-cell>
          <table:table-cell table:formula="of:=([.B277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table:formula="of:=([.A278]-[.F$2])^2" office:value-type="float" office:value="321.1264">
            <text:p>321.1264</text:p>
          </table:table-cell>
          <table:table-cell table:formula="of:=([.B278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table:formula="of:=([.A279]-[.F$2])^2" office:value-type="float" office:value="35.0464">
            <text:p>35.0464</text:p>
          </table:table-cell>
          <table:table-cell table:formula="of:=([.B279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280]-[.F$2])^2" office:value-type="float" office:value="50.1264">
            <text:p>50.1264</text:p>
          </table:table-cell>
          <table:table-cell table:formula="of:=([.B280]-[.G$2])^2" office:value-type="float" office:value="5.803281">
            <text:p>5.803281</text:p>
          </table:table-cell>
          <table:table-cell table:number-columns-repeated="6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2">
            <text:p>22</text:p>
          </table:table-cell>
          <table:table-cell table:formula="of:=([.A281]-[.F$2])^2" office:value-type="float" office:value="253.4464">
            <text:p>253.4464</text:p>
          </table:table-cell>
          <table:table-cell table:formula="of:=([.B281]-[.G$2])^2" office:value-type="float" office:value="21.077281">
            <text:p>21.077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282]-[.F$2])^2" office:value-type="float" office:value="36.9664">
            <text:p>36.9664</text:p>
          </table:table-cell>
          <table:table-cell table:formula="of:=([.B282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283]-[.F$2])^2" office:value-type="float" office:value="25.8064">
            <text:p>25.8064</text:p>
          </table:table-cell>
          <table:table-cell table:formula="of:=([.B283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table:formula="of:=([.A284]-[.F$2])^2" office:value-type="float" office:value="8.52640000000001">
            <text:p>8.5264</text:p>
          </table:table-cell>
          <table:table-cell table:formula="of:=([.B284]-[.G$2])^2" office:value-type="float" office:value="43.441281">
            <text:p>43.441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285]-[.F$2])^2" office:value-type="float" office:value="50.1264">
            <text:p>50.1264</text:p>
          </table:table-cell>
          <table:table-cell table:formula="of:=([.B285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286]-[.F$2])^2" office:value-type="float" office:value="25.8064">
            <text:p>25.8064</text:p>
          </table:table-cell>
          <table:table-cell table:formula="of:=([.B286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table:formula="of:=([.A287]-[.F$2])^2" office:value-type="float" office:value="0.00639999999999973">
            <text:p>0.0064</text:p>
          </table:table-cell>
          <table:table-cell table:formula="of:=([.B287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288]-[.F$2])^2" office:value-type="float" office:value="36.9664">
            <text:p>36.9664</text:p>
          </table:table-cell>
          <table:table-cell table:formula="of:=([.B288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289]-[.F$2])^2" office:value-type="float" office:value="25.8064">
            <text:p>25.8064</text:p>
          </table:table-cell>
          <table:table-cell table:formula="of:=([.B289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290]-[.F$2])^2" office:value-type="float" office:value="36.9664">
            <text:p>36.9664</text:p>
          </table:table-cell>
          <table:table-cell table:formula="of:=([.B290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291]-[.F$2])^2" office:value-type="float" office:value="36.9664">
            <text:p>36.9664</text:p>
          </table:table-cell>
          <table:table-cell table:formula="of:=([.B291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292]-[.F$2])^2" office:value-type="float" office:value="36.9664">
            <text:p>36.9664</text:p>
          </table:table-cell>
          <table:table-cell table:formula="of:=([.B292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table:formula="of:=([.A293]-[.F$2])^2" office:value-type="float" office:value="24.2064">
            <text:p>24.2064</text:p>
          </table:table-cell>
          <table:table-cell table:formula="of:=([.B293]-[.G$2])^2" office:value-type="float" office:value="6.71328100000001">
            <text:p>6.713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294]-[.F$2])^2" office:value-type="float" office:value="36.9664">
            <text:p>36.9664</text:p>
          </table:table-cell>
          <table:table-cell table:formula="of:=([.B294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7">
            <text:p>27</text:p>
          </table:table-cell>
          <table:table-cell table:formula="of:=([.A295]-[.F$2])^2" office:value-type="float" office:value="15.3664">
            <text:p>15.3664</text:p>
          </table:table-cell>
          <table:table-cell table:formula="of:=([.B295]-[.G$2])^2" office:value-type="float" office:value="91.987281">
            <text:p>91.987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296]-[.F$2])^2" office:value-type="float" office:value="36.9664">
            <text:p>36.9664</text:p>
          </table:table-cell>
          <table:table-cell table:formula="of:=([.B296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formula="of:=([.A297]-[.F$2])^2" office:value-type="float" office:value="82.4464">
            <text:p>82.4464</text:p>
          </table:table-cell>
          <table:table-cell table:formula="of:=([.B297]-[.G$2])^2" office:value-type="float" office:value="70.711281">
            <text:p>70.711281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298]-[.F$2])^2" office:value-type="float" office:value="65.2864">
            <text:p>65.2864</text:p>
          </table:table-cell>
          <table:table-cell table:formula="of:=([.B298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299]-[.F$2])^2" office:value-type="float" office:value="25.8064">
            <text:p>25.8064</text:p>
          </table:table-cell>
          <table:table-cell table:formula="of:=([.B299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300]-[.F$2])^2" office:value-type="float" office:value="36.9664">
            <text:p>36.9664</text:p>
          </table:table-cell>
          <table:table-cell table:formula="of:=([.B300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table:formula="of:=([.A301]-[.F$2])^2" office:value-type="float" office:value="0.00639999999999973">
            <text:p>0.0064</text:p>
          </table:table-cell>
          <table:table-cell table:formula="of:=([.B301]-[.G$2])^2" office:value-type="float" office:value="383.807281">
            <text:p>383.807281</text:p>
          </table:table-cell>
          <table:table-cell table:number-columns-repeated="6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2">
            <text:p>22</text:p>
          </table:table-cell>
          <table:table-cell table:formula="of:=([.A302]-[.F$2])^2" office:value-type="float" office:value="572.1664">
            <text:p>572.1664</text:p>
          </table:table-cell>
          <table:table-cell table:formula="of:=([.B302]-[.G$2])^2" office:value-type="float" office:value="21.077281">
            <text:p>21.077281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table:formula="of:=([.A303]-[.F$2])^2" office:value-type="float" office:value="47.8864">
            <text:p>47.8864</text:p>
          </table:table-cell>
          <table:table-cell table:formula="of:=([.B303]-[.G$2])^2" office:value-type="float" office:value="12.895281">
            <text:p>12.895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304]-[.F$2])^2" office:value-type="float" office:value="50.1264">
            <text:p>50.1264</text:p>
          </table:table-cell>
          <table:table-cell table:formula="of:=([.B304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05]-[.F$2])^2" office:value-type="float" office:value="50.1264">
            <text:p>50.1264</text:p>
          </table:table-cell>
          <table:table-cell table:formula="of:=([.B305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([.A306]-[.F$2])^2" office:value-type="float" office:value="50.1264">
            <text:p>50.1264</text:p>
          </table:table-cell>
          <table:table-cell table:formula="of:=([.B306]-[.G$2])^2" office:value-type="float" office:value="41.075281">
            <text:p>41.075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307]-[.F$2])^2" office:value-type="float" office:value="25.8064">
            <text:p>25.8064</text:p>
          </table:table-cell>
          <table:table-cell table:formula="of:=([.B307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308]-[.F$2])^2" office:value-type="float" office:value="36.9664">
            <text:p>36.9664</text:p>
          </table:table-cell>
          <table:table-cell table:formula="of:=([.B308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formula="of:=([.A309]-[.F$2])^2" office:value-type="float" office:value="36.9664">
            <text:p>36.9664</text:p>
          </table:table-cell>
          <table:table-cell table:formula="of:=([.B309]-[.G$2])^2" office:value-type="float" office:value="0.349281000000001">
            <text:p>0.349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formula="of:=([.A310]-[.F$2])^2" office:value-type="float" office:value="36.9664">
            <text:p>36.9664</text:p>
          </table:table-cell>
          <table:table-cell table:formula="of:=([.B310]-[.G$2])^2" office:value-type="float" office:value="1.985281">
            <text:p>1.985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311]-[.F$2])^2" office:value-type="float" office:value="36.9664">
            <text:p>36.9664</text:p>
          </table:table-cell>
          <table:table-cell table:formula="of:=([.B311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formula="of:=([.A312]-[.F$2])^2" office:value-type="float" office:value="16.6464">
            <text:p>16.6464</text:p>
          </table:table-cell>
          <table:table-cell table:formula="of:=([.B312]-[.G$2])^2" office:value-type="float" office:value="1.985281">
            <text:p>1.985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313]-[.F$2])^2" office:value-type="float" office:value="36.9664">
            <text:p>36.9664</text:p>
          </table:table-cell>
          <table:table-cell table:formula="of:=([.B313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314]-[.F$2])^2" office:value-type="float" office:value="36.9664">
            <text:p>36.9664</text:p>
          </table:table-cell>
          <table:table-cell table:formula="of:=([.B314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315]-[.F$2])^2" office:value-type="float" office:value="25.8064">
            <text:p>25.8064</text:p>
          </table:table-cell>
          <table:table-cell table:formula="of:=([.B315]-[.G$2])^2" office:value-type="float" office:value="5.803281">
            <text:p>5.803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table:formula="of:=([.A316]-[.F$2])^2" office:value-type="float" office:value="50.1264">
            <text:p>50.1264</text:p>
          </table:table-cell>
          <table:table-cell table:formula="of:=([.B316]-[.G$2])^2" office:value-type="float" office:value="112.169281">
            <text:p>112.169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317]-[.F$2])^2" office:value-type="float" office:value="36.9664">
            <text:p>36.9664</text:p>
          </table:table-cell>
          <table:table-cell table:formula="of:=([.B317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318]-[.F$2])^2" office:value-type="float" office:value="36.9664">
            <text:p>36.9664</text:p>
          </table:table-cell>
          <table:table-cell table:formula="of:=([.B318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319]-[.F$2])^2" office:value-type="float" office:value="25.8064">
            <text:p>25.8064</text:p>
          </table:table-cell>
          <table:table-cell table:formula="of:=([.B319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20]-[.F$2])^2" office:value-type="float" office:value="50.1264">
            <text:p>50.1264</text:p>
          </table:table-cell>
          <table:table-cell table:formula="of:=([.B320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321]-[.F$2])^2" office:value-type="float" office:value="36.9664">
            <text:p>36.9664</text:p>
          </table:table-cell>
          <table:table-cell table:formula="of:=([.B321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6">
            <text:p>26</text:p>
          </table:table-cell>
          <table:table-cell table:formula="of:=([.A322]-[.F$2])^2" office:value-type="float" office:value="98.4064">
            <text:p>98.4064</text:p>
          </table:table-cell>
          <table:table-cell table:formula="of:=([.B322]-[.G$2])^2" office:value-type="float" office:value="73.805281">
            <text:p>73.805281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table:formula="of:=([.A323]-[.F$2])^2" office:value-type="float" office:value="8.52640000000001">
            <text:p>8.5264</text:p>
          </table:table-cell>
          <table:table-cell table:formula="of:=([.B323]-[.G$2])^2" office:value-type="float" office:value="21.077281">
            <text:p>21.077281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table:formula="of:=([.A324]-[.F$2])^2" office:value-type="float" office:value="15.3664">
            <text:p>15.3664</text:p>
          </table:table-cell>
          <table:table-cell table:formula="of:=([.B324]-[.G$2])^2" office:value-type="float" office:value="21.077281">
            <text:p>21.077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325]-[.F$2])^2" office:value-type="float" office:value="36.9664">
            <text:p>36.9664</text:p>
          </table:table-cell>
          <table:table-cell table:formula="of:=([.B325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326]-[.F$2])^2" office:value-type="float" office:value="25.8064">
            <text:p>25.8064</text:p>
          </table:table-cell>
          <table:table-cell table:formula="of:=([.B326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formula="of:=([.A327]-[.F$2])^2" office:value-type="float" office:value="16.6464">
            <text:p>16.6464</text:p>
          </table:table-cell>
          <table:table-cell table:formula="of:=([.B327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  <table:table-cell table:formula="of:=([.A328]-[.F$2])^2" office:value-type="float" office:value="62.7264">
            <text:p>62.7264</text:p>
          </table:table-cell>
          <table:table-cell table:formula="of:=([.B328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2">
            <text:p>22</text:p>
          </table:table-cell>
          <table:table-cell table:formula="of:=([.A329]-[.F$2])^2" office:value-type="float" office:value="222.6064">
            <text:p>222.6064</text:p>
          </table:table-cell>
          <table:table-cell table:formula="of:=([.B329]-[.G$2])^2" office:value-type="float" office:value="21.077281">
            <text:p>21.077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330]-[.F$2])^2" office:value-type="float" office:value="36.9664">
            <text:p>36.9664</text:p>
          </table:table-cell>
          <table:table-cell table:formula="of:=([.B330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331]-[.F$2])^2" office:value-type="float" office:value="50.1264">
            <text:p>50.1264</text:p>
          </table:table-cell>
          <table:table-cell table:formula="of:=([.B331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table:formula="of:=([.A332]-[.F$2])^2" office:value-type="float" office:value="25.8064">
            <text:p>25.8064</text:p>
          </table:table-cell>
          <table:table-cell table:formula="of:=([.B332]-[.G$2])^2" office:value-type="float" office:value="73.805281">
            <text:p>73.805281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1">
            <text:p>11</text:p>
          </table:table-cell>
          <table:table-cell table:formula="of:=([.A333]-[.F$2])^2" office:value-type="float" office:value="98.4064">
            <text:p>98.4064</text:p>
          </table:table-cell>
          <table:table-cell table:formula="of:=([.B333]-[.G$2])^2" office:value-type="float" office:value="41.075281">
            <text:p>41.075281</text:p>
          </table:table-cell>
          <table:table-cell table:number-columns-repeated="6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8">
            <text:p>18</text:p>
          </table:table-cell>
          <table:table-cell table:formula="of:=([.A334]-[.F$2])^2" office:value-type="float" office:value="572.1664">
            <text:p>572.1664</text:p>
          </table:table-cell>
          <table:table-cell table:formula="of:=([.B334]-[.G$2])^2" office:value-type="float" office:value="0.349281000000001">
            <text:p>0.349281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table:formula="of:=([.A335]-[.F$2])^2" office:value-type="float" office:value="24.2064">
            <text:p>24.2064</text:p>
          </table:table-cell>
          <table:table-cell table:formula="of:=([.B335]-[.G$2])^2" office:value-type="float" office:value="0.349281000000001">
            <text:p>0.349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336]-[.F$2])^2" office:value-type="float" office:value="36.9664">
            <text:p>36.9664</text:p>
          </table:table-cell>
          <table:table-cell table:formula="of:=([.B336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337]-[.F$2])^2" office:value-type="float" office:value="50.1264">
            <text:p>50.1264</text:p>
          </table:table-cell>
          <table:table-cell table:formula="of:=([.B337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6">
            <text:p>26</text:p>
          </table:table-cell>
          <table:table-cell table:formula="of:=([.A338]-[.F$2])^2" office:value-type="float" office:value="437.6464">
            <text:p>437.6464</text:p>
          </table:table-cell>
          <table:table-cell table:formula="of:=([.B338]-[.G$2])^2" office:value-type="float" office:value="73.805281">
            <text:p>73.805281</text:p>
          </table:table-cell>
          <table:table-cell table:number-columns-repeated="6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5">
            <text:p>15</text:p>
          </table:table-cell>
          <table:table-cell table:formula="of:=([.A339]-[.F$2])^2" office:value-type="float" office:value="1150.5664">
            <text:p>1150.5664</text:p>
          </table:table-cell>
          <table:table-cell table:formula="of:=([.B339]-[.G$2])^2" office:value-type="float" office:value="5.803281">
            <text:p>5.803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340]-[.F$2])^2" office:value-type="float" office:value="36.9664">
            <text:p>36.9664</text:p>
          </table:table-cell>
          <table:table-cell table:formula="of:=([.B340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  <table:table-cell table:formula="of:=([.A341]-[.F$2])^2" office:value-type="float" office:value="62.7264">
            <text:p>62.7264</text:p>
          </table:table-cell>
          <table:table-cell table:formula="of:=([.B341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8">
            <text:p>18</text:p>
          </table:table-cell>
          <table:table-cell table:formula="of:=([.A342]-[.F$2])^2" office:value-type="float" office:value="35.0464">
            <text:p>35.0464</text:p>
          </table:table-cell>
          <table:table-cell table:formula="of:=([.B342]-[.G$2])^2" office:value-type="float" office:value="0.349281000000001">
            <text:p>0.349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343]-[.F$2])^2" office:value-type="float" office:value="36.9664">
            <text:p>36.9664</text:p>
          </table:table-cell>
          <table:table-cell table:formula="of:=([.B343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344]-[.F$2])^2" office:value-type="float" office:value="25.8064">
            <text:p>25.8064</text:p>
          </table:table-cell>
          <table:table-cell table:formula="of:=([.B344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7">
            <text:p>27</text:p>
          </table:table-cell>
          <table:table-cell table:formula="of:=([.A345]-[.F$2])^2" office:value-type="float" office:value="98.4064">
            <text:p>98.4064</text:p>
          </table:table-cell>
          <table:table-cell table:formula="of:=([.B345]-[.G$2])^2" office:value-type="float" office:value="91.987281">
            <text:p>91.987281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table:formula="of:=([.A346]-[.F$2])^2" office:value-type="float" office:value="35.0464">
            <text:p>35.0464</text:p>
          </table:table-cell>
          <table:table-cell table:formula="of:=([.B346]-[.G$2])^2" office:value-type="float" office:value="31.259281">
            <text:p>31.259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347]-[.F$2])^2" office:value-type="float" office:value="36.9664">
            <text:p>36.9664</text:p>
          </table:table-cell>
          <table:table-cell table:formula="of:=([.B347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348]-[.F$2])^2" office:value-type="float" office:value="36.9664">
            <text:p>36.9664</text:p>
          </table:table-cell>
          <table:table-cell table:formula="of:=([.B348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349]-[.F$2])^2" office:value-type="float" office:value="25.8064">
            <text:p>25.8064</text:p>
          </table:table-cell>
          <table:table-cell table:formula="of:=([.B349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350]-[.F$2])^2" office:value-type="float" office:value="25.8064">
            <text:p>25.8064</text:p>
          </table:table-cell>
          <table:table-cell table:formula="of:=([.B350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351]-[.F$2])^2" office:value-type="float" office:value="36.9664">
            <text:p>36.9664</text:p>
          </table:table-cell>
          <table:table-cell table:formula="of:=([.B351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352]-[.F$2])^2" office:value-type="float" office:value="36.9664">
            <text:p>36.9664</text:p>
          </table:table-cell>
          <table:table-cell table:formula="of:=([.B352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353]-[.F$2])^2" office:value-type="float" office:value="25.8064">
            <text:p>25.8064</text:p>
          </table:table-cell>
          <table:table-cell table:formula="of:=([.B353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354]-[.F$2])^2" office:value-type="float" office:value="25.8064">
            <text:p>25.8064</text:p>
          </table:table-cell>
          <table:table-cell table:formula="of:=([.B354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4">
            <text:p>34</text:p>
          </table:table-cell>
          <table:table-cell table:formula="of:=([.A355]-[.F$2])^2" office:value-type="float" office:value="25.8064">
            <text:p>25.8064</text:p>
          </table:table-cell>
          <table:table-cell table:formula="of:=([.B355]-[.G$2])^2" office:value-type="float" office:value="275.261281">
            <text:p>275.261281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  <table:table-cell table:formula="of:=([.A356]-[.F$2])^2" office:value-type="float" office:value="79.5664">
            <text:p>79.5664</text:p>
          </table:table-cell>
          <table:table-cell table:formula="of:=([.B356]-[.G$2])^2" office:value-type="float" office:value="112.169281">
            <text:p>112.169281</text:p>
          </table:table-cell>
          <table:table-cell table:number-columns-repeated="6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7">
            <text:p>27</text:p>
          </table:table-cell>
          <table:table-cell table:formula="of:=([.A357]-[.F$2])^2" office:value-type="float" office:value="253.4464">
            <text:p>253.4464</text:p>
          </table:table-cell>
          <table:table-cell table:formula="of:=([.B357]-[.G$2])^2" office:value-type="float" office:value="91.987281">
            <text:p>91.987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58]-[.F$2])^2" office:value-type="float" office:value="50.1264">
            <text:p>50.1264</text:p>
          </table:table-cell>
          <table:table-cell table:formula="of:=([.B358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formula="of:=([.A359]-[.F$2])^2" office:value-type="float" office:value="16.6464">
            <text:p>16.6464</text:p>
          </table:table-cell>
          <table:table-cell table:formula="of:=([.B359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table:formula="of:=([.A360]-[.F$2])^2" office:value-type="float" office:value="36.9664">
            <text:p>36.9664</text:p>
          </table:table-cell>
          <table:table-cell table:formula="of:=([.B360]-[.G$2])^2" office:value-type="float" office:value="73.805281">
            <text:p>73.805281</text:p>
          </table:table-cell>
          <table:table-cell table:number-columns-repeated="6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2">
            <text:p>22</text:p>
          </table:table-cell>
          <table:table-cell table:formula="of:=([.A361]-[.F$2])^2" office:value-type="float" office:value="193.7664">
            <text:p>193.7664</text:p>
          </table:table-cell>
          <table:table-cell table:formula="of:=([.B361]-[.G$2])^2" office:value-type="float" office:value="21.077281">
            <text:p>21.077281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table:formula="of:=([.A362]-[.F$2])^2" office:value-type="float" office:value="3.68640000000001">
            <text:p>3.6864</text:p>
          </table:table-cell>
          <table:table-cell table:formula="of:=([.B362]-[.G$2])^2" office:value-type="float" office:value="1.985281">
            <text:p>1.985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363]-[.F$2])^2" office:value-type="float" office:value="36.9664">
            <text:p>36.9664</text:p>
          </table:table-cell>
          <table:table-cell table:formula="of:=([.B363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formula="of:=([.A364]-[.F$2])^2" office:value-type="float" office:value="16.6464">
            <text:p>16.6464</text:p>
          </table:table-cell>
          <table:table-cell table:formula="of:=([.B364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table:formula="of:=([.A365]-[.F$2])^2" office:value-type="float" office:value="35.0464">
            <text:p>35.0464</text:p>
          </table:table-cell>
          <table:table-cell table:formula="of:=([.B365]-[.G$2])^2" office:value-type="float" office:value="31.259281">
            <text:p>31.259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366]-[.F$2])^2" office:value-type="float" office:value="36.9664">
            <text:p>36.9664</text:p>
          </table:table-cell>
          <table:table-cell table:formula="of:=([.B366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table:formula="of:=([.A367]-[.F$2])^2" office:value-type="float" office:value="0.846400000000003">
            <text:p>0.8464</text:p>
          </table:table-cell>
          <table:table-cell table:formula="of:=([.B367]-[.G$2])^2" office:value-type="float" office:value="0.349281000000001">
            <text:p>0.349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table:formula="of:=([.A368]-[.F$2])^2" office:value-type="float" office:value="25.8064">
            <text:p>25.8064</text:p>
          </table:table-cell>
          <table:table-cell table:formula="of:=([.B368]-[.G$2])^2" office:value-type="float" office:value="243.079281">
            <text:p>243.07928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table:formula="of:=([.A369]-[.F$2])^2" office:value-type="float" office:value="4.32639999999999">
            <text:p>4.3264</text:p>
          </table:table-cell>
          <table:table-cell table:formula="of:=([.B369]-[.G$2])^2" office:value-type="float" office:value="31.259281">
            <text:p>31.259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370]-[.F$2])^2" office:value-type="float" office:value="36.9664">
            <text:p>36.9664</text:p>
          </table:table-cell>
          <table:table-cell table:formula="of:=([.B370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table:formula="of:=([.A371]-[.F$2])^2" office:value-type="float" office:value="98.4064">
            <text:p>98.4064</text:p>
          </table:table-cell>
          <table:table-cell table:formula="of:=([.B371]-[.G$2])^2" office:value-type="float" office:value="0.167280999999999">
            <text:p>0.167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72]-[.F$2])^2" office:value-type="float" office:value="50.1264">
            <text:p>50.1264</text:p>
          </table:table-cell>
          <table:table-cell table:formula="of:=([.B372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373]-[.F$2])^2" office:value-type="float" office:value="36.9664">
            <text:p>36.9664</text:p>
          </table:table-cell>
          <table:table-cell table:formula="of:=([.B373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374]-[.F$2])^2" office:value-type="float" office:value="25.8064">
            <text:p>25.8064</text:p>
          </table:table-cell>
          <table:table-cell table:formula="of:=([.B374]-[.G$2])^2" office:value-type="float" office:value="5.803281">
            <text:p>5.80328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table:formula="of:=([.A375]-[.F$2])^2" office:value-type="float" office:value="16.6464">
            <text:p>16.6464</text:p>
          </table:table-cell>
          <table:table-cell table:formula="of:=([.B375]-[.G$2])^2" office:value-type="float" office:value="73.805281">
            <text:p>73.805281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table:formula="of:=([.A376]-[.F$2])^2" office:value-type="float" office:value="24.2064">
            <text:p>24.2064</text:p>
          </table:table-cell>
          <table:table-cell table:formula="of:=([.B376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377]-[.F$2])^2" office:value-type="float" office:value="25.8064">
            <text:p>25.8064</text:p>
          </table:table-cell>
          <table:table-cell table:formula="of:=([.B377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table:formula="of:=([.A378]-[.F$2])^2" office:value-type="float" office:value="62.7264">
            <text:p>62.7264</text:p>
          </table:table-cell>
          <table:table-cell table:formula="of:=([.B378]-[.G$2])^2" office:value-type="float" office:value="43.441281">
            <text:p>43.441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79]-[.F$2])^2" office:value-type="float" office:value="50.1264">
            <text:p>50.1264</text:p>
          </table:table-cell>
          <table:table-cell table:formula="of:=([.B379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380]-[.F$2])^2" office:value-type="float" office:value="25.8064">
            <text:p>25.8064</text:p>
          </table:table-cell>
          <table:table-cell table:formula="of:=([.B380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381]-[.F$2])^2" office:value-type="float" office:value="25.8064">
            <text:p>25.8064</text:p>
          </table:table-cell>
          <table:table-cell table:formula="of:=([.B381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formula="of:=([.A382]-[.F$2])^2" office:value-type="float" office:value="36.9664">
            <text:p>36.9664</text:p>
          </table:table-cell>
          <table:table-cell table:formula="of:=([.B382]-[.G$2])^2" office:value-type="float" office:value="1.985281">
            <text:p>1.98528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3">
            <text:p>43</text:p>
          </table:table-cell>
          <table:table-cell table:formula="of:=([.A383]-[.F$2])^2" office:value-type="float" office:value="9.48639999999999">
            <text:p>9.4864</text:p>
          </table:table-cell>
          <table:table-cell table:formula="of:=([.B383]-[.G$2])^2" office:value-type="float" office:value="654.899281">
            <text:p>654.89928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formula="of:=([.A384]-[.F$2])^2" office:value-type="float" office:value="16.6464">
            <text:p>16.6464</text:p>
          </table:table-cell>
          <table:table-cell table:formula="of:=([.B384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formula="of:=([.A385]-[.F$2])^2" office:value-type="float" office:value="16.6464">
            <text:p>16.6464</text:p>
          </table:table-cell>
          <table:table-cell table:formula="of:=([.B385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386]-[.F$2])^2" office:value-type="float" office:value="36.9664">
            <text:p>36.9664</text:p>
          </table:table-cell>
          <table:table-cell table:formula="of:=([.B386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387]-[.F$2])^2" office:value-type="float" office:value="36.9664">
            <text:p>36.9664</text:p>
          </table:table-cell>
          <table:table-cell table:formula="of:=([.B387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table:formula="of:=([.A388]-[.F$2])^2" office:value-type="float" office:value="79.5664">
            <text:p>79.5664</text:p>
          </table:table-cell>
          <table:table-cell table:formula="of:=([.B388]-[.G$2])^2" office:value-type="float" office:value="31.259281">
            <text:p>31.259281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389]-[.F$2])^2" office:value-type="float" office:value="65.2864">
            <text:p>65.2864</text:p>
          </table:table-cell>
          <table:table-cell table:formula="of:=([.B389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90]-[.F$2])^2" office:value-type="float" office:value="50.1264">
            <text:p>50.1264</text:p>
          </table:table-cell>
          <table:table-cell table:formula="of:=([.B390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391]-[.F$2])^2" office:value-type="float" office:value="36.9664">
            <text:p>36.9664</text:p>
          </table:table-cell>
          <table:table-cell table:formula="of:=([.B391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392]-[.F$2])^2" office:value-type="float" office:value="36.9664">
            <text:p>36.9664</text:p>
          </table:table-cell>
          <table:table-cell table:formula="of:=([.B392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393]-[.F$2])^2" office:value-type="float" office:value="36.9664">
            <text:p>36.9664</text:p>
          </table:table-cell>
          <table:table-cell table:formula="of:=([.B393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394]-[.F$2])^2" office:value-type="float" office:value="50.1264">
            <text:p>50.1264</text:p>
          </table:table-cell>
          <table:table-cell table:formula="of:=([.B394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395]-[.F$2])^2" office:value-type="float" office:value="25.8064">
            <text:p>25.8064</text:p>
          </table:table-cell>
          <table:table-cell table:formula="of:=([.B395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 table:formula="of:=([.A396]-[.F$2])^2" office:value-type="float" office:value="142.0864">
            <text:p>142.0864</text:p>
          </table:table-cell>
          <table:table-cell table:formula="of:=([.B396]-[.G$2])^2" office:value-type="float" office:value="5.803281">
            <text:p>5.803281</text:p>
          </table:table-cell>
          <table:table-cell table:number-columns-repeated="6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8">
            <text:p>28</text:p>
          </table:table-cell>
          <table:table-cell table:formula="of:=([.A397]-[.F$2])^2" office:value-type="float" office:value="222.6064">
            <text:p>222.6064</text:p>
          </table:table-cell>
          <table:table-cell table:formula="of:=([.B397]-[.G$2])^2" office:value-type="float" office:value="112.169281">
            <text:p>112.169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98]-[.F$2])^2" office:value-type="float" office:value="50.1264">
            <text:p>50.1264</text:p>
          </table:table-cell>
          <table:table-cell table:formula="of:=([.B398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  <table:table-cell table:formula="of:=([.A399]-[.F$2])^2" office:value-type="float" office:value="321.1264">
            <text:p>321.1264</text:p>
          </table:table-cell>
          <table:table-cell table:formula="of:=([.B399]-[.G$2])^2" office:value-type="float" office:value="12.895281">
            <text:p>12.895281</text:p>
          </table:table-cell>
          <table:table-cell table:number-columns-repeated="6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1">
            <text:p>21</text:p>
          </table:table-cell>
          <table:table-cell table:formula="of:=([.A400]-[.F$2])^2" office:value-type="float" office:value="956.0464">
            <text:p>956.0464</text:p>
          </table:table-cell>
          <table:table-cell table:formula="of:=([.B400]-[.G$2])^2" office:value-type="float" office:value="12.895281">
            <text:p>12.895281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table:formula="of:=([.A401]-[.F$2])^2" office:value-type="float" office:value="62.7264">
            <text:p>62.7264</text:p>
          </table:table-cell>
          <table:table-cell table:formula="of:=([.B401]-[.G$2])^2" office:value-type="float" office:value="134.351281">
            <text:p>134.351281</text:p>
          </table:table-cell>
          <table:table-cell table:number-columns-repeated="6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3">
            <text:p>13</text:p>
          </table:table-cell>
          <table:table-cell table:formula="of:=([.A402]-[.F$2])^2" office:value-type="float" office:value="222.6064">
            <text:p>222.6064</text:p>
          </table:table-cell>
          <table:table-cell table:formula="of:=([.B402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  <table:table-cell table:formula="of:=([.A403]-[.F$2])^2" office:value-type="float" office:value="119.2464">
            <text:p>119.2464</text:p>
          </table:table-cell>
          <table:table-cell table:formula="of:=([.B403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404]-[.F$2])^2" office:value-type="float" office:value="36.9664">
            <text:p>36.9664</text:p>
          </table:table-cell>
          <table:table-cell table:formula="of:=([.B404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405]-[.F$2])^2" office:value-type="float" office:value="36.9664">
            <text:p>36.9664</text:p>
          </table:table-cell>
          <table:table-cell table:formula="of:=([.B405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406]-[.F$2])^2" office:value-type="float" office:value="50.1264">
            <text:p>50.1264</text:p>
          </table:table-cell>
          <table:table-cell table:formula="of:=([.B406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07]-[.F$2])^2" office:value-type="float" office:value="50.1264">
            <text:p>50.1264</text:p>
          </table:table-cell>
          <table:table-cell table:formula="of:=([.B407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table:formula="of:=([.A408]-[.F$2])^2" office:value-type="float" office:value="24.2064">
            <text:p>24.2064</text:p>
          </table:table-cell>
          <table:table-cell table:formula="of:=([.B408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table:formula="of:=([.A409]-[.F$2])^2" office:value-type="float" office:value="15.3664">
            <text:p>15.3664</text:p>
          </table:table-cell>
          <table:table-cell table:formula="of:=([.B409]-[.G$2])^2" office:value-type="float" office:value="0.349281000000001">
            <text:p>0.34928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3">
            <text:p>43</text:p>
          </table:table-cell>
          <table:table-cell table:formula="of:=([.A410]-[.F$2])^2" office:value-type="float" office:value="4.32639999999999">
            <text:p>4.3264</text:p>
          </table:table-cell>
          <table:table-cell table:formula="of:=([.B410]-[.G$2])^2" office:value-type="float" office:value="654.899281">
            <text:p>654.899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411]-[.F$2])^2" office:value-type="float" office:value="50.1264">
            <text:p>50.1264</text:p>
          </table:table-cell>
          <table:table-cell table:formula="of:=([.B411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12]-[.F$2])^2" office:value-type="float" office:value="50.1264">
            <text:p>50.1264</text:p>
          </table:table-cell>
          <table:table-cell table:formula="of:=([.B412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table:formula="of:=([.A413]-[.F$2])^2" office:value-type="float" office:value="396.8064">
            <text:p>396.8064</text:p>
          </table:table-cell>
          <table:table-cell table:formula="of:=([.B413]-[.G$2])^2" office:value-type="float" office:value="345.625281">
            <text:p>345.625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414]-[.F$2])^2" office:value-type="float" office:value="36.9664">
            <text:p>36.9664</text:p>
          </table:table-cell>
          <table:table-cell table:formula="of:=([.B414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415]-[.F$2])^2" office:value-type="float" office:value="25.8064">
            <text:p>25.8064</text:p>
          </table:table-cell>
          <table:table-cell table:formula="of:=([.B415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table:formula="of:=([.A416]-[.F$2])^2" office:value-type="float" office:value="166.9264">
            <text:p>166.9264</text:p>
          </table:table-cell>
          <table:table-cell table:formula="of:=([.B416]-[.G$2])^2" office:value-type="float" office:value="43.441281">
            <text:p>43.44128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table:formula="of:=([.A417]-[.F$2])^2" office:value-type="float" office:value="16.6464">
            <text:p>16.6464</text:p>
          </table:table-cell>
          <table:table-cell table:formula="of:=([.B417]-[.G$2])^2" office:value-type="float" office:value="73.805281">
            <text:p>73.805281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  <table:table-cell table:formula="of:=([.A418]-[.F$2])^2" office:value-type="float" office:value="35.0464">
            <text:p>35.0464</text:p>
          </table:table-cell>
          <table:table-cell table:formula="of:=([.B418]-[.G$2])^2" office:value-type="float" office:value="1062.173281">
            <text:p>1062.173281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3">
            <text:p>13</text:p>
          </table:table-cell>
          <table:table-cell table:formula="of:=([.A419]-[.F$2])^2" office:value-type="float" office:value="62.7264">
            <text:p>62.7264</text:p>
          </table:table-cell>
          <table:table-cell table:formula="of:=([.B419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20]-[.F$2])^2" office:value-type="float" office:value="50.1264">
            <text:p>50.1264</text:p>
          </table:table-cell>
          <table:table-cell table:formula="of:=([.B420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table:formula="of:=([.A421]-[.F$2])^2" office:value-type="float" office:value="36.9664">
            <text:p>36.9664</text:p>
          </table:table-cell>
          <table:table-cell table:formula="of:=([.B421]-[.G$2])^2" office:value-type="float" office:value="21.077281">
            <text:p>21.077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22]-[.F$2])^2" office:value-type="float" office:value="50.1264">
            <text:p>50.1264</text:p>
          </table:table-cell>
          <table:table-cell table:formula="of:=([.B422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formula="of:=([.A423]-[.F$2])^2" office:value-type="float" office:value="9.48639999999999">
            <text:p>9.4864</text:p>
          </table:table-cell>
          <table:table-cell table:formula="of:=([.B423]-[.G$2])^2" office:value-type="float" office:value="0.167280999999999">
            <text:p>0.167281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6">
            <text:p>26</text:p>
          </table:table-cell>
          <table:table-cell table:formula="of:=([.A424]-[.F$2])^2" office:value-type="float" office:value="98.4064">
            <text:p>98.4064</text:p>
          </table:table-cell>
          <table:table-cell table:formula="of:=([.B424]-[.G$2])^2" office:value-type="float" office:value="73.805281">
            <text:p>73.805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25]-[.F$2])^2" office:value-type="float" office:value="50.1264">
            <text:p>50.1264</text:p>
          </table:table-cell>
          <table:table-cell table:formula="of:=([.B425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formula="of:=([.A426]-[.F$2])^2" office:value-type="float" office:value="50.1264">
            <text:p>50.1264</text:p>
          </table:table-cell>
          <table:table-cell table:formula="of:=([.B426]-[.G$2])^2" office:value-type="float" office:value="54.893281">
            <text:p>54.893281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table:formula="of:=([.A427]-[.F$2])^2" office:value-type="float" office:value="0.00639999999999973">
            <text:p>0.0064</text:p>
          </table:table-cell>
          <table:table-cell table:formula="of:=([.B427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table:formula="of:=([.A428]-[.F$2])^2" office:value-type="float" office:value="98.4064">
            <text:p>98.4064</text:p>
          </table:table-cell>
          <table:table-cell table:formula="of:=([.B428]-[.G$2])^2" office:value-type="float" office:value="184.715281">
            <text:p>184.715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429]-[.F$2])^2" office:value-type="float" office:value="25.8064">
            <text:p>25.8064</text:p>
          </table:table-cell>
          <table:table-cell table:formula="of:=([.B429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  <table:table-cell table:formula="of:=([.A430]-[.F$2])^2" office:value-type="float" office:value="142.0864">
            <text:p>142.0864</text:p>
          </table:table-cell>
          <table:table-cell table:formula="of:=([.B430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431]-[.F$2])^2" office:value-type="float" office:value="25.8064">
            <text:p>25.8064</text:p>
          </table:table-cell>
          <table:table-cell table:formula="of:=([.B431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432]-[.F$2])^2" office:value-type="float" office:value="50.1264">
            <text:p>50.1264</text:p>
          </table:table-cell>
          <table:table-cell table:formula="of:=([.B432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6">
            <text:p>46</text:p>
          </table:table-cell>
          <table:table-cell table:formula="of:=([.A433]-[.F$2])^2" office:value-type="float" office:value="621.0064">
            <text:p>621.0064</text:p>
          </table:table-cell>
          <table:table-cell table:formula="of:=([.B433]-[.G$2])^2" office:value-type="float" office:value="817.445281">
            <text:p>817.445281</text:p>
          </table:table-cell>
          <table:table-cell table:number-columns-repeated="6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2">
            <text:p>22</text:p>
          </table:table-cell>
          <table:table-cell table:formula="of:=([.A434]-[.F$2])^2" office:value-type="float" office:value="357.9664">
            <text:p>357.9664</text:p>
          </table:table-cell>
          <table:table-cell table:formula="of:=([.B434]-[.G$2])^2" office:value-type="float" office:value="21.077281">
            <text:p>21.077281</text:p>
          </table:table-cell>
          <table:table-cell table:number-columns-repeated="6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32">
            <text:p>32</text:p>
          </table:table-cell>
          <table:table-cell table:formula="of:=([.A435]-[.F$2])^2" office:value-type="float" office:value="357.9664">
            <text:p>357.9664</text:p>
          </table:table-cell>
          <table:table-cell table:formula="of:=([.B435]-[.G$2])^2" office:value-type="float" office:value="212.897281">
            <text:p>212.897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436]-[.F$2])^2" office:value-type="float" office:value="25.8064">
            <text:p>25.8064</text:p>
          </table:table-cell>
          <table:table-cell table:formula="of:=([.B436]-[.G$2])^2" office:value-type="float" office:value="5.803281">
            <text:p>5.803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437]-[.F$2])^2" office:value-type="float" office:value="25.8064">
            <text:p>25.8064</text:p>
          </table:table-cell>
          <table:table-cell table:formula="of:=([.B437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438]-[.F$2])^2" office:value-type="float" office:value="25.8064">
            <text:p>25.8064</text:p>
          </table:table-cell>
          <table:table-cell table:formula="of:=([.B438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39]-[.F$2])^2" office:value-type="float" office:value="50.1264">
            <text:p>50.1264</text:p>
          </table:table-cell>
          <table:table-cell table:formula="of:=([.B439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440]-[.F$2])^2" office:value-type="float" office:value="36.9664">
            <text:p>36.9664</text:p>
          </table:table-cell>
          <table:table-cell table:formula="of:=([.B440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441]-[.F$2])^2" office:value-type="float" office:value="36.9664">
            <text:p>36.9664</text:p>
          </table:table-cell>
          <table:table-cell table:formula="of:=([.B441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3">
            <text:p>13</text:p>
          </table:table-cell>
          <table:table-cell table:formula="of:=([.A442]-[.F$2])^2" office:value-type="float" office:value="166.9264">
            <text:p>166.9264</text:p>
          </table:table-cell>
          <table:table-cell table:formula="of:=([.B442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443]-[.F$2])^2" office:value-type="float" office:value="36.9664">
            <text:p>36.9664</text:p>
          </table:table-cell>
          <table:table-cell table:formula="of:=([.B443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2">
            <text:p>22</text:p>
          </table:table-cell>
          <table:table-cell table:formula="of:=([.A444]-[.F$2])^2" office:value-type="float" office:value="35.0464">
            <text:p>35.0464</text:p>
          </table:table-cell>
          <table:table-cell table:formula="of:=([.B444]-[.G$2])^2" office:value-type="float" office:value="21.077281">
            <text:p>21.077281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table:formula="of:=([.A445]-[.F$2])^2" office:value-type="float" office:value="24.2064">
            <text:p>24.2064</text:p>
          </table:table-cell>
          <table:table-cell table:formula="of:=([.B445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formula="of:=([.A446]-[.F$2])^2" office:value-type="float" office:value="9.48639999999999">
            <text:p>9.4864</text:p>
          </table:table-cell>
          <table:table-cell table:formula="of:=([.B446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47]-[.F$2])^2" office:value-type="float" office:value="50.1264">
            <text:p>50.1264</text:p>
          </table:table-cell>
          <table:table-cell table:formula="of:=([.B447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448]-[.F$2])^2" office:value-type="float" office:value="36.9664">
            <text:p>36.9664</text:p>
          </table:table-cell>
          <table:table-cell table:formula="of:=([.B448]-[.G$2])^2" office:value-type="float" office:value="5.803281">
            <text:p>5.80328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formula="of:=([.A449]-[.F$2])^2" office:value-type="float" office:value="16.6464">
            <text:p>16.6464</text:p>
          </table:table-cell>
          <table:table-cell table:formula="of:=([.B449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table:formula="of:=([.A450]-[.F$2])^2" office:value-type="float" office:value="286.2864">
            <text:p>286.2864</text:p>
          </table:table-cell>
          <table:table-cell table:formula="of:=([.B450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451]-[.F$2])^2" office:value-type="float" office:value="36.9664">
            <text:p>36.9664</text:p>
          </table:table-cell>
          <table:table-cell table:formula="of:=([.B451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452]-[.F$2])^2" office:value-type="float" office:value="36.9664">
            <text:p>36.9664</text:p>
          </table:table-cell>
          <table:table-cell table:formula="of:=([.B452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453]-[.F$2])^2" office:value-type="float" office:value="25.8064">
            <text:p>25.8064</text:p>
          </table:table-cell>
          <table:table-cell table:formula="of:=([.B453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454]-[.F$2])^2" office:value-type="float" office:value="36.9664">
            <text:p>36.9664</text:p>
          </table:table-cell>
          <table:table-cell table:formula="of:=([.B454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55]-[.F$2])^2" office:value-type="float" office:value="50.1264">
            <text:p>50.1264</text:p>
          </table:table-cell>
          <table:table-cell table:formula="of:=([.B455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  <table:table-cell table:formula="of:=([.A456]-[.F$2])^2" office:value-type="float" office:value="25.8064">
            <text:p>25.8064</text:p>
          </table:table-cell>
          <table:table-cell table:formula="of:=([.B456]-[.G$2])^2" office:value-type="float" office:value="556.535281">
            <text:p>556.535281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table:formula="of:=([.A457]-[.F$2])^2" office:value-type="float" office:value="0.00639999999999973">
            <text:p>0.0064</text:p>
          </table:table-cell>
          <table:table-cell table:formula="of:=([.B457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458]-[.F$2])^2" office:value-type="float" office:value="36.9664">
            <text:p>36.9664</text:p>
          </table:table-cell>
          <table:table-cell table:formula="of:=([.B458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table:formula="of:=([.A459]-[.F$2])^2" office:value-type="float" office:value="50.1264">
            <text:p>50.1264</text:p>
          </table:table-cell>
          <table:table-cell table:formula="of:=([.B459]-[.G$2])^2" office:value-type="float" office:value="212.897281">
            <text:p>212.897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460]-[.F$2])^2" office:value-type="float" office:value="25.8064">
            <text:p>25.8064</text:p>
          </table:table-cell>
          <table:table-cell table:formula="of:=([.B460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461]-[.F$2])^2" office:value-type="float" office:value="36.9664">
            <text:p>36.9664</text:p>
          </table:table-cell>
          <table:table-cell table:formula="of:=([.B461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table:formula="of:=([.A462]-[.F$2])^2" office:value-type="float" office:value="3.68640000000001">
            <text:p>3.6864</text:p>
          </table:table-cell>
          <table:table-cell table:formula="of:=([.B462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463]-[.F$2])^2" office:value-type="float" office:value="36.9664">
            <text:p>36.9664</text:p>
          </table:table-cell>
          <table:table-cell table:formula="of:=([.B463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464]-[.F$2])^2" office:value-type="float" office:value="25.8064">
            <text:p>25.8064</text:p>
          </table:table-cell>
          <table:table-cell table:formula="of:=([.B464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465]-[.F$2])^2" office:value-type="float" office:value="36.9664">
            <text:p>36.9664</text:p>
          </table:table-cell>
          <table:table-cell table:formula="of:=([.B465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table:formula="of:=([.A466]-[.F$2])^2" office:value-type="float" office:value="166.9264">
            <text:p>166.9264</text:p>
          </table:table-cell>
          <table:table-cell table:formula="of:=([.B466]-[.G$2])^2" office:value-type="float" office:value="6.71328100000001">
            <text:p>6.713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467]-[.F$2])^2" office:value-type="float" office:value="36.9664">
            <text:p>36.9664</text:p>
          </table:table-cell>
          <table:table-cell table:formula="of:=([.B467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468]-[.F$2])^2" office:value-type="float" office:value="9.48639999999999">
            <text:p>9.4864</text:p>
          </table:table-cell>
          <table:table-cell table:formula="of:=([.B468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469]-[.F$2])^2" office:value-type="float" office:value="36.9664">
            <text:p>36.9664</text:p>
          </table:table-cell>
          <table:table-cell table:formula="of:=([.B469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470]-[.F$2])^2" office:value-type="float" office:value="36.9664">
            <text:p>36.9664</text:p>
          </table:table-cell>
          <table:table-cell table:formula="of:=([.B470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471]-[.F$2])^2" office:value-type="float" office:value="16.6464">
            <text:p>16.6464</text:p>
          </table:table-cell>
          <table:table-cell table:formula="of:=([.B471]-[.G$2])^2" office:value-type="float" office:value="5.803281">
            <text:p>5.80328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formula="of:=([.A472]-[.F$2])^2" office:value-type="float" office:value="16.6464">
            <text:p>16.6464</text:p>
          </table:table-cell>
          <table:table-cell table:formula="of:=([.B472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6">
            <text:p>36</text:p>
          </table:table-cell>
          <table:table-cell table:formula="of:=([.A473]-[.F$2])^2" office:value-type="float" office:value="166.9264">
            <text:p>166.9264</text:p>
          </table:table-cell>
          <table:table-cell table:formula="of:=([.B473]-[.G$2])^2" office:value-type="float" office:value="345.625281">
            <text:p>345.62528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formula="of:=([.A474]-[.F$2])^2" office:value-type="float" office:value="16.6464">
            <text:p>16.6464</text:p>
          </table:table-cell>
          <table:table-cell table:formula="of:=([.B474]-[.G$2])^2" office:value-type="float" office:value="6.71328100000001">
            <text:p>6.713281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table:formula="of:=([.A475]-[.F$2])^2" office:value-type="float" office:value="0.846400000000003">
            <text:p>0.8464</text:p>
          </table:table-cell>
          <table:table-cell table:formula="of:=([.B475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476]-[.F$2])^2" office:value-type="float" office:value="50.1264">
            <text:p>50.1264</text:p>
          </table:table-cell>
          <table:table-cell table:formula="of:=([.B476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477]-[.F$2])^2" office:value-type="float" office:value="36.9664">
            <text:p>36.9664</text:p>
          </table:table-cell>
          <table:table-cell table:formula="of:=([.B477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478]-[.F$2])^2" office:value-type="float" office:value="25.8064">
            <text:p>25.8064</text:p>
          </table:table-cell>
          <table:table-cell table:formula="of:=([.B478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([.A479]-[.F$2])^2" office:value-type="float" office:value="9.48639999999999">
            <text:p>9.4864</text:p>
          </table:table-cell>
          <table:table-cell table:formula="of:=([.B479]-[.G$2])^2" office:value-type="float" office:value="54.893281">
            <text:p>54.893281</text:p>
          </table:table-cell>
          <table:table-cell table:number-columns-repeated="6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6">
            <text:p>36</text:p>
          </table:table-cell>
          <table:table-cell table:formula="of:=([.A480]-[.F$2])^2" office:value-type="float" office:value="321.1264">
            <text:p>321.1264</text:p>
          </table:table-cell>
          <table:table-cell table:formula="of:=([.B480]-[.G$2])^2" office:value-type="float" office:value="345.625281">
            <text:p>345.62528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formula="of:=([.A481]-[.F$2])^2" office:value-type="float" office:value="16.6464">
            <text:p>16.6464</text:p>
          </table:table-cell>
          <table:table-cell table:formula="of:=([.B481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table:formula="of:=([.A482]-[.F$2])^2" office:value-type="float" office:value="79.5664">
            <text:p>79.5664</text:p>
          </table:table-cell>
          <table:table-cell table:formula="of:=([.B482]-[.G$2])^2" office:value-type="float" office:value="345.625281">
            <text:p>345.62528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table:formula="of:=([.A483]-[.F$2])^2" office:value-type="float" office:value="1.1664">
            <text:p>1.1664</text:p>
          </table:table-cell>
          <table:table-cell table:formula="of:=([.B483]-[.G$2])^2" office:value-type="float" office:value="5.803281">
            <text:p>5.803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484]-[.F$2])^2" office:value-type="float" office:value="50.1264">
            <text:p>50.1264</text:p>
          </table:table-cell>
          <table:table-cell table:formula="of:=([.B484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4">
            <text:p>14</text:p>
          </table:table-cell>
          <table:table-cell table:formula="of:=([.A485]-[.F$2])^2" office:value-type="float" office:value="193.7664">
            <text:p>193.7664</text:p>
          </table:table-cell>
          <table:table-cell table:formula="of:=([.B485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table:formula="of:=([.A486]-[.F$2])^2" office:value-type="float" office:value="0.846400000000003">
            <text:p>0.8464</text:p>
          </table:table-cell>
          <table:table-cell table:formula="of:=([.B486]-[.G$2])^2" office:value-type="float" office:value="1.985281">
            <text:p>1.985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formula="of:=([.A487]-[.F$2])^2" office:value-type="float" office:value="36.9664">
            <text:p>36.9664</text:p>
          </table:table-cell>
          <table:table-cell table:formula="of:=([.B487]-[.G$2])^2" office:value-type="float" office:value="41.075281">
            <text:p>41.075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488]-[.F$2])^2" office:value-type="float" office:value="25.8064">
            <text:p>25.8064</text:p>
          </table:table-cell>
          <table:table-cell table:formula="of:=([.B488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table:formula="of:=([.A489]-[.F$2])^2" office:value-type="float" office:value="9.48639999999999">
            <text:p>9.4864</text:p>
          </table:table-cell>
          <table:table-cell table:formula="of:=([.B489]-[.G$2])^2" office:value-type="float" office:value="31.259281">
            <text:p>31.259281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3">
            <text:p>13</text:p>
          </table:table-cell>
          <table:table-cell table:formula="of:=([.A490]-[.F$2])^2" office:value-type="float" office:value="79.5664">
            <text:p>79.5664</text:p>
          </table:table-cell>
          <table:table-cell table:formula="of:=([.B490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table:formula="of:=([.A491]-[.F$2])^2" office:value-type="float" office:value="4.32639999999999">
            <text:p>4.3264</text:p>
          </table:table-cell>
          <table:table-cell table:formula="of:=([.B491]-[.G$2])^2" office:value-type="float" office:value="0.349281000000001">
            <text:p>0.349281</text:p>
          </table:table-cell>
          <table:table-cell table:number-columns-repeated="6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table:formula="of:=([.A492]-[.F$2])^2" office:value-type="float" office:value="193.7664">
            <text:p>193.7664</text:p>
          </table:table-cell>
          <table:table-cell table:formula="of:=([.B492]-[.G$2])^2" office:value-type="float" office:value="423.989281">
            <text:p>423.989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493]-[.F$2])^2" office:value-type="float" office:value="50.1264">
            <text:p>50.1264</text:p>
          </table:table-cell>
          <table:table-cell table:formula="of:=([.B493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494]-[.F$2])^2" office:value-type="float" office:value="36.9664">
            <text:p>36.9664</text:p>
          </table:table-cell>
          <table:table-cell table:formula="of:=([.B494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495]-[.F$2])^2" office:value-type="float" office:value="36.9664">
            <text:p>36.9664</text:p>
          </table:table-cell>
          <table:table-cell table:formula="of:=([.B495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96]-[.F$2])^2" office:value-type="float" office:value="50.1264">
            <text:p>50.1264</text:p>
          </table:table-cell>
          <table:table-cell table:formula="of:=([.B496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497]-[.F$2])^2" office:value-type="float" office:value="36.9664">
            <text:p>36.9664</text:p>
          </table:table-cell>
          <table:table-cell table:formula="of:=([.B497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  <table:table-cell table:formula="of:=([.A498]-[.F$2])^2" office:value-type="float" office:value="62.7264">
            <text:p>62.7264</text:p>
          </table:table-cell>
          <table:table-cell table:formula="of:=([.B498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table:formula="of:=([.A499]-[.F$2])^2" office:value-type="float" office:value="24.2064">
            <text:p>24.2064</text:p>
          </table:table-cell>
          <table:table-cell table:formula="of:=([.B499]-[.G$2])^2" office:value-type="float" office:value="43.441281">
            <text:p>43.441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500]-[.F$2])^2" office:value-type="float" office:value="36.9664">
            <text:p>36.9664</text:p>
          </table:table-cell>
          <table:table-cell table:formula="of:=([.B500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501]-[.F$2])^2" office:value-type="float" office:value="36.9664">
            <text:p>36.9664</text:p>
          </table:table-cell>
          <table:table-cell table:formula="of:=([.B501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table:formula="of:=([.A502]-[.F$2])^2" office:value-type="float" office:value="142.0864">
            <text:p>142.0864</text:p>
          </table:table-cell>
          <table:table-cell table:formula="of:=([.B502]-[.G$2])^2" office:value-type="float" office:value="31.259281">
            <text:p>31.259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503]-[.F$2])^2" office:value-type="float" office:value="36.9664">
            <text:p>36.9664</text:p>
          </table:table-cell>
          <table:table-cell table:formula="of:=([.B503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504]-[.F$2])^2" office:value-type="float" office:value="25.8064">
            <text:p>25.8064</text:p>
          </table:table-cell>
          <table:table-cell table:formula="of:=([.B504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505]-[.F$2])^2" office:value-type="float" office:value="36.9664">
            <text:p>36.9664</text:p>
          </table:table-cell>
          <table:table-cell table:formula="of:=([.B505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506]-[.F$2])^2" office:value-type="float" office:value="36.9664">
            <text:p>36.9664</text:p>
          </table:table-cell>
          <table:table-cell table:formula="of:=([.B506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507]-[.F$2])^2" office:value-type="float" office:value="36.9664">
            <text:p>36.9664</text:p>
          </table:table-cell>
          <table:table-cell table:formula="of:=([.B507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3">
            <text:p>23</text:p>
          </table:table-cell>
          <table:table-cell table:formula="of:=([.A508]-[.F$2])^2" office:value-type="float" office:value="166.9264">
            <text:p>166.9264</text:p>
          </table:table-cell>
          <table:table-cell table:formula="of:=([.B508]-[.G$2])^2" office:value-type="float" office:value="31.259281">
            <text:p>31.259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509]-[.F$2])^2" office:value-type="float" office:value="50.1264">
            <text:p>50.1264</text:p>
          </table:table-cell>
          <table:table-cell table:formula="of:=([.B509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1">
            <text:p>41</text:p>
          </table:table-cell>
          <table:table-cell table:formula="of:=([.A510]-[.F$2])^2" office:value-type="float" office:value="79.5664">
            <text:p>79.5664</text:p>
          </table:table-cell>
          <table:table-cell table:formula="of:=([.B510]-[.G$2])^2" office:value-type="float" office:value="556.535281">
            <text:p>556.53528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table:formula="of:=([.A511]-[.F$2])^2" office:value-type="float" office:value="4.32639999999999">
            <text:p>4.3264</text:p>
          </table:table-cell>
          <table:table-cell table:formula="of:=([.B511]-[.G$2])^2" office:value-type="float" office:value="134.351281">
            <text:p>134.351281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table:formula="of:=([.A512]-[.F$2])^2" office:value-type="float" office:value="62.7264">
            <text:p>62.7264</text:p>
          </table:table-cell>
          <table:table-cell table:formula="of:=([.B512]-[.G$2])^2" office:value-type="float" office:value="21.077281">
            <text:p>21.077281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table:formula="of:=([.A513]-[.F$2])^2" office:value-type="float" office:value="8.52640000000001">
            <text:p>8.5264</text:p>
          </table:table-cell>
          <table:table-cell table:formula="of:=([.B513]-[.G$2])^2" office:value-type="float" office:value="21.077281">
            <text:p>21.077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514]-[.F$2])^2" office:value-type="float" office:value="36.9664">
            <text:p>36.9664</text:p>
          </table:table-cell>
          <table:table-cell table:formula="of:=([.B514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formula="of:=([.A515]-[.F$2])^2" office:value-type="float" office:value="16.6464">
            <text:p>16.6464</text:p>
          </table:table-cell>
          <table:table-cell table:formula="of:=([.B515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516]-[.F$2])^2" office:value-type="float" office:value="36.9664">
            <text:p>36.9664</text:p>
          </table:table-cell>
          <table:table-cell table:formula="of:=([.B516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table:formula="of:=([.A517]-[.F$2])^2" office:value-type="float" office:value="4.32639999999999">
            <text:p>4.3264</text:p>
          </table:table-cell>
          <table:table-cell table:formula="of:=([.B517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table:formula="of:=([.A518]-[.F$2])^2" office:value-type="float" office:value="79.5664">
            <text:p>79.5664</text:p>
          </table:table-cell>
          <table:table-cell table:formula="of:=([.B518]-[.G$2])^2" office:value-type="float" office:value="12.895281">
            <text:p>12.89528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formula="of:=([.A519]-[.F$2])^2" office:value-type="float" office:value="16.6464">
            <text:p>16.6464</text:p>
          </table:table-cell>
          <table:table-cell table:formula="of:=([.B519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520]-[.F$2])^2" office:value-type="float" office:value="36.9664">
            <text:p>36.9664</text:p>
          </table:table-cell>
          <table:table-cell table:formula="of:=([.B520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521]-[.F$2])^2" office:value-type="float" office:value="25.8064">
            <text:p>25.8064</text:p>
          </table:table-cell>
          <table:table-cell table:formula="of:=([.B521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  <table:table-cell table:formula="of:=([.A522]-[.F$2])^2" office:value-type="float" office:value="166.9264">
            <text:p>166.9264</text:p>
          </table:table-cell>
          <table:table-cell table:formula="of:=([.B522]-[.G$2])^2" office:value-type="float" office:value="1.985281">
            <text:p>1.985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523]-[.F$2])^2" office:value-type="float" office:value="50.1264">
            <text:p>50.1264</text:p>
          </table:table-cell>
          <table:table-cell table:formula="of:=([.B523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formula="of:=([.A524]-[.F$2])^2" office:value-type="float" office:value="16.6464">
            <text:p>16.6464</text:p>
          </table:table-cell>
          <table:table-cell table:formula="of:=([.B524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525]-[.F$2])^2" office:value-type="float" office:value="65.2864">
            <text:p>65.2864</text:p>
          </table:table-cell>
          <table:table-cell table:formula="of:=([.B525]-[.G$2])^2" office:value-type="float" office:value="41.075281">
            <text:p>41.075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526]-[.F$2])^2" office:value-type="float" office:value="36.9664">
            <text:p>36.9664</text:p>
          </table:table-cell>
          <table:table-cell table:formula="of:=([.B526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table:formula="of:=([.A527]-[.F$2])^2" office:value-type="float" office:value="15.3664">
            <text:p>15.3664</text:p>
          </table:table-cell>
          <table:table-cell table:formula="of:=([.B527]-[.G$2])^2" office:value-type="float" office:value="184.715281">
            <text:p>184.715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528]-[.F$2])^2" office:value-type="float" office:value="50.1264">
            <text:p>50.1264</text:p>
          </table:table-cell>
          <table:table-cell table:formula="of:=([.B528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529]-[.F$2])^2" office:value-type="float" office:value="36.9664">
            <text:p>36.9664</text:p>
          </table:table-cell>
          <table:table-cell table:formula="of:=([.B529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table:formula="of:=([.A530]-[.F$2])^2" office:value-type="float" office:value="15.3664">
            <text:p>15.3664</text:p>
          </table:table-cell>
          <table:table-cell table:formula="of:=([.B530]-[.G$2])^2" office:value-type="float" office:value="6.71328100000001">
            <text:p>6.713281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table:formula="of:=([.A531]-[.F$2])^2" office:value-type="float" office:value="98.4064">
            <text:p>98.4064</text:p>
          </table:table-cell>
          <table:table-cell table:formula="of:=([.B531]-[.G$2])^2" office:value-type="float" office:value="184.715281">
            <text:p>184.715281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table:formula="of:=([.A532]-[.F$2])^2" office:value-type="float" office:value="0.846400000000003">
            <text:p>0.8464</text:p>
          </table:table-cell>
          <table:table-cell table:formula="of:=([.B532]-[.G$2])^2" office:value-type="float" office:value="31.259281">
            <text:p>31.259281</text:p>
          </table:table-cell>
          <table:table-cell table:number-columns-repeated="6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table:formula="of:=([.A533]-[.F$2])^2" office:value-type="float" office:value="480.4864">
            <text:p>480.4864</text:p>
          </table:table-cell>
          <table:table-cell table:formula="of:=([.B533]-[.G$2])^2" office:value-type="float" office:value="43.441281">
            <text:p>43.441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534]-[.F$2])^2" office:value-type="float" office:value="36.9664">
            <text:p>36.9664</text:p>
          </table:table-cell>
          <table:table-cell table:formula="of:=([.B534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535]-[.F$2])^2" office:value-type="float" office:value="36.9664">
            <text:p>36.9664</text:p>
          </table:table-cell>
          <table:table-cell table:formula="of:=([.B535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536]-[.F$2])^2" office:value-type="float" office:value="25.8064">
            <text:p>25.8064</text:p>
          </table:table-cell>
          <table:table-cell table:formula="of:=([.B536]-[.G$2])^2" office:value-type="float" office:value="5.803281">
            <text:p>5.803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537]-[.F$2])^2" office:value-type="float" office:value="36.9664">
            <text:p>36.9664</text:p>
          </table:table-cell>
          <table:table-cell table:formula="of:=([.B537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formula="of:=([.A538]-[.F$2])^2" office:value-type="float" office:value="16.6464">
            <text:p>16.6464</text:p>
          </table:table-cell>
          <table:table-cell table:formula="of:=([.B538]-[.G$2])^2" office:value-type="float" office:value="0.167280999999999">
            <text:p>0.167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539]-[.F$2])^2" office:value-type="float" office:value="50.1264">
            <text:p>50.1264</text:p>
          </table:table-cell>
          <table:table-cell table:formula="of:=([.B539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40]-[.F$2])^2" office:value-type="float" office:value="50.1264">
            <text:p>50.1264</text:p>
          </table:table-cell>
          <table:table-cell table:formula="of:=([.B540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41]-[.F$2])^2" office:value-type="float" office:value="50.1264">
            <text:p>50.1264</text:p>
          </table:table-cell>
          <table:table-cell table:formula="of:=([.B541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 table:formula="of:=([.A542]-[.F$2])^2" office:value-type="float" office:value="50.1264">
            <text:p>50.1264</text:p>
          </table:table-cell>
          <table:table-cell table:formula="of:=([.B542]-[.G$2])^2" office:value-type="float" office:value="134.351281">
            <text:p>134.351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543]-[.F$2])^2" office:value-type="float" office:value="25.8064">
            <text:p>25.8064</text:p>
          </table:table-cell>
          <table:table-cell table:formula="of:=([.B543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544]-[.F$2])^2" office:value-type="float" office:value="25.8064">
            <text:p>25.8064</text:p>
          </table:table-cell>
          <table:table-cell table:formula="of:=([.B544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545]-[.F$2])^2" office:value-type="float" office:value="25.8064">
            <text:p>25.8064</text:p>
          </table:table-cell>
          <table:table-cell table:formula="of:=([.B545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table:formula="of:=([.A546]-[.F$2])^2" office:value-type="float" office:value="98.4064">
            <text:p>98.4064</text:p>
          </table:table-cell>
          <table:table-cell table:formula="of:=([.B546]-[.G$2])^2" office:value-type="float" office:value="31.259281">
            <text:p>31.259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547]-[.F$2])^2" office:value-type="float" office:value="36.9664">
            <text:p>36.9664</text:p>
          </table:table-cell>
          <table:table-cell table:formula="of:=([.B547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table:formula="of:=([.A548]-[.F$2])^2" office:value-type="float" office:value="8.52640000000001">
            <text:p>8.5264</text:p>
          </table:table-cell>
          <table:table-cell table:formula="of:=([.B548]-[.G$2])^2" office:value-type="float" office:value="345.625281">
            <text:p>345.625281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table:formula="of:=([.A549]-[.F$2])^2" office:value-type="float" office:value="15.3664">
            <text:p>15.3664</text:p>
          </table:table-cell>
          <table:table-cell table:formula="of:=([.B549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table:formula="of:=([.A550]-[.F$2])^2" office:value-type="float" office:value="98.4064">
            <text:p>98.4064</text:p>
          </table:table-cell>
          <table:table-cell table:formula="of:=([.B550]-[.G$2])^2" office:value-type="float" office:value="21.077281">
            <text:p>21.077281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table:formula="of:=([.A551]-[.F$2])^2" office:value-type="float" office:value="0.846400000000003">
            <text:p>0.8464</text:p>
          </table:table-cell>
          <table:table-cell table:formula="of:=([.B551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3">
            <text:p>13</text:p>
          </table:table-cell>
          <table:table-cell table:formula="of:=([.A552]-[.F$2])^2" office:value-type="float" office:value="79.5664">
            <text:p>79.5664</text:p>
          </table:table-cell>
          <table:table-cell table:formula="of:=([.B552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553]-[.F$2])^2" office:value-type="float" office:value="25.8064">
            <text:p>25.8064</text:p>
          </table:table-cell>
          <table:table-cell table:formula="of:=([.B553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table:formula="of:=([.A554]-[.F$2])^2" office:value-type="float" office:value="47.8864">
            <text:p>47.8864</text:p>
          </table:table-cell>
          <table:table-cell table:formula="of:=([.B554]-[.G$2])^2" office:value-type="float" office:value="21.077281">
            <text:p>21.077281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table:formula="of:=([.A555]-[.F$2])^2" office:value-type="float" office:value="15.3664">
            <text:p>15.3664</text:p>
          </table:table-cell>
          <table:table-cell table:formula="of:=([.B555]-[.G$2])^2" office:value-type="float" office:value="21.077281">
            <text:p>21.077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556]-[.F$2])^2" office:value-type="float" office:value="36.9664">
            <text:p>36.9664</text:p>
          </table:table-cell>
          <table:table-cell table:formula="of:=([.B556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5">
            <text:p>15</text:p>
          </table:table-cell>
          <table:table-cell table:formula="of:=([.A557]-[.F$2])^2" office:value-type="float" office:value="35.0464">
            <text:p>35.0464</text:p>
          </table:table-cell>
          <table:table-cell table:formula="of:=([.B557]-[.G$2])^2" office:value-type="float" office:value="5.803281">
            <text:p>5.803281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6">
            <text:p>26</text:p>
          </table:table-cell>
          <table:table-cell table:formula="of:=([.A558]-[.F$2])^2" office:value-type="float" office:value="24.2064">
            <text:p>24.2064</text:p>
          </table:table-cell>
          <table:table-cell table:formula="of:=([.B558]-[.G$2])^2" office:value-type="float" office:value="73.805281">
            <text:p>73.805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559]-[.F$2])^2" office:value-type="float" office:value="36.9664">
            <text:p>36.9664</text:p>
          </table:table-cell>
          <table:table-cell table:formula="of:=([.B559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560]-[.F$2])^2" office:value-type="float" office:value="50.1264">
            <text:p>50.1264</text:p>
          </table:table-cell>
          <table:table-cell table:formula="of:=([.B560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561]-[.F$2])^2" office:value-type="float" office:value="36.9664">
            <text:p>36.9664</text:p>
          </table:table-cell>
          <table:table-cell table:formula="of:=([.B561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562]-[.F$2])^2" office:value-type="float" office:value="36.9664">
            <text:p>36.9664</text:p>
          </table:table-cell>
          <table:table-cell table:formula="of:=([.B562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563]-[.F$2])^2" office:value-type="float" office:value="36.9664">
            <text:p>36.9664</text:p>
          </table:table-cell>
          <table:table-cell table:formula="of:=([.B563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table:formula="of:=([.A564]-[.F$2])^2" office:value-type="float" office:value="15.3664">
            <text:p>15.3664</text:p>
          </table:table-cell>
          <table:table-cell table:formula="of:=([.B564]-[.G$2])^2" office:value-type="float" office:value="31.259281">
            <text:p>31.259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65]-[.F$2])^2" office:value-type="float" office:value="50.1264">
            <text:p>50.1264</text:p>
          </table:table-cell>
          <table:table-cell table:formula="of:=([.B565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table:formula="of:=([.A566]-[.F$2])^2" office:value-type="float" office:value="15.3664">
            <text:p>15.3664</text:p>
          </table:table-cell>
          <table:table-cell table:formula="of:=([.B566]-[.G$2])^2" office:value-type="float" office:value="158.533281">
            <text:p>158.533281</text:p>
          </table:table-cell>
          <table:table-cell table:number-columns-repeated="6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34">
            <text:p>34</text:p>
          </table:table-cell>
          <table:table-cell table:formula="of:=([.A567]-[.F$2])^2" office:value-type="float" office:value="1083.7264">
            <text:p>1083.7264</text:p>
          </table:table-cell>
          <table:table-cell table:formula="of:=([.B567]-[.G$2])^2" office:value-type="float" office:value="275.261281">
            <text:p>275.261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568]-[.F$2])^2" office:value-type="float" office:value="25.8064">
            <text:p>25.8064</text:p>
          </table:table-cell>
          <table:table-cell table:formula="of:=([.B568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569]-[.F$2])^2" office:value-type="float" office:value="25.8064">
            <text:p>25.8064</text:p>
          </table:table-cell>
          <table:table-cell table:formula="of:=([.B569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570]-[.F$2])^2" office:value-type="float" office:value="36.9664">
            <text:p>36.9664</text:p>
          </table:table-cell>
          <table:table-cell table:formula="of:=([.B570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71]-[.F$2])^2" office:value-type="float" office:value="50.1264">
            <text:p>50.1264</text:p>
          </table:table-cell>
          <table:table-cell table:formula="of:=([.B571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572]-[.F$2])^2" office:value-type="float" office:value="36.9664">
            <text:p>36.9664</text:p>
          </table:table-cell>
          <table:table-cell table:formula="of:=([.B572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1">
            <text:p>21</text:p>
          </table:table-cell>
          <table:table-cell table:formula="of:=([.A573]-[.F$2])^2" office:value-type="float" office:value="572.1664">
            <text:p>572.1664</text:p>
          </table:table-cell>
          <table:table-cell table:formula="of:=([.B573]-[.G$2])^2" office:value-type="float" office:value="12.895281">
            <text:p>12.895281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table:formula="of:=([.A574]-[.F$2])^2" office:value-type="float" office:value="0.00639999999999973">
            <text:p>0.0064</text:p>
          </table:table-cell>
          <table:table-cell table:formula="of:=([.B574]-[.G$2])^2" office:value-type="float" office:value="73.805281">
            <text:p>73.80528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formula="of:=([.A575]-[.F$2])^2" office:value-type="float" office:value="9.48639999999999">
            <text:p>9.4864</text:p>
          </table:table-cell>
          <table:table-cell table:formula="of:=([.B575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33">
            <text:p>33</text:p>
          </table:table-cell>
          <table:table-cell table:formula="of:=([.A576]-[.F$2])^2" office:value-type="float" office:value="895.2064">
            <text:p>895.2064</text:p>
          </table:table-cell>
          <table:table-cell table:formula="of:=([.B576]-[.G$2])^2" office:value-type="float" office:value="243.079281">
            <text:p>243.079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577]-[.F$2])^2" office:value-type="float" office:value="36.9664">
            <text:p>36.9664</text:p>
          </table:table-cell>
          <table:table-cell table:formula="of:=([.B577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578]-[.F$2])^2" office:value-type="float" office:value="36.9664">
            <text:p>36.9664</text:p>
          </table:table-cell>
          <table:table-cell table:formula="of:=([.B578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3">
            <text:p>33</text:p>
          </table:table-cell>
          <table:table-cell table:formula="of:=([.A579]-[.F$2])^2" office:value-type="float" office:value="8.52640000000001">
            <text:p>8.5264</text:p>
          </table:table-cell>
          <table:table-cell table:formula="of:=([.B579]-[.G$2])^2" office:value-type="float" office:value="243.079281">
            <text:p>243.079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580]-[.F$2])^2" office:value-type="float" office:value="36.9664">
            <text:p>36.9664</text:p>
          </table:table-cell>
          <table:table-cell table:formula="of:=([.B580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formula="of:=([.A581]-[.F$2])^2" office:value-type="float" office:value="16.6464">
            <text:p>16.6464</text:p>
          </table:table-cell>
          <table:table-cell table:formula="of:=([.B581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582]-[.F$2])^2" office:value-type="float" office:value="36.9664">
            <text:p>36.9664</text:p>
          </table:table-cell>
          <table:table-cell table:formula="of:=([.B582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 table:formula="of:=([.A583]-[.F$2])^2" office:value-type="float" office:value="79.5664">
            <text:p>79.5664</text:p>
          </table:table-cell>
          <table:table-cell table:formula="of:=([.B583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584]-[.F$2])^2" office:value-type="float" office:value="36.9664">
            <text:p>36.9664</text:p>
          </table:table-cell>
          <table:table-cell table:formula="of:=([.B584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585]-[.F$2])^2" office:value-type="float" office:value="25.8064">
            <text:p>25.8064</text:p>
          </table:table-cell>
          <table:table-cell table:formula="of:=([.B585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586]-[.F$2])^2" office:value-type="float" office:value="25.8064">
            <text:p>25.8064</text:p>
          </table:table-cell>
          <table:table-cell table:formula="of:=([.B586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 table:formula="of:=([.A587]-[.F$2])^2" office:value-type="float" office:value="142.0864">
            <text:p>142.0864</text:p>
          </table:table-cell>
          <table:table-cell table:formula="of:=([.B587]-[.G$2])^2" office:value-type="float" office:value="212.897281">
            <text:p>212.897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588]-[.F$2])^2" office:value-type="float" office:value="36.9664">
            <text:p>36.9664</text:p>
          </table:table-cell>
          <table:table-cell table:formula="of:=([.B588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589]-[.F$2])^2" office:value-type="float" office:value="36.9664">
            <text:p>36.9664</text:p>
          </table:table-cell>
          <table:table-cell table:formula="of:=([.B589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table:formula="of:=([.A590]-[.F$2])^2" office:value-type="float" office:value="286.2864">
            <text:p>286.2864</text:p>
          </table:table-cell>
          <table:table-cell table:formula="of:=([.B590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table:formula="of:=([.A591]-[.F$2])^2" office:value-type="float" office:value="8.52640000000001">
            <text:p>8.5264</text:p>
          </table:table-cell>
          <table:table-cell table:formula="of:=([.B591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592]-[.F$2])^2" office:value-type="float" office:value="50.1264">
            <text:p>50.1264</text:p>
          </table:table-cell>
          <table:table-cell table:formula="of:=([.B592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table:formula="of:=([.A593]-[.F$2])^2" office:value-type="float" office:value="15.3664">
            <text:p>15.3664</text:p>
          </table:table-cell>
          <table:table-cell table:formula="of:=([.B593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594]-[.F$2])^2" office:value-type="float" office:value="25.8064">
            <text:p>25.8064</text:p>
          </table:table-cell>
          <table:table-cell table:formula="of:=([.B594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table:formula="of:=([.A595]-[.F$2])^2" office:value-type="float" office:value="15.3664">
            <text:p>15.3664</text:p>
          </table:table-cell>
          <table:table-cell table:formula="of:=([.B595]-[.G$2])^2" office:value-type="float" office:value="243.079281">
            <text:p>243.079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596]-[.F$2])^2" office:value-type="float" office:value="36.9664">
            <text:p>36.9664</text:p>
          </table:table-cell>
          <table:table-cell table:formula="of:=([.B596]-[.G$2])^2" office:value-type="float" office:value="5.803281">
            <text:p>5.803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597]-[.F$2])^2" office:value-type="float" office:value="36.9664">
            <text:p>36.9664</text:p>
          </table:table-cell>
          <table:table-cell table:formula="of:=([.B597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formula="of:=([.A598]-[.F$2])^2" office:value-type="float" office:value="50.1264">
            <text:p>50.1264</text:p>
          </table:table-cell>
          <table:table-cell table:formula="of:=([.B598]-[.G$2])^2" office:value-type="float" office:value="0.349281000000001">
            <text:p>0.349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599]-[.F$2])^2" office:value-type="float" office:value="36.9664">
            <text:p>36.9664</text:p>
          </table:table-cell>
          <table:table-cell table:formula="of:=([.B599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600]-[.F$2])^2" office:value-type="float" office:value="50.1264">
            <text:p>50.1264</text:p>
          </table:table-cell>
          <table:table-cell table:formula="of:=([.B600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601]-[.F$2])^2" office:value-type="float" office:value="36.9664">
            <text:p>36.9664</text:p>
          </table:table-cell>
          <table:table-cell table:formula="of:=([.B601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table:formula="of:=([.A602]-[.F$2])^2" office:value-type="float" office:value="24.2064">
            <text:p>24.2064</text:p>
          </table:table-cell>
          <table:table-cell table:formula="of:=([.B602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603]-[.F$2])^2" office:value-type="float" office:value="36.9664">
            <text:p>36.9664</text:p>
          </table:table-cell>
          <table:table-cell table:formula="of:=([.B603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formula="of:=([.A604]-[.F$2])^2" office:value-type="float" office:value="101.6064">
            <text:p>101.6064</text:p>
          </table:table-cell>
          <table:table-cell table:formula="of:=([.B604]-[.G$2])^2" office:value-type="float" office:value="70.711281">
            <text:p>70.71128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table:formula="of:=([.A605]-[.F$2])^2" office:value-type="float" office:value="16.6464">
            <text:p>16.6464</text:p>
          </table:table-cell>
          <table:table-cell table:formula="of:=([.B605]-[.G$2])^2" office:value-type="float" office:value="243.079281">
            <text:p>243.079281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table:formula="of:=([.A606]-[.F$2])^2" office:value-type="float" office:value="3.68640000000001">
            <text:p>3.6864</text:p>
          </table:table-cell>
          <table:table-cell table:formula="of:=([.B606]-[.G$2])^2" office:value-type="float" office:value="6.71328100000001">
            <text:p>6.713281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table:formula="of:=([.A607]-[.F$2])^2" office:value-type="float" office:value="142.0864">
            <text:p>142.0864</text:p>
          </table:table-cell>
          <table:table-cell table:formula="of:=([.B607]-[.G$2])^2" office:value-type="float" office:value="6.71328100000001">
            <text:p>6.713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608]-[.F$2])^2" office:value-type="float" office:value="50.1264">
            <text:p>50.1264</text:p>
          </table:table-cell>
          <table:table-cell table:formula="of:=([.B608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609]-[.F$2])^2" office:value-type="float" office:value="50.1264">
            <text:p>50.1264</text:p>
          </table:table-cell>
          <table:table-cell table:formula="of:=([.B609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table:formula="of:=([.A610]-[.F$2])^2" office:value-type="float" office:value="8.52640000000001">
            <text:p>8.5264</text:p>
          </table:table-cell>
          <table:table-cell table:formula="of:=([.B610]-[.G$2])^2" office:value-type="float" office:value="21.077281">
            <text:p>21.077281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formula="of:=([.A611]-[.F$2])^2" office:value-type="float" office:value="101.6064">
            <text:p>101.6064</text:p>
          </table:table-cell>
          <table:table-cell table:formula="of:=([.B611]-[.G$2])^2" office:value-type="float" office:value="70.711281">
            <text:p>70.711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612]-[.F$2])^2" office:value-type="float" office:value="50.1264">
            <text:p>50.1264</text:p>
          </table:table-cell>
          <table:table-cell table:formula="of:=([.B612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613]-[.F$2])^2" office:value-type="float" office:value="36.9664">
            <text:p>36.9664</text:p>
          </table:table-cell>
          <table:table-cell table:formula="of:=([.B613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614]-[.F$2])^2" office:value-type="float" office:value="36.9664">
            <text:p>36.9664</text:p>
          </table:table-cell>
          <table:table-cell table:formula="of:=([.B614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615]-[.F$2])^2" office:value-type="float" office:value="36.9664">
            <text:p>36.9664</text:p>
          </table:table-cell>
          <table:table-cell table:formula="of:=([.B615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table:formula="of:=([.A616]-[.F$2])^2" office:value-type="float" office:value="3.68640000000001">
            <text:p>3.6864</text:p>
          </table:table-cell>
          <table:table-cell table:formula="of:=([.B616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table:formula="of:=([.A617]-[.F$2])^2" office:value-type="float" office:value="8.52640000000001">
            <text:p>8.5264</text:p>
          </table:table-cell>
          <table:table-cell table:formula="of:=([.B617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 table:formula="of:=([.A618]-[.F$2])^2" office:value-type="float" office:value="142.0864">
            <text:p>142.0864</text:p>
          </table:table-cell>
          <table:table-cell table:formula="of:=([.B618]-[.G$2])^2" office:value-type="float" office:value="5.803281">
            <text:p>5.803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619]-[.F$2])^2" office:value-type="float" office:value="25.8064">
            <text:p>25.8064</text:p>
          </table:table-cell>
          <table:table-cell table:formula="of:=([.B619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30">
            <text:p>30</text:p>
          </table:table-cell>
          <table:table-cell table:formula="of:=([.A620]-[.F$2])^2" office:value-type="float" office:value="1290.2464">
            <text:p>1290.2464</text:p>
          </table:table-cell>
          <table:table-cell table:formula="of:=([.B620]-[.G$2])^2" office:value-type="float" office:value="158.533281">
            <text:p>158.533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621]-[.F$2])^2" office:value-type="float" office:value="50.1264">
            <text:p>50.1264</text:p>
          </table:table-cell>
          <table:table-cell table:formula="of:=([.B621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5">
            <text:p>25</text:p>
          </table:table-cell>
          <table:table-cell table:formula="of:=([.A622]-[.F$2])^2" office:value-type="float" office:value="253.4464">
            <text:p>253.4464</text:p>
          </table:table-cell>
          <table:table-cell table:formula="of:=([.B622]-[.G$2])^2" office:value-type="float" office:value="57.623281">
            <text:p>57.623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623]-[.F$2])^2" office:value-type="float" office:value="36.9664">
            <text:p>36.9664</text:p>
          </table:table-cell>
          <table:table-cell table:formula="of:=([.B623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624]-[.F$2])^2" office:value-type="float" office:value="25.8064">
            <text:p>25.8064</text:p>
          </table:table-cell>
          <table:table-cell table:formula="of:=([.B624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formula="of:=([.A625]-[.F$2])^2" office:value-type="float" office:value="36.9664">
            <text:p>36.9664</text:p>
          </table:table-cell>
          <table:table-cell table:formula="of:=([.B625]-[.G$2])^2" office:value-type="float" office:value="6.71328100000001">
            <text:p>6.713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626]-[.F$2])^2" office:value-type="float" office:value="36.9664">
            <text:p>36.9664</text:p>
          </table:table-cell>
          <table:table-cell table:formula="of:=([.B626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table:formula="of:=([.A627]-[.F$2])^2" office:value-type="float" office:value="15.3664">
            <text:p>15.3664</text:p>
          </table:table-cell>
          <table:table-cell table:formula="of:=([.B627]-[.G$2])^2" office:value-type="float" office:value="43.441281">
            <text:p>43.441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628]-[.F$2])^2" office:value-type="float" office:value="36.9664">
            <text:p>36.9664</text:p>
          </table:table-cell>
          <table:table-cell table:formula="of:=([.B628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 table:formula="of:=([.A629]-[.F$2])^2" office:value-type="float" office:value="0.00639999999999973">
            <text:p>0.0064</text:p>
          </table:table-cell>
          <table:table-cell table:formula="of:=([.B629]-[.G$2])^2" office:value-type="float" office:value="158.533281">
            <text:p>158.53328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formula="of:=([.A630]-[.F$2])^2" office:value-type="float" office:value="16.6464">
            <text:p>16.6464</text:p>
          </table:table-cell>
          <table:table-cell table:formula="of:=([.B630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3">
            <text:p>43</text:p>
          </table:table-cell>
          <table:table-cell table:formula="of:=([.A631]-[.F$2])^2" office:value-type="float" office:value="36.9664">
            <text:p>36.9664</text:p>
          </table:table-cell>
          <table:table-cell table:formula="of:=([.B631]-[.G$2])^2" office:value-type="float" office:value="654.899281">
            <text:p>654.899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formula="of:=([.A632]-[.F$2])^2" office:value-type="float" office:value="25.8064">
            <text:p>25.8064</text:p>
          </table:table-cell>
          <table:table-cell table:formula="of:=([.B632]-[.G$2])^2" office:value-type="float" office:value="2.531281">
            <text:p>2.53128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formula="of:=([.A633]-[.F$2])^2" office:value-type="float" office:value="16.6464">
            <text:p>16.6464</text:p>
          </table:table-cell>
          <table:table-cell table:formula="of:=([.B633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634]-[.F$2])^2" office:value-type="float" office:value="50.1264">
            <text:p>50.1264</text:p>
          </table:table-cell>
          <table:table-cell table:formula="of:=([.B634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35">
            <text:p>35</text:p>
          </table:table-cell>
          <table:table-cell table:formula="of:=([.A635]-[.F$2])^2" office:value-type="float" office:value="525.3264">
            <text:p>525.3264</text:p>
          </table:table-cell>
          <table:table-cell table:formula="of:=([.B635]-[.G$2])^2" office:value-type="float" office:value="309.443281">
            <text:p>309.443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636]-[.F$2])^2" office:value-type="float" office:value="36.9664">
            <text:p>36.9664</text:p>
          </table:table-cell>
          <table:table-cell table:formula="of:=([.B636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637]-[.F$2])^2" office:value-type="float" office:value="36.9664">
            <text:p>36.9664</text:p>
          </table:table-cell>
          <table:table-cell table:formula="of:=([.B637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table:formula="of:=([.A638]-[.F$2])^2" office:value-type="float" office:value="0.00639999999999973">
            <text:p>0.0064</text:p>
          </table:table-cell>
          <table:table-cell table:formula="of:=([.B638]-[.G$2])^2" office:value-type="float" office:value="0.349281000000001">
            <text:p>0.349281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table:formula="of:=([.A639]-[.F$2])^2" office:value-type="float" office:value="24.2064">
            <text:p>24.2064</text:p>
          </table:table-cell>
          <table:table-cell table:formula="of:=([.B639]-[.G$2])^2" office:value-type="float" office:value="275.261281">
            <text:p>275.261281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table:formula="of:=([.A640]-[.F$2])^2" office:value-type="float" office:value="62.7264">
            <text:p>62.7264</text:p>
          </table:table-cell>
          <table:table-cell table:formula="of:=([.B640]-[.G$2])^2" office:value-type="float" office:value="31.259281">
            <text:p>31.259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641]-[.F$2])^2" office:value-type="float" office:value="36.9664">
            <text:p>36.9664</text:p>
          </table:table-cell>
          <table:table-cell table:formula="of:=([.B641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31">
            <text:p>31</text:p>
          </table:table-cell>
          <table:table-cell table:formula="of:=([.A642]-[.F$2])^2" office:value-type="float" office:value="437.6464">
            <text:p>437.6464</text:p>
          </table:table-cell>
          <table:table-cell table:formula="of:=([.B642]-[.G$2])^2" office:value-type="float" office:value="184.715281">
            <text:p>184.715281</text:p>
          </table:table-cell>
          <table:table-cell table:number-columns-repeated="6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2">
            <text:p>22</text:p>
          </table:table-cell>
          <table:table-cell table:formula="of:=([.A643]-[.F$2])^2" office:value-type="float" office:value="193.7664">
            <text:p>193.7664</text:p>
          </table:table-cell>
          <table:table-cell table:formula="of:=([.B643]-[.G$2])^2" office:value-type="float" office:value="21.077281">
            <text:p>21.077281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formula="of:=([.A644]-[.F$2])^2" office:value-type="float" office:value="15.3664">
            <text:p>15.3664</text:p>
          </table:table-cell>
          <table:table-cell table:formula="of:=([.B644]-[.G$2])^2" office:value-type="float" office:value="12.895281">
            <text:p>12.89528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645]-[.F$2])^2" office:value-type="float" office:value="16.6464">
            <text:p>16.6464</text:p>
          </table:table-cell>
          <table:table-cell table:formula="of:=([.B645]-[.G$2])^2" office:value-type="float" office:value="5.803281">
            <text:p>5.803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646]-[.F$2])^2" office:value-type="float" office:value="50.1264">
            <text:p>50.1264</text:p>
          </table:table-cell>
          <table:table-cell table:formula="of:=([.B646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table:formula="of:=([.A647]-[.F$2])^2" office:value-type="float" office:value="47.8864">
            <text:p>47.8864</text:p>
          </table:table-cell>
          <table:table-cell table:formula="of:=([.B647]-[.G$2])^2" office:value-type="float" office:value="12.895281">
            <text:p>12.895281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table:formula="of:=([.A648]-[.F$2])^2" office:value-type="float" office:value="24.2064">
            <text:p>24.2064</text:p>
          </table:table-cell>
          <table:table-cell table:formula="of:=([.B648]-[.G$2])^2" office:value-type="float" office:value="0.349281000000001">
            <text:p>0.349281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table:formula="of:=([.A649]-[.F$2])^2" office:value-type="float" office:value="15.3664">
            <text:p>15.3664</text:p>
          </table:table-cell>
          <table:table-cell table:formula="of:=([.B649]-[.G$2])^2" office:value-type="float" office:value="5.803281">
            <text:p>5.803281</text:p>
          </table:table-cell>
          <table:table-cell table:number-columns-repeated="6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table:formula="of:=([.A650]-[.F$2])^2" office:value-type="float" office:value="437.6464">
            <text:p>437.6464</text:p>
          </table:table-cell>
          <table:table-cell table:formula="of:=([.B650]-[.G$2])^2" office:value-type="float" office:value="43.441281">
            <text:p>43.441281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table:formula="of:=([.A651]-[.F$2])^2" office:value-type="float" office:value="724.6864">
            <text:p>724.6864</text:p>
          </table:table-cell>
          <table:table-cell table:formula="of:=([.B651]-[.G$2])^2" office:value-type="float" office:value="604.717281">
            <text:p>604.717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652]-[.F$2])^2" office:value-type="float" office:value="50.1264">
            <text:p>50.1264</text:p>
          </table:table-cell>
          <table:table-cell table:formula="of:=([.B652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table:formula="of:=([.A653]-[.F$2])^2" office:value-type="float" office:value="4.32639999999999">
            <text:p>4.3264</text:p>
          </table:table-cell>
          <table:table-cell table:formula="of:=([.B653]-[.G$2])^2" office:value-type="float" office:value="1.985281">
            <text:p>1.985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formula="of:=([.A654]-[.F$2])^2" office:value-type="float" office:value="50.1264">
            <text:p>50.1264</text:p>
          </table:table-cell>
          <table:table-cell table:formula="of:=([.B654]-[.G$2])^2" office:value-type="float" office:value="54.893281">
            <text:p>54.893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655]-[.F$2])^2" office:value-type="float" office:value="50.1264">
            <text:p>50.1264</text:p>
          </table:table-cell>
          <table:table-cell table:formula="of:=([.B655]-[.G$2])^2" office:value-type="float" office:value="5.803281">
            <text:p>5.803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656]-[.F$2])^2" office:value-type="float" office:value="25.8064">
            <text:p>25.8064</text:p>
          </table:table-cell>
          <table:table-cell table:formula="of:=([.B656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47">
            <text:p>47</text:p>
          </table:table-cell>
          <table:table-cell table:formula="of:=([.A657]-[.F$2])^2" office:value-type="float" office:value="166.9264">
            <text:p>166.9264</text:p>
          </table:table-cell>
          <table:table-cell table:formula="of:=([.B657]-[.G$2])^2" office:value-type="float" office:value="875.627281">
            <text:p>875.627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658]-[.F$2])^2" office:value-type="float" office:value="25.8064">
            <text:p>25.8064</text:p>
          </table:table-cell>
          <table:table-cell table:formula="of:=([.B658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table:formula="of:=([.A659]-[.F$2])^2" office:value-type="float" office:value="222.6064">
            <text:p>222.6064</text:p>
          </table:table-cell>
          <table:table-cell table:formula="of:=([.B659]-[.G$2])^2" office:value-type="float" office:value="43.441281">
            <text:p>43.441281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table:formula="of:=([.A660]-[.F$2])^2" office:value-type="float" office:value="0.00639999999999973">
            <text:p>0.0064</text:p>
          </table:table-cell>
          <table:table-cell table:formula="of:=([.B660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formula="of:=([.A661]-[.F$2])^2" office:value-type="float" office:value="16.6464">
            <text:p>16.6464</text:p>
          </table:table-cell>
          <table:table-cell table:formula="of:=([.B661]-[.G$2])^2" office:value-type="float" office:value="43.441281">
            <text:p>43.441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662]-[.F$2])^2" office:value-type="float" office:value="36.9664">
            <text:p>36.9664</text:p>
          </table:table-cell>
          <table:table-cell table:formula="of:=([.B662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663]-[.F$2])^2" office:value-type="float" office:value="36.9664">
            <text:p>36.9664</text:p>
          </table:table-cell>
          <table:table-cell table:formula="of:=([.B663]-[.G$2])^2" office:value-type="float" office:value="5.803281">
            <text:p>5.803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664]-[.F$2])^2" office:value-type="float" office:value="25.8064">
            <text:p>25.8064</text:p>
          </table:table-cell>
          <table:table-cell table:formula="of:=([.B664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4">
            <text:p>14</text:p>
          </table:table-cell>
          <table:table-cell table:formula="of:=([.A665]-[.F$2])^2" office:value-type="float" office:value="437.6464">
            <text:p>437.6464</text:p>
          </table:table-cell>
          <table:table-cell table:formula="of:=([.B665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22">
            <text:p>22</text:p>
          </table:table-cell>
          <table:table-cell table:formula="of:=([.A666]-[.F$2])^2" office:value-type="float" office:value="2296.3264">
            <text:p>2296.3264</text:p>
          </table:table-cell>
          <table:table-cell table:formula="of:=([.B666]-[.G$2])^2" office:value-type="float" office:value="21.077281">
            <text:p>21.077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667]-[.F$2])^2" office:value-type="float" office:value="50.1264">
            <text:p>50.1264</text:p>
          </table:table-cell>
          <table:table-cell table:formula="of:=([.B667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table:formula="of:=([.A668]-[.F$2])^2" office:value-type="float" office:value="0.00639999999999973">
            <text:p>0.0064</text:p>
          </table:table-cell>
          <table:table-cell table:formula="of:=([.B668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669]-[.F$2])^2" office:value-type="float" office:value="50.1264">
            <text:p>50.1264</text:p>
          </table:table-cell>
          <table:table-cell table:formula="of:=([.B669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table:formula="of:=([.A670]-[.F$2])^2" office:value-type="float" office:value="98.4064">
            <text:p>98.4064</text:p>
          </table:table-cell>
          <table:table-cell table:formula="of:=([.B670]-[.G$2])^2" office:value-type="float" office:value="54.893281">
            <text:p>54.893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671]-[.F$2])^2" office:value-type="float" office:value="25.8064">
            <text:p>25.8064</text:p>
          </table:table-cell>
          <table:table-cell table:formula="of:=([.B671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formula="of:=([.A672]-[.F$2])^2" office:value-type="float" office:value="25.8064">
            <text:p>25.8064</text:p>
          </table:table-cell>
          <table:table-cell table:formula="of:=([.B672]-[.G$2])^2" office:value-type="float" office:value="0.167280999999999">
            <text:p>0.167281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table:formula="of:=([.A673]-[.F$2])^2" office:value-type="float" office:value="98.4064">
            <text:p>98.4064</text:p>
          </table:table-cell>
          <table:table-cell table:formula="of:=([.B673]-[.G$2])^2" office:value-type="float" office:value="212.897281">
            <text:p>212.897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674]-[.F$2])^2" office:value-type="float" office:value="36.9664">
            <text:p>36.9664</text:p>
          </table:table-cell>
          <table:table-cell table:formula="of:=([.B674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1">
            <text:p>21</text:p>
          </table:table-cell>
          <table:table-cell table:formula="of:=([.A675]-[.F$2])^2" office:value-type="float" office:value="119.2464">
            <text:p>119.2464</text:p>
          </table:table-cell>
          <table:table-cell table:formula="of:=([.B675]-[.G$2])^2" office:value-type="float" office:value="12.895281">
            <text:p>12.895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676]-[.F$2])^2" office:value-type="float" office:value="36.9664">
            <text:p>36.9664</text:p>
          </table:table-cell>
          <table:table-cell table:formula="of:=([.B676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table:formula="of:=([.A677]-[.F$2])^2" office:value-type="float" office:value="16.6464">
            <text:p>16.6464</text:p>
          </table:table-cell>
          <table:table-cell table:formula="of:=([.B677]-[.G$2])^2" office:value-type="float" office:value="134.351281">
            <text:p>134.351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678]-[.F$2])^2" office:value-type="float" office:value="36.9664">
            <text:p>36.9664</text:p>
          </table:table-cell>
          <table:table-cell table:formula="of:=([.B678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table:formula="of:=([.A679]-[.F$2])^2" office:value-type="float" office:value="253.4464">
            <text:p>253.4464</text:p>
          </table:table-cell>
          <table:table-cell table:formula="of:=([.B679]-[.G$2])^2" office:value-type="float" office:value="423.989281">
            <text:p>423.989281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table:formula="of:=([.A680]-[.F$2])^2" office:value-type="float" office:value="3.68640000000001">
            <text:p>3.6864</text:p>
          </table:table-cell>
          <table:table-cell table:formula="of:=([.B680]-[.G$2])^2" office:value-type="float" office:value="212.897281">
            <text:p>212.897281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table:formula="of:=([.A681]-[.F$2])^2" office:value-type="float" office:value="8.52640000000001">
            <text:p>8.5264</text:p>
          </table:table-cell>
          <table:table-cell table:formula="of:=([.B681]-[.G$2])^2" office:value-type="float" office:value="21.077281">
            <text:p>21.077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682]-[.F$2])^2" office:value-type="float" office:value="36.9664">
            <text:p>36.9664</text:p>
          </table:table-cell>
          <table:table-cell table:formula="of:=([.B682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table:formula="of:=([.A683]-[.F$2])^2" office:value-type="float" office:value="24.2064">
            <text:p>24.2064</text:p>
          </table:table-cell>
          <table:table-cell table:formula="of:=([.B683]-[.G$2])^2" office:value-type="float" office:value="21.077281">
            <text:p>21.077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684]-[.F$2])^2" office:value-type="float" office:value="25.8064">
            <text:p>25.8064</text:p>
          </table:table-cell>
          <table:table-cell table:formula="of:=([.B684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685]-[.F$2])^2" office:value-type="float" office:value="36.9664">
            <text:p>36.9664</text:p>
          </table:table-cell>
          <table:table-cell table:formula="of:=([.B685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686]-[.F$2])^2" office:value-type="float" office:value="25.8064">
            <text:p>25.8064</text:p>
          </table:table-cell>
          <table:table-cell table:formula="of:=([.B686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formula="of:=([.A687]-[.F$2])^2" office:value-type="float" office:value="36.9664">
            <text:p>36.9664</text:p>
          </table:table-cell>
          <table:table-cell table:formula="of:=([.B687]-[.G$2])^2" office:value-type="float" office:value="6.71328100000001">
            <text:p>6.713281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table:formula="of:=([.A688]-[.F$2])^2" office:value-type="float" office:value="724.6864">
            <text:p>724.6864</text:p>
          </table:table-cell>
          <table:table-cell table:formula="of:=([.B688]-[.G$2])^2" office:value-type="float" office:value="997.991281">
            <text:p>997.991281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table:formula="of:=([.A689]-[.F$2])^2" office:value-type="float" office:value="35.0464">
            <text:p>35.0464</text:p>
          </table:table-cell>
          <table:table-cell table:formula="of:=([.B689]-[.G$2])^2" office:value-type="float" office:value="31.259281">
            <text:p>31.259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690]-[.F$2])^2" office:value-type="float" office:value="36.9664">
            <text:p>36.9664</text:p>
          </table:table-cell>
          <table:table-cell table:formula="of:=([.B690]-[.G$2])^2" office:value-type="float" office:value="5.803281">
            <text:p>5.803281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2">
            <text:p>42</text:p>
          </table:table-cell>
          <table:table-cell table:formula="of:=([.A691]-[.F$2])^2" office:value-type="float" office:value="98.4064">
            <text:p>98.4064</text:p>
          </table:table-cell>
          <table:table-cell table:formula="of:=([.B691]-[.G$2])^2" office:value-type="float" office:value="604.717281">
            <text:p>604.717281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table:formula="of:=([.A692]-[.F$2])^2" office:value-type="float" office:value="3.68640000000001">
            <text:p>3.6864</text:p>
          </table:table-cell>
          <table:table-cell table:formula="of:=([.B692]-[.G$2])^2" office:value-type="float" office:value="12.895281">
            <text:p>12.895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693]-[.F$2])^2" office:value-type="float" office:value="36.9664">
            <text:p>36.9664</text:p>
          </table:table-cell>
          <table:table-cell table:formula="of:=([.B693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table:formula="of:=([.A694]-[.F$2])^2" office:value-type="float" office:value="1.1664">
            <text:p>1.1664</text:p>
          </table:table-cell>
          <table:table-cell table:formula="of:=([.B694]-[.G$2])^2" office:value-type="float" office:value="12.895281">
            <text:p>12.895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695]-[.F$2])^2" office:value-type="float" office:value="50.1264">
            <text:p>50.1264</text:p>
          </table:table-cell>
          <table:table-cell table:formula="of:=([.B695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696]-[.F$2])^2" office:value-type="float" office:value="25.8064">
            <text:p>25.8064</text:p>
          </table:table-cell>
          <table:table-cell table:formula="of:=([.B696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697]-[.F$2])^2" office:value-type="float" office:value="36.9664">
            <text:p>36.9664</text:p>
          </table:table-cell>
          <table:table-cell table:formula="of:=([.B697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698]-[.F$2])^2" office:value-type="float" office:value="36.9664">
            <text:p>36.9664</text:p>
          </table:table-cell>
          <table:table-cell table:formula="of:=([.B698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699]-[.F$2])^2" office:value-type="float" office:value="36.9664">
            <text:p>36.9664</text:p>
          </table:table-cell>
          <table:table-cell table:formula="of:=([.B699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00]-[.F$2])^2" office:value-type="float" office:value="50.1264">
            <text:p>50.1264</text:p>
          </table:table-cell>
          <table:table-cell table:formula="of:=([.B700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table:formula="of:=([.A701]-[.F$2])^2" office:value-type="float" office:value="0.00639999999999973">
            <text:p>0.0064</text:p>
          </table:table-cell>
          <table:table-cell table:formula="of:=([.B701]-[.G$2])^2" office:value-type="float" office:value="0.167280999999999">
            <text:p>0.167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702]-[.F$2])^2" office:value-type="float" office:value="25.8064">
            <text:p>25.8064</text:p>
          </table:table-cell>
          <table:table-cell table:formula="of:=([.B702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703]-[.F$2])^2" office:value-type="float" office:value="25.8064">
            <text:p>25.8064</text:p>
          </table:table-cell>
          <table:table-cell table:formula="of:=([.B703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3">
            <text:p>43</text:p>
          </table:table-cell>
          <table:table-cell table:formula="of:=([.A704]-[.F$2])^2" office:value-type="float" office:value="119.2464">
            <text:p>119.2464</text:p>
          </table:table-cell>
          <table:table-cell table:formula="of:=([.B704]-[.G$2])^2" office:value-type="float" office:value="654.899281">
            <text:p>654.899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705]-[.F$2])^2" office:value-type="float" office:value="25.8064">
            <text:p>25.8064</text:p>
          </table:table-cell>
          <table:table-cell table:formula="of:=([.B705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706]-[.F$2])^2" office:value-type="float" office:value="25.8064">
            <text:p>25.8064</text:p>
          </table:table-cell>
          <table:table-cell table:formula="of:=([.B706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707]-[.F$2])^2" office:value-type="float" office:value="36.9664">
            <text:p>36.9664</text:p>
          </table:table-cell>
          <table:table-cell table:formula="of:=([.B707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table:formula="of:=([.A708]-[.F$2])^2" office:value-type="float" office:value="166.9264">
            <text:p>166.9264</text:p>
          </table:table-cell>
          <table:table-cell table:formula="of:=([.B708]-[.G$2])^2" office:value-type="float" office:value="43.441281">
            <text:p>43.441281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table:formula="of:=([.A709]-[.F$2])^2" office:value-type="float" office:value="3.68640000000001">
            <text:p>3.6864</text:p>
          </table:table-cell>
          <table:table-cell table:formula="of:=([.B709]-[.G$2])^2" office:value-type="float" office:value="0.167280999999999">
            <text:p>0.167281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table:formula="of:=([.A710]-[.F$2])^2" office:value-type="float" office:value="79.5664">
            <text:p>79.5664</text:p>
          </table:table-cell>
          <table:table-cell table:formula="of:=([.B710]-[.G$2])^2" office:value-type="float" office:value="12.895281">
            <text:p>12.895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711]-[.F$2])^2" office:value-type="float" office:value="36.9664">
            <text:p>36.9664</text:p>
          </table:table-cell>
          <table:table-cell table:formula="of:=([.B711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712]-[.F$2])^2" office:value-type="float" office:value="36.9664">
            <text:p>36.9664</text:p>
          </table:table-cell>
          <table:table-cell table:formula="of:=([.B712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713]-[.F$2])^2" office:value-type="float" office:value="50.1264">
            <text:p>50.1264</text:p>
          </table:table-cell>
          <table:table-cell table:formula="of:=([.B713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14]-[.F$2])^2" office:value-type="float" office:value="50.1264">
            <text:p>50.1264</text:p>
          </table:table-cell>
          <table:table-cell table:formula="of:=([.B714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715]-[.F$2])^2" office:value-type="float" office:value="25.8064">
            <text:p>25.8064</text:p>
          </table:table-cell>
          <table:table-cell table:formula="of:=([.B715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716]-[.F$2])^2" office:value-type="float" office:value="36.9664">
            <text:p>36.9664</text:p>
          </table:table-cell>
          <table:table-cell table:formula="of:=([.B716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717]-[.F$2])^2" office:value-type="float" office:value="25.8064">
            <text:p>25.8064</text:p>
          </table:table-cell>
          <table:table-cell table:formula="of:=([.B717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718]-[.F$2])^2" office:value-type="float" office:value="36.9664">
            <text:p>36.9664</text:p>
          </table:table-cell>
          <table:table-cell table:formula="of:=([.B718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719]-[.F$2])^2" office:value-type="float" office:value="36.9664">
            <text:p>36.9664</text:p>
          </table:table-cell>
          <table:table-cell table:formula="of:=([.B719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table:formula="of:=([.A720]-[.F$2])^2" office:value-type="float" office:value="15.3664">
            <text:p>15.3664</text:p>
          </table:table-cell>
          <table:table-cell table:formula="of:=([.B720]-[.G$2])^2" office:value-type="float" office:value="243.079281">
            <text:p>243.079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721]-[.F$2])^2" office:value-type="float" office:value="50.1264">
            <text:p>50.1264</text:p>
          </table:table-cell>
          <table:table-cell table:formula="of:=([.B721]-[.G$2])^2" office:value-type="float" office:value="5.803281">
            <text:p>5.803281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table:formula="of:=([.A722]-[.F$2])^2" office:value-type="float" office:value="79.5664">
            <text:p>79.5664</text:p>
          </table:table-cell>
          <table:table-cell table:formula="of:=([.B722]-[.G$2])^2" office:value-type="float" office:value="243.079281">
            <text:p>243.079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723]-[.F$2])^2" office:value-type="float" office:value="25.8064">
            <text:p>25.8064</text:p>
          </table:table-cell>
          <table:table-cell table:formula="of:=([.B723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724]-[.F$2])^2" office:value-type="float" office:value="50.1264">
            <text:p>50.1264</text:p>
          </table:table-cell>
          <table:table-cell table:formula="of:=([.B724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725]-[.F$2])^2" office:value-type="float" office:value="25.8064">
            <text:p>25.8064</text:p>
          </table:table-cell>
          <table:table-cell table:formula="of:=([.B725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  <table:table-cell table:formula="of:=([.A726]-[.F$2])^2" office:value-type="float" office:value="62.7264">
            <text:p>62.7264</text:p>
          </table:table-cell>
          <table:table-cell table:formula="of:=([.B726]-[.G$2])^2" office:value-type="float" office:value="73.805281">
            <text:p>73.805281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table:formula="of:=([.A727]-[.F$2])^2" office:value-type="float" office:value="724.6864">
            <text:p>724.6864</text:p>
          </table:table-cell>
          <table:table-cell table:formula="of:=([.B727]-[.G$2])^2" office:value-type="float" office:value="6.71328100000001">
            <text:p>6.713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728]-[.F$2])^2" office:value-type="float" office:value="25.8064">
            <text:p>25.8064</text:p>
          </table:table-cell>
          <table:table-cell table:formula="of:=([.B728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3">
            <text:p>53</text:p>
          </table:table-cell>
          <table:table-cell table:formula="of:=([.A729]-[.F$2])^2" office:value-type="float" office:value="15.3664">
            <text:p>15.3664</text:p>
          </table:table-cell>
          <table:table-cell table:formula="of:=([.B729]-[.G$2])^2" office:value-type="float" office:value="1266.719281">
            <text:p>1266.71928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table:formula="of:=([.A730]-[.F$2])^2" office:value-type="float" office:value="4.32639999999999">
            <text:p>4.3264</text:p>
          </table:table-cell>
          <table:table-cell table:formula="of:=([.B730]-[.G$2])^2" office:value-type="float" office:value="0.167280999999999">
            <text:p>0.167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731]-[.F$2])^2" office:value-type="float" office:value="36.9664">
            <text:p>36.9664</text:p>
          </table:table-cell>
          <table:table-cell table:formula="of:=([.B731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table:formula="of:=([.A732]-[.F$2])^2" office:value-type="float" office:value="0.846400000000003">
            <text:p>0.8464</text:p>
          </table:table-cell>
          <table:table-cell table:formula="of:=([.B732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table:formula="of:=([.A733]-[.F$2])^2" office:value-type="float" office:value="16.6464">
            <text:p>16.6464</text:p>
          </table:table-cell>
          <table:table-cell table:formula="of:=([.B733]-[.G$2])^2" office:value-type="float" office:value="21.077281">
            <text:p>21.077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734]-[.F$2])^2" office:value-type="float" office:value="36.9664">
            <text:p>36.9664</text:p>
          </table:table-cell>
          <table:table-cell table:formula="of:=([.B734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formula="of:=([.A735]-[.F$2])^2" office:value-type="float" office:value="98.4064">
            <text:p>98.4064</text:p>
          </table:table-cell>
          <table:table-cell table:formula="of:=([.B735]-[.G$2])^2" office:value-type="float" office:value="935.809281">
            <text:p>935.809281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table:formula="of:=([.A736]-[.F$2])^2" office:value-type="float" office:value="142.0864">
            <text:p>142.0864</text:p>
          </table:table-cell>
          <table:table-cell table:formula="of:=([.B736]-[.G$2])^2" office:value-type="float" office:value="243.079281">
            <text:p>243.079281</text:p>
          </table:table-cell>
          <table:table-cell table:number-columns-repeated="6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table:formula="of:=([.A737]-[.F$2])^2" office:value-type="float" office:value="253.4464">
            <text:p>253.4464</text:p>
          </table:table-cell>
          <table:table-cell table:formula="of:=([.B737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738]-[.F$2])^2" office:value-type="float" office:value="50.1264">
            <text:p>50.1264</text:p>
          </table:table-cell>
          <table:table-cell table:formula="of:=([.B738]-[.G$2])^2" office:value-type="float" office:value="5.803281">
            <text:p>5.803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739]-[.F$2])^2" office:value-type="float" office:value="25.8064">
            <text:p>25.8064</text:p>
          </table:table-cell>
          <table:table-cell table:formula="of:=([.B739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740]-[.F$2])^2" office:value-type="float" office:value="50.1264">
            <text:p>50.1264</text:p>
          </table:table-cell>
          <table:table-cell table:formula="of:=([.B740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741]-[.F$2])^2" office:value-type="float" office:value="50.1264">
            <text:p>50.1264</text:p>
          </table:table-cell>
          <table:table-cell table:formula="of:=([.B741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table:formula="of:=([.A742]-[.F$2])^2" office:value-type="float" office:value="142.0864">
            <text:p>142.0864</text:p>
          </table:table-cell>
          <table:table-cell table:formula="of:=([.B742]-[.G$2])^2" office:value-type="float" office:value="6.71328100000001">
            <text:p>6.713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743]-[.F$2])^2" office:value-type="float" office:value="25.8064">
            <text:p>25.8064</text:p>
          </table:table-cell>
          <table:table-cell table:formula="of:=([.B743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table:formula="of:=([.A744]-[.F$2])^2" office:value-type="float" office:value="15.3664">
            <text:p>15.3664</text:p>
          </table:table-cell>
          <table:table-cell table:formula="of:=([.B744]-[.G$2])^2" office:value-type="float" office:value="31.259281">
            <text:p>31.259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formula="of:=([.A745]-[.F$2])^2" office:value-type="float" office:value="36.9664">
            <text:p>36.9664</text:p>
          </table:table-cell>
          <table:table-cell table:formula="of:=([.B745]-[.G$2])^2" office:value-type="float" office:value="1.985281">
            <text:p>1.985281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 table:formula="of:=([.A746]-[.F$2])^2" office:value-type="float" office:value="24.2064">
            <text:p>24.2064</text:p>
          </table:table-cell>
          <table:table-cell table:formula="of:=([.B746]-[.G$2])^2" office:value-type="float" office:value="57.623281">
            <text:p>57.623281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table:formula="of:=([.A747]-[.F$2])^2" office:value-type="float" office:value="47.8864">
            <text:p>47.8864</text:p>
          </table:table-cell>
          <table:table-cell table:formula="of:=([.B747]-[.G$2])^2" office:value-type="float" office:value="21.077281">
            <text:p>21.077281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748]-[.F$2])^2" office:value-type="float" office:value="0.00639999999999973">
            <text:p>0.0064</text:p>
          </table:table-cell>
          <table:table-cell table:formula="of:=([.B748]-[.G$2])^2" office:value-type="float" office:value="6.71328100000001">
            <text:p>6.713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749]-[.F$2])^2" office:value-type="float" office:value="36.9664">
            <text:p>36.9664</text:p>
          </table:table-cell>
          <table:table-cell table:formula="of:=([.B749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3">
            <text:p>23</text:p>
          </table:table-cell>
          <table:table-cell table:formula="of:=([.A750]-[.F$2])^2" office:value-type="float" office:value="24.2064">
            <text:p>24.2064</text:p>
          </table:table-cell>
          <table:table-cell table:formula="of:=([.B750]-[.G$2])^2" office:value-type="float" office:value="31.259281">
            <text:p>31.259281</text:p>
          </table:table-cell>
          <table:table-cell table:number-columns-repeated="6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7">
            <text:p>17</text:p>
          </table:table-cell>
          <table:table-cell table:formula="of:=([.A751]-[.F$2])^2" office:value-type="float" office:value="779.5264">
            <text:p>779.5264</text:p>
          </table:table-cell>
          <table:table-cell table:formula="of:=([.B751]-[.G$2])^2" office:value-type="float" office:value="0.167280999999999">
            <text:p>0.167281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table:formula="of:=([.A752]-[.F$2])^2" office:value-type="float" office:value="15.3664">
            <text:p>15.3664</text:p>
          </table:table-cell>
          <table:table-cell table:formula="of:=([.B752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table:formula="of:=([.A753]-[.F$2])^2" office:value-type="float" office:value="98.4064">
            <text:p>98.4064</text:p>
          </table:table-cell>
          <table:table-cell table:formula="of:=([.B753]-[.G$2])^2" office:value-type="float" office:value="12.895281">
            <text:p>12.895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754]-[.F$2])^2" office:value-type="float" office:value="36.9664">
            <text:p>36.9664</text:p>
          </table:table-cell>
          <table:table-cell table:formula="of:=([.B754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table:formula="of:=([.A755]-[.F$2])^2" office:value-type="float" office:value="3.68640000000001">
            <text:p>3.6864</text:p>
          </table:table-cell>
          <table:table-cell table:formula="of:=([.B755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756]-[.F$2])^2" office:value-type="float" office:value="25.8064">
            <text:p>25.8064</text:p>
          </table:table-cell>
          <table:table-cell table:formula="of:=([.B756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formula="of:=([.A757]-[.F$2])^2" office:value-type="float" office:value="16.6464">
            <text:p>16.6464</text:p>
          </table:table-cell>
          <table:table-cell table:formula="of:=([.B757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table:formula="of:=([.A758]-[.F$2])^2" office:value-type="float" office:value="98.4064">
            <text:p>98.4064</text:p>
          </table:table-cell>
          <table:table-cell table:formula="of:=([.B758]-[.G$2])^2" office:value-type="float" office:value="57.623281">
            <text:p>57.623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759]-[.F$2])^2" office:value-type="float" office:value="36.9664">
            <text:p>36.9664</text:p>
          </table:table-cell>
          <table:table-cell table:formula="of:=([.B759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2">
            <text:p>42</text:p>
          </table:table-cell>
          <table:table-cell table:formula="of:=([.A760]-[.F$2])^2" office:value-type="float" office:value="3.68640000000001">
            <text:p>3.6864</text:p>
          </table:table-cell>
          <table:table-cell table:formula="of:=([.B760]-[.G$2])^2" office:value-type="float" office:value="604.717281">
            <text:p>604.717281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3">
            <text:p>23</text:p>
          </table:table-cell>
          <table:table-cell table:formula="of:=([.A761]-[.F$2])^2" office:value-type="float" office:value="24.2064">
            <text:p>24.2064</text:p>
          </table:table-cell>
          <table:table-cell table:formula="of:=([.B761]-[.G$2])^2" office:value-type="float" office:value="31.259281">
            <text:p>31.259281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  <table:table-cell table:formula="of:=([.A762]-[.F$2])^2" office:value-type="float" office:value="98.4064">
            <text:p>98.4064</text:p>
          </table:table-cell>
          <table:table-cell table:formula="of:=([.B762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63]-[.F$2])^2" office:value-type="float" office:value="50.1264">
            <text:p>50.1264</text:p>
          </table:table-cell>
          <table:table-cell table:formula="of:=([.B763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table:formula="of:=([.A764]-[.F$2])^2" office:value-type="float" office:value="253.4464">
            <text:p>253.4464</text:p>
          </table:table-cell>
          <table:table-cell table:formula="of:=([.B764]-[.G$2])^2" office:value-type="float" office:value="43.441281">
            <text:p>43.441281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table:formula="of:=([.A765]-[.F$2])^2" office:value-type="float" office:value="62.7264">
            <text:p>62.7264</text:p>
          </table:table-cell>
          <table:table-cell table:formula="of:=([.B765]-[.G$2])^2" office:value-type="float" office:value="112.169281">
            <text:p>112.169281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table:formula="of:=([.A766]-[.F$2])^2" office:value-type="float" office:value="15.3664">
            <text:p>15.3664</text:p>
          </table:table-cell>
          <table:table-cell table:formula="of:=([.B766]-[.G$2])^2" office:value-type="float" office:value="43.441281">
            <text:p>43.441281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formula="of:=([.A767]-[.F$2])^2" office:value-type="float" office:value="101.6064">
            <text:p>101.6064</text:p>
          </table:table-cell>
          <table:table-cell table:formula="of:=([.B767]-[.G$2])^2" office:value-type="float" office:value="88.529281">
            <text:p>88.529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768]-[.F$2])^2" office:value-type="float" office:value="36.9664">
            <text:p>36.9664</text:p>
          </table:table-cell>
          <table:table-cell table:formula="of:=([.B768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table:formula="of:=([.A769]-[.F$2])^2" office:value-type="float" office:value="0.00639999999999973">
            <text:p>0.0064</text:p>
          </table:table-cell>
          <table:table-cell table:formula="of:=([.B769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table:formula="of:=([.A770]-[.F$2])^2" office:value-type="float" office:value="0.00639999999999973">
            <text:p>0.0064</text:p>
          </table:table-cell>
          <table:table-cell table:formula="of:=([.B770]-[.G$2])^2" office:value-type="float" office:value="0.349281000000001">
            <text:p>0.349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771]-[.F$2])^2" office:value-type="float" office:value="36.9664">
            <text:p>36.9664</text:p>
          </table:table-cell>
          <table:table-cell table:formula="of:=([.B771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772]-[.F$2])^2" office:value-type="float" office:value="25.8064">
            <text:p>25.8064</text:p>
          </table:table-cell>
          <table:table-cell table:formula="of:=([.B772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773]-[.F$2])^2" office:value-type="float" office:value="50.1264">
            <text:p>50.1264</text:p>
          </table:table-cell>
          <table:table-cell table:formula="of:=([.B773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formula="of:=([.A774]-[.F$2])^2" office:value-type="float" office:value="16.6464">
            <text:p>16.6464</text:p>
          </table:table-cell>
          <table:table-cell table:formula="of:=([.B774]-[.G$2])^2" office:value-type="float" office:value="1.985281">
            <text:p>1.985281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table:formula="of:=([.A775]-[.F$2])^2" office:value-type="float" office:value="24.2064">
            <text:p>24.2064</text:p>
          </table:table-cell>
          <table:table-cell table:formula="of:=([.B775]-[.G$2])^2" office:value-type="float" office:value="0.349281000000001">
            <text:p>0.34928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table:formula="of:=([.A776]-[.F$2])^2" office:value-type="float" office:value="1.1664">
            <text:p>1.1664</text:p>
          </table:table-cell>
          <table:table-cell table:formula="of:=([.B776]-[.G$2])^2" office:value-type="float" office:value="5.803281">
            <text:p>5.803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777]-[.F$2])^2" office:value-type="float" office:value="36.9664">
            <text:p>36.9664</text:p>
          </table:table-cell>
          <table:table-cell table:formula="of:=([.B777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778]-[.F$2])^2" office:value-type="float" office:value="25.8064">
            <text:p>25.8064</text:p>
          </table:table-cell>
          <table:table-cell table:formula="of:=([.B778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779]-[.F$2])^2" office:value-type="float" office:value="25.8064">
            <text:p>25.8064</text:p>
          </table:table-cell>
          <table:table-cell table:formula="of:=([.B779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780]-[.F$2])^2" office:value-type="float" office:value="50.1264">
            <text:p>50.1264</text:p>
          </table:table-cell>
          <table:table-cell table:formula="of:=([.B780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7">
            <text:p>27</text:p>
          </table:table-cell>
          <table:table-cell table:formula="of:=([.A781]-[.F$2])^2" office:value-type="float" office:value="98.4064">
            <text:p>98.4064</text:p>
          </table:table-cell>
          <table:table-cell table:formula="of:=([.B781]-[.G$2])^2" office:value-type="float" office:value="91.987281">
            <text:p>91.987281</text:p>
          </table:table-cell>
          <table:table-cell table:number-columns-repeated="6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table:formula="of:=([.A782]-[.F$2])^2" office:value-type="float" office:value="525.3264">
            <text:p>525.3264</text:p>
          </table:table-cell>
          <table:table-cell table:formula="of:=([.B782]-[.G$2])^2" office:value-type="float" office:value="184.715281">
            <text:p>184.715281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table:formula="of:=([.A783]-[.F$2])^2" office:value-type="float" office:value="8.52640000000001">
            <text:p>8.5264</text:p>
          </table:table-cell>
          <table:table-cell table:formula="of:=([.B783]-[.G$2])^2" office:value-type="float" office:value="5.803281">
            <text:p>5.803281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table:formula="of:=([.A784]-[.F$2])^2" office:value-type="float" office:value="3.68640000000001">
            <text:p>3.6864</text:p>
          </table:table-cell>
          <table:table-cell table:formula="of:=([.B784]-[.G$2])^2" office:value-type="float" office:value="1.985281">
            <text:p>1.98528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8">
            <text:p>18</text:p>
          </table:table-cell>
          <table:table-cell table:formula="of:=([.A785]-[.F$2])^2" office:value-type="float" office:value="25.8064">
            <text:p>25.8064</text:p>
          </table:table-cell>
          <table:table-cell table:formula="of:=([.B785]-[.G$2])^2" office:value-type="float" office:value="0.349281000000001">
            <text:p>0.349281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table:formula="of:=([.A786]-[.F$2])^2" office:value-type="float" office:value="15.3664">
            <text:p>15.3664</text:p>
          </table:table-cell>
          <table:table-cell table:formula="of:=([.B786]-[.G$2])^2" office:value-type="float" office:value="21.077281">
            <text:p>21.077281</text:p>
          </table:table-cell>
          <table:table-cell table:number-columns-repeated="6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3">
            <text:p>23</text:p>
          </table:table-cell>
          <table:table-cell table:formula="of:=([.A787]-[.F$2])^2" office:value-type="float" office:value="119.2464">
            <text:p>119.2464</text:p>
          </table:table-cell>
          <table:table-cell table:formula="of:=([.B787]-[.G$2])^2" office:value-type="float" office:value="31.259281">
            <text:p>31.259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88]-[.F$2])^2" office:value-type="float" office:value="50.1264">
            <text:p>50.1264</text:p>
          </table:table-cell>
          <table:table-cell table:formula="of:=([.B788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9">
            <text:p>29</text:p>
          </table:table-cell>
          <table:table-cell table:formula="of:=([.A789]-[.F$2])^2" office:value-type="float" office:value="671.8464">
            <text:p>671.8464</text:p>
          </table:table-cell>
          <table:table-cell table:formula="of:=([.B789]-[.G$2])^2" office:value-type="float" office:value="134.351281">
            <text:p>134.351281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3">
            <text:p>13</text:p>
          </table:table-cell>
          <table:table-cell table:formula="of:=([.A790]-[.F$2])^2" office:value-type="float" office:value="62.7264">
            <text:p>62.7264</text:p>
          </table:table-cell>
          <table:table-cell table:formula="of:=([.B790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6">
            <text:p>26</text:p>
          </table:table-cell>
          <table:table-cell table:formula="of:=([.A791]-[.F$2])^2" office:value-type="float" office:value="98.4064">
            <text:p>98.4064</text:p>
          </table:table-cell>
          <table:table-cell table:formula="of:=([.B791]-[.G$2])^2" office:value-type="float" office:value="73.805281">
            <text:p>73.805281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  <table:table-cell table:formula="of:=([.A792]-[.F$2])^2" office:value-type="float" office:value="98.4064">
            <text:p>98.4064</text:p>
          </table:table-cell>
          <table:table-cell table:formula="of:=([.B792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793]-[.F$2])^2" office:value-type="float" office:value="25.8064">
            <text:p>25.8064</text:p>
          </table:table-cell>
          <table:table-cell table:formula="of:=([.B793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794]-[.F$2])^2" office:value-type="float" office:value="25.8064">
            <text:p>25.8064</text:p>
          </table:table-cell>
          <table:table-cell table:formula="of:=([.B794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formula="of:=([.A795]-[.F$2])^2" office:value-type="float" office:value="15.3664">
            <text:p>15.3664</text:p>
          </table:table-cell>
          <table:table-cell table:formula="of:=([.B795]-[.G$2])^2" office:value-type="float" office:value="12.895281">
            <text:p>12.895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796]-[.F$2])^2" office:value-type="float" office:value="36.9664">
            <text:p>36.9664</text:p>
          </table:table-cell>
          <table:table-cell table:formula="of:=([.B796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table:formula="of:=([.A797]-[.F$2])^2" office:value-type="float" office:value="0.846400000000003">
            <text:p>0.8464</text:p>
          </table:table-cell>
          <table:table-cell table:formula="of:=([.B797]-[.G$2])^2" office:value-type="float" office:value="0.167280999999999">
            <text:p>0.167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798]-[.F$2])^2" office:value-type="float" office:value="25.8064">
            <text:p>25.8064</text:p>
          </table:table-cell>
          <table:table-cell table:formula="of:=([.B798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table:formula="of:=([.A799]-[.F$2])^2" office:value-type="float" office:value="62.7264">
            <text:p>62.7264</text:p>
          </table:table-cell>
          <table:table-cell table:formula="of:=([.B799]-[.G$2])^2" office:value-type="float" office:value="275.261281">
            <text:p>275.261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800]-[.F$2])^2" office:value-type="float" office:value="25.8064">
            <text:p>25.8064</text:p>
          </table:table-cell>
          <table:table-cell table:formula="of:=([.B800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table:formula="of:=([.A801]-[.F$2])^2" office:value-type="float" office:value="62.7264">
            <text:p>62.7264</text:p>
          </table:table-cell>
          <table:table-cell table:formula="of:=([.B801]-[.G$2])^2" office:value-type="float" office:value="12.895281">
            <text:p>12.895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802]-[.F$2])^2" office:value-type="float" office:value="25.8064">
            <text:p>25.8064</text:p>
          </table:table-cell>
          <table:table-cell table:formula="of:=([.B802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formula="of:=([.A803]-[.F$2])^2" office:value-type="float" office:value="9.48639999999999">
            <text:p>9.4864</text:p>
          </table:table-cell>
          <table:table-cell table:formula="of:=([.B803]-[.G$2])^2" office:value-type="float" office:value="1.985281">
            <text:p>1.985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804]-[.F$2])^2" office:value-type="float" office:value="50.1264">
            <text:p>50.1264</text:p>
          </table:table-cell>
          <table:table-cell table:formula="of:=([.B804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805]-[.F$2])^2" office:value-type="float" office:value="50.1264">
            <text:p>50.1264</text:p>
          </table:table-cell>
          <table:table-cell table:formula="of:=([.B805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806]-[.F$2])^2" office:value-type="float" office:value="16.6464">
            <text:p>16.6464</text:p>
          </table:table-cell>
          <table:table-cell table:formula="of:=([.B806]-[.G$2])^2" office:value-type="float" office:value="5.803281">
            <text:p>5.803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807]-[.F$2])^2" office:value-type="float" office:value="50.1264">
            <text:p>50.1264</text:p>
          </table:table-cell>
          <table:table-cell table:formula="of:=([.B807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table:formula="of:=([.A808]-[.F$2])^2" office:value-type="float" office:value="4.32639999999999">
            <text:p>4.3264</text:p>
          </table:table-cell>
          <table:table-cell table:formula="of:=([.B808]-[.G$2])^2" office:value-type="float" office:value="54.893281">
            <text:p>54.893281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table:formula="of:=([.A809]-[.F$2])^2" office:value-type="float" office:value="47.8864">
            <text:p>47.8864</text:p>
          </table:table-cell>
          <table:table-cell table:formula="of:=([.B809]-[.G$2])^2" office:value-type="float" office:value="31.259281">
            <text:p>31.259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810]-[.F$2])^2" office:value-type="float" office:value="36.9664">
            <text:p>36.9664</text:p>
          </table:table-cell>
          <table:table-cell table:formula="of:=([.B810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table:formula="of:=([.A811]-[.F$2])^2" office:value-type="float" office:value="24.2064">
            <text:p>24.2064</text:p>
          </table:table-cell>
          <table:table-cell table:formula="of:=([.B811]-[.G$2])^2" office:value-type="float" office:value="6.71328100000001">
            <text:p>6.713281</text:p>
          </table:table-cell>
          <table:table-cell table:number-columns-repeated="6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5">
            <text:p>15</text:p>
          </table:table-cell>
          <table:table-cell table:formula="of:=([.A812]-[.F$2])^2" office:value-type="float" office:value="357.9664">
            <text:p>357.9664</text:p>
          </table:table-cell>
          <table:table-cell table:formula="of:=([.B812]-[.G$2])^2" office:value-type="float" office:value="5.803281">
            <text:p>5.803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813]-[.F$2])^2" office:value-type="float" office:value="25.8064">
            <text:p>25.8064</text:p>
          </table:table-cell>
          <table:table-cell table:formula="of:=([.B813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table:formula="of:=([.A814]-[.F$2])^2" office:value-type="float" office:value="193.7664">
            <text:p>193.7664</text:p>
          </table:table-cell>
          <table:table-cell table:formula="of:=([.B814]-[.G$2])^2" office:value-type="float" office:value="43.441281">
            <text:p>43.441281</text:p>
          </table:table-cell>
          <table:table-cell table:number-columns-repeated="6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4">
            <text:p>14</text:p>
          </table:table-cell>
          <table:table-cell table:formula="of:=([.A815]-[.F$2])^2" office:value-type="float" office:value="621.0064">
            <text:p>621.0064</text:p>
          </table:table-cell>
          <table:table-cell table:formula="of:=([.B815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816]-[.F$2])^2" office:value-type="float" office:value="25.8064">
            <text:p>25.8064</text:p>
          </table:table-cell>
          <table:table-cell table:formula="of:=([.B816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formula="of:=([.A817]-[.F$2])^2" office:value-type="float" office:value="9.48639999999999">
            <text:p>9.4864</text:p>
          </table:table-cell>
          <table:table-cell table:formula="of:=([.B817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table:formula="of:=([.A818]-[.F$2])^2" office:value-type="float" office:value="15.3664">
            <text:p>15.3664</text:p>
          </table:table-cell>
          <table:table-cell table:formula="of:=([.B818]-[.G$2])^2" office:value-type="float" office:value="6.71328100000001">
            <text:p>6.713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819]-[.F$2])^2" office:value-type="float" office:value="36.9664">
            <text:p>36.9664</text:p>
          </table:table-cell>
          <table:table-cell table:formula="of:=([.B819]-[.G$2])^2" office:value-type="float" office:value="5.803281">
            <text:p>5.803281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formula="of:=([.A820]-[.F$2])^2" office:value-type="float" office:value="122.7664">
            <text:p>122.7664</text:p>
          </table:table-cell>
          <table:table-cell table:formula="of:=([.B820]-[.G$2])^2" office:value-type="float" office:value="88.529281">
            <text:p>88.529281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table:formula="of:=([.A821]-[.F$2])^2" office:value-type="float" office:value="0.846400000000003">
            <text:p>0.8464</text:p>
          </table:table-cell>
          <table:table-cell table:formula="of:=([.B821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table:formula="of:=([.A822]-[.F$2])^2" office:value-type="float" office:value="98.4064">
            <text:p>98.4064</text:p>
          </table:table-cell>
          <table:table-cell table:formula="of:=([.B822]-[.G$2])^2" office:value-type="float" office:value="158.533281">
            <text:p>158.533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f:=([.A823]-[.F$2])^2" office:value-type="float" office:value="36.9664">
            <text:p>36.9664</text:p>
          </table:table-cell>
          <table:table-cell table:formula="of:=([.B823]-[.G$2])^2" office:value-type="float" office:value="2.531281">
            <text:p>2.531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824]-[.F$2])^2" office:value-type="float" office:value="50.1264">
            <text:p>50.1264</text:p>
          </table:table-cell>
          <table:table-cell table:formula="of:=([.B824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825]-[.F$2])^2" office:value-type="float" office:value="50.1264">
            <text:p>50.1264</text:p>
          </table:table-cell>
          <table:table-cell table:formula="of:=([.B825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826]-[.F$2])^2" office:value-type="float" office:value="25.8064">
            <text:p>25.8064</text:p>
          </table:table-cell>
          <table:table-cell table:formula="of:=([.B826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827]-[.F$2])^2" office:value-type="float" office:value="25.8064">
            <text:p>25.8064</text:p>
          </table:table-cell>
          <table:table-cell table:formula="of:=([.B827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828]-[.F$2])^2" office:value-type="float" office:value="36.9664">
            <text:p>36.9664</text:p>
          </table:table-cell>
          <table:table-cell table:formula="of:=([.B828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8">
            <text:p>28</text:p>
          </table:table-cell>
          <table:table-cell table:formula="of:=([.A829]-[.F$2])^2" office:value-type="float" office:value="142.0864">
            <text:p>142.0864</text:p>
          </table:table-cell>
          <table:table-cell table:formula="of:=([.B829]-[.G$2])^2" office:value-type="float" office:value="112.169281">
            <text:p>112.169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830]-[.F$2])^2" office:value-type="float" office:value="36.9664">
            <text:p>36.9664</text:p>
          </table:table-cell>
          <table:table-cell table:formula="of:=([.B830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table:formula="of:=([.A831]-[.F$2])^2" office:value-type="float" office:value="1.1664">
            <text:p>1.1664</text:p>
          </table:table-cell>
          <table:table-cell table:formula="of:=([.B831]-[.G$2])^2" office:value-type="float" office:value="43.441281">
            <text:p>43.44128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table:formula="of:=([.A832]-[.F$2])^2" office:value-type="float" office:value="16.6464">
            <text:p>16.6464</text:p>
          </table:table-cell>
          <table:table-cell table:formula="of:=([.B832]-[.G$2])^2" office:value-type="float" office:value="184.715281">
            <text:p>184.715281</text:p>
          </table:table-cell>
          <table:table-cell table:number-columns-repeated="6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0">
            <text:p>20</text:p>
          </table:table-cell>
          <table:table-cell table:formula="of:=([.A833]-[.F$2])^2" office:value-type="float" office:value="357.9664">
            <text:p>357.9664</text:p>
          </table:table-cell>
          <table:table-cell table:formula="of:=([.B833]-[.G$2])^2" office:value-type="float" office:value="6.71328100000001">
            <text:p>6.713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834]-[.F$2])^2" office:value-type="float" office:value="50.1264">
            <text:p>50.1264</text:p>
          </table:table-cell>
          <table:table-cell table:formula="of:=([.B834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835]-[.F$2])^2" office:value-type="float" office:value="36.9664">
            <text:p>36.9664</text:p>
          </table:table-cell>
          <table:table-cell table:formula="of:=([.B835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836]-[.F$2])^2" office:value-type="float" office:value="25.8064">
            <text:p>25.8064</text:p>
          </table:table-cell>
          <table:table-cell table:formula="of:=([.B836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  <table:table-cell table:formula="of:=([.A837]-[.F$2])^2" office:value-type="float" office:value="79.5664">
            <text:p>79.5664</text:p>
          </table:table-cell>
          <table:table-cell table:formula="of:=([.B837]-[.G$2])^2" office:value-type="float" office:value="57.623281">
            <text:p>57.623281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table:formula="of:=([.A838]-[.F$2])^2" office:value-type="float" office:value="62.7264">
            <text:p>62.7264</text:p>
          </table:table-cell>
          <table:table-cell table:formula="of:=([.B838]-[.G$2])^2" office:value-type="float" office:value="43.441281">
            <text:p>43.441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839]-[.F$2])^2" office:value-type="float" office:value="50.1264">
            <text:p>50.1264</text:p>
          </table:table-cell>
          <table:table-cell table:formula="of:=([.B839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4">
            <text:p>14</text:p>
          </table:table-cell>
          <table:table-cell table:formula="of:=([.A840]-[.F$2])^2" office:value-type="float" office:value="396.8064">
            <text:p>396.8064</text:p>
          </table:table-cell>
          <table:table-cell table:formula="of:=([.B840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841]-[.F$2])^2" office:value-type="float" office:value="25.8064">
            <text:p>25.8064</text:p>
          </table:table-cell>
          <table:table-cell table:formula="of:=([.B841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([.A842]-[.F$2])^2" office:value-type="float" office:value="50.1264">
            <text:p>50.1264</text:p>
          </table:table-cell>
          <table:table-cell table:formula="of:=([.B842]-[.G$2])^2" office:value-type="float" office:value="41.075281">
            <text:p>41.075281</text:p>
          </table:table-cell>
          <table:table-cell table:number-columns-repeated="6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5">
            <text:p>15</text:p>
          </table:table-cell>
          <table:table-cell table:formula="of:=([.A843]-[.F$2])^2" office:value-type="float" office:value="166.9264">
            <text:p>166.9264</text:p>
          </table:table-cell>
          <table:table-cell table:formula="of:=([.B843]-[.G$2])^2" office:value-type="float" office:value="5.803281">
            <text:p>5.803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844]-[.F$2])^2" office:value-type="float" office:value="36.9664">
            <text:p>36.9664</text:p>
          </table:table-cell>
          <table:table-cell table:formula="of:=([.B844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845]-[.F$2])^2" office:value-type="float" office:value="25.8064">
            <text:p>25.8064</text:p>
          </table:table-cell>
          <table:table-cell table:formula="of:=([.B845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3">
            <text:p>43</text:p>
          </table:table-cell>
          <table:table-cell table:formula="of:=([.A846]-[.F$2])^2" office:value-type="float" office:value="3.68640000000001">
            <text:p>3.6864</text:p>
          </table:table-cell>
          <table:table-cell table:formula="of:=([.B846]-[.G$2])^2" office:value-type="float" office:value="654.899281">
            <text:p>654.899281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table:formula="of:=([.A847]-[.F$2])^2" office:value-type="float" office:value="0.846400000000003">
            <text:p>0.8464</text:p>
          </table:table-cell>
          <table:table-cell table:formula="of:=([.B847]-[.G$2])^2" office:value-type="float" office:value="5.803281">
            <text:p>5.803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848]-[.F$2])^2" office:value-type="float" office:value="36.9664">
            <text:p>36.9664</text:p>
          </table:table-cell>
          <table:table-cell table:formula="of:=([.B848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9">
            <text:p>19</text:p>
          </table:table-cell>
          <table:table-cell table:formula="of:=([.A849]-[.F$2])^2" office:value-type="float" office:value="62.7264">
            <text:p>62.7264</text:p>
          </table:table-cell>
          <table:table-cell table:formula="of:=([.B849]-[.G$2])^2" office:value-type="float" office:value="2.531281">
            <text:p>2.531281</text:p>
          </table:table-cell>
          <table:table-cell table:number-columns-repeated="6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5">
            <text:p>25</text:p>
          </table:table-cell>
          <table:table-cell table:formula="of:=([.A850]-[.F$2])^2" office:value-type="float" office:value="779.5264">
            <text:p>779.5264</text:p>
          </table:table-cell>
          <table:table-cell table:formula="of:=([.B850]-[.G$2])^2" office:value-type="float" office:value="57.623281">
            <text:p>57.623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851]-[.F$2])^2" office:value-type="float" office:value="50.1264">
            <text:p>50.1264</text:p>
          </table:table-cell>
          <table:table-cell table:formula="of:=([.B851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852]-[.F$2])^2" office:value-type="float" office:value="36.9664">
            <text:p>36.9664</text:p>
          </table:table-cell>
          <table:table-cell table:formula="of:=([.B852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table:formula="of:=([.A853]-[.F$2])^2" office:value-type="float" office:value="15.3664">
            <text:p>15.3664</text:p>
          </table:table-cell>
          <table:table-cell table:formula="of:=([.B853]-[.G$2])^2" office:value-type="float" office:value="243.079281">
            <text:p>243.079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854]-[.F$2])^2" office:value-type="float" office:value="25.8064">
            <text:p>25.8064</text:p>
          </table:table-cell>
          <table:table-cell table:formula="of:=([.B854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855]-[.F$2])^2" office:value-type="float" office:value="36.9664">
            <text:p>36.9664</text:p>
          </table:table-cell>
          <table:table-cell table:formula="of:=([.B855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table:formula="of:=([.A856]-[.F$2])^2" office:value-type="float" office:value="0.846400000000003">
            <text:p>0.8464</text:p>
          </table:table-cell>
          <table:table-cell table:formula="of:=([.B856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857]-[.F$2])^2" office:value-type="float" office:value="36.9664">
            <text:p>36.9664</text:p>
          </table:table-cell>
          <table:table-cell table:formula="of:=([.B857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858]-[.F$2])^2" office:value-type="float" office:value="36.9664">
            <text:p>36.9664</text:p>
          </table:table-cell>
          <table:table-cell table:formula="of:=([.B858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859]-[.F$2])^2" office:value-type="float" office:value="65.2864">
            <text:p>65.2864</text:p>
          </table:table-cell>
          <table:table-cell table:formula="of:=([.B859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860]-[.F$2])^2" office:value-type="float" office:value="36.9664">
            <text:p>36.9664</text:p>
          </table:table-cell>
          <table:table-cell table:formula="of:=([.B860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table:formula="of:=([.A861]-[.F$2])^2" office:value-type="float" office:value="15.3664">
            <text:p>15.3664</text:p>
          </table:table-cell>
          <table:table-cell table:formula="of:=([.B861]-[.G$2])^2" office:value-type="float" office:value="21.077281">
            <text:p>21.077281</text:p>
          </table:table-cell>
          <table:table-cell table:number-columns-repeated="6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4">
            <text:p>14</text:p>
          </table:table-cell>
          <table:table-cell table:formula="of:=([.A862]-[.F$2])^2" office:value-type="float" office:value="222.6064">
            <text:p>222.6064</text:p>
          </table:table-cell>
          <table:table-cell table:formula="of:=([.B862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table:formula="of:=([.A863]-[.F$2])^2" office:value-type="float" office:value="79.5664">
            <text:p>79.5664</text:p>
          </table:table-cell>
          <table:table-cell table:formula="of:=([.B863]-[.G$2])^2" office:value-type="float" office:value="21.077281">
            <text:p>21.077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864]-[.F$2])^2" office:value-type="float" office:value="36.9664">
            <text:p>36.9664</text:p>
          </table:table-cell>
          <table:table-cell table:formula="of:=([.B864]-[.G$2])^2" office:value-type="float" office:value="5.803281">
            <text:p>5.80328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865]-[.F$2])^2" office:value-type="float" office:value="16.6464">
            <text:p>16.6464</text:p>
          </table:table-cell>
          <table:table-cell table:formula="of:=([.B865]-[.G$2])^2" office:value-type="float" office:value="5.803281">
            <text:p>5.803281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3">
            <text:p>23</text:p>
          </table:table-cell>
          <table:table-cell table:formula="of:=([.A866]-[.F$2])^2" office:value-type="float" office:value="24.2064">
            <text:p>24.2064</text:p>
          </table:table-cell>
          <table:table-cell table:formula="of:=([.B866]-[.G$2])^2" office:value-type="float" office:value="31.259281">
            <text:p>31.259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867]-[.F$2])^2" office:value-type="float" office:value="25.8064">
            <text:p>25.8064</text:p>
          </table:table-cell>
          <table:table-cell table:formula="of:=([.B867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formula="of:=([.A868]-[.F$2])^2" office:value-type="float" office:value="47.8864">
            <text:p>47.8864</text:p>
          </table:table-cell>
          <table:table-cell table:formula="of:=([.B868]-[.G$2])^2" office:value-type="float" office:value="6.71328100000001">
            <text:p>6.713281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table:formula="of:=([.A869]-[.F$2])^2" office:value-type="float" office:value="3.68640000000001">
            <text:p>3.6864</text:p>
          </table:table-cell>
          <table:table-cell table:formula="of:=([.B869]-[.G$2])^2" office:value-type="float" office:value="21.077281">
            <text:p>21.077281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table:formula="of:=([.A870]-[.F$2])^2" office:value-type="float" office:value="98.4064">
            <text:p>98.4064</text:p>
          </table:table-cell>
          <table:table-cell table:formula="of:=([.B870]-[.G$2])^2" office:value-type="float" office:value="31.259281">
            <text:p>31.259281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3">
            <text:p>13</text:p>
          </table:table-cell>
          <table:table-cell table:formula="of:=([.A871]-[.F$2])^2" office:value-type="float" office:value="79.5664">
            <text:p>79.5664</text:p>
          </table:table-cell>
          <table:table-cell table:formula="of:=([.B871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872]-[.F$2])^2" office:value-type="float" office:value="50.1264">
            <text:p>50.1264</text:p>
          </table:table-cell>
          <table:table-cell table:formula="of:=([.B872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873]-[.F$2])^2" office:value-type="float" office:value="36.9664">
            <text:p>36.9664</text:p>
          </table:table-cell>
          <table:table-cell table:formula="of:=([.B873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0">
            <text:p>40</text:p>
          </table:table-cell>
          <table:table-cell table:formula="of:=([.A874]-[.F$2])^2" office:value-type="float" office:value="621.0064">
            <text:p>621.0064</text:p>
          </table:table-cell>
          <table:table-cell table:formula="of:=([.B874]-[.G$2])^2" office:value-type="float" office:value="510.353281">
            <text:p>510.353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formula="of:=([.A875]-[.F$2])^2" office:value-type="float" office:value="25.8064">
            <text:p>25.8064</text:p>
          </table:table-cell>
          <table:table-cell table:formula="of:=([.B875]-[.G$2])^2" office:value-type="float" office:value="41.075281">
            <text:p>41.075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876]-[.F$2])^2" office:value-type="float" office:value="50.1264">
            <text:p>50.1264</text:p>
          </table:table-cell>
          <table:table-cell table:formula="of:=([.B876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877]-[.F$2])^2" office:value-type="float" office:value="50.1264">
            <text:p>50.1264</text:p>
          </table:table-cell>
          <table:table-cell table:formula="of:=([.B877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formula="of:=([.A878]-[.F$2])^2" office:value-type="float" office:value="4.32639999999999">
            <text:p>4.3264</text:p>
          </table:table-cell>
          <table:table-cell table:formula="of:=([.B878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5">
            <text:p>15</text:p>
          </table:table-cell>
          <table:table-cell table:formula="of:=([.A879]-[.F$2])^2" office:value-type="float" office:value="357.9664">
            <text:p>357.9664</text:p>
          </table:table-cell>
          <table:table-cell table:formula="of:=([.B879]-[.G$2])^2" office:value-type="float" office:value="5.803281">
            <text:p>5.803281</text:p>
          </table:table-cell>
          <table:table-cell table:number-columns-repeated="6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table:formula="of:=([.A880]-[.F$2])^2" office:value-type="float" office:value="621.0064">
            <text:p>621.0064</text:p>
          </table:table-cell>
          <table:table-cell table:formula="of:=([.B880]-[.G$2])^2" office:value-type="float" office:value="12.895281">
            <text:p>12.895281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table:formula="of:=([.A881]-[.F$2])^2" office:value-type="float" office:value="8.52640000000001">
            <text:p>8.5264</text:p>
          </table:table-cell>
          <table:table-cell table:formula="of:=([.B881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3">
            <text:p>13</text:p>
          </table:table-cell>
          <table:table-cell table:formula="of:=([.A882]-[.F$2])^2" office:value-type="float" office:value="79.5664">
            <text:p>79.5664</text:p>
          </table:table-cell>
          <table:table-cell table:formula="of:=([.B882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table:formula="of:=([.A883]-[.F$2])^2" office:value-type="float" office:value="15.3664">
            <text:p>15.3664</text:p>
          </table:table-cell>
          <table:table-cell table:formula="of:=([.B883]-[.G$2])^2" office:value-type="float" office:value="31.259281">
            <text:p>31.259281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table:formula="of:=([.A884]-[.F$2])^2" office:value-type="float" office:value="0.846400000000003">
            <text:p>0.8464</text:p>
          </table:table-cell>
          <table:table-cell table:formula="of:=([.B884]-[.G$2])^2" office:value-type="float" office:value="5.803281">
            <text:p>5.803281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([.A885]-[.F$2])^2" office:value-type="float" office:value="79.5664">
            <text:p>79.5664</text:p>
          </table:table-cell>
          <table:table-cell table:formula="of:=([.B885]-[.G$2])^2" office:value-type="float" office:value="6.71328100000001">
            <text:p>6.713281</text:p>
          </table:table-cell>
          <table:table-cell table:number-columns-repeated="6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38">
            <text:p>38</text:p>
          </table:table-cell>
          <table:table-cell table:formula="of:=([.A886]-[.F$2])^2" office:value-type="float" office:value="572.1664">
            <text:p>572.1664</text:p>
          </table:table-cell>
          <table:table-cell table:formula="of:=([.B886]-[.G$2])^2" office:value-type="float" office:value="423.989281">
            <text:p>423.989281</text:p>
          </table:table-cell>
          <table:table-cell table:number-columns-repeated="6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6">
            <text:p>16</text:p>
          </table:table-cell>
          <table:table-cell table:formula="of:=([.A887]-[.F$2])^2" office:value-type="float" office:value="321.1264">
            <text:p>321.1264</text:p>
          </table:table-cell>
          <table:table-cell table:formula="of:=([.B887]-[.G$2])^2" office:value-type="float" office:value="1.985281">
            <text:p>1.985281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table:formula="of:=([.A888]-[.F$2])^2" office:value-type="float" office:value="47.8864">
            <text:p>47.8864</text:p>
          </table:table-cell>
          <table:table-cell table:formula="of:=([.B888]-[.G$2])^2" office:value-type="float" office:value="5.803281">
            <text:p>5.803281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table:formula="of:=([.A889]-[.F$2])^2" office:value-type="float" office:value="0.00639999999999973">
            <text:p>0.0064</text:p>
          </table:table-cell>
          <table:table-cell table:formula="of:=([.B889]-[.G$2])^2" office:value-type="float" office:value="57.623281">
            <text:p>57.623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890]-[.F$2])^2" office:value-type="float" office:value="50.1264">
            <text:p>50.1264</text:p>
          </table:table-cell>
          <table:table-cell table:formula="of:=([.B890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891]-[.F$2])^2" office:value-type="float" office:value="25.8064">
            <text:p>25.8064</text:p>
          </table:table-cell>
          <table:table-cell table:formula="of:=([.B891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892]-[.F$2])^2" office:value-type="float" office:value="25.8064">
            <text:p>25.8064</text:p>
          </table:table-cell>
          <table:table-cell table:formula="of:=([.B892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893]-[.F$2])^2" office:value-type="float" office:value="25.8064">
            <text:p>25.8064</text:p>
          </table:table-cell>
          <table:table-cell table:formula="of:=([.B893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table:formula="of:=([.A894]-[.F$2])^2" office:value-type="float" office:value="119.2464">
            <text:p>119.2464</text:p>
          </table:table-cell>
          <table:table-cell table:formula="of:=([.B894]-[.G$2])^2" office:value-type="float" office:value="21.077281">
            <text:p>21.077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895]-[.F$2])^2" office:value-type="float" office:value="50.1264">
            <text:p>50.1264</text:p>
          </table:table-cell>
          <table:table-cell table:formula="of:=([.B895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  <table:table-cell table:formula="of:=([.A896]-[.F$2])^2" office:value-type="float" office:value="24.2064">
            <text:p>24.2064</text:p>
          </table:table-cell>
          <table:table-cell table:formula="of:=([.B896]-[.G$2])^2" office:value-type="float" office:value="5.803281">
            <text:p>5.803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897]-[.F$2])^2" office:value-type="float" office:value="25.8064">
            <text:p>25.8064</text:p>
          </table:table-cell>
          <table:table-cell table:formula="of:=([.B897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table:formula="of:=([.A898]-[.F$2])^2" office:value-type="float" office:value="9.48639999999999">
            <text:p>9.4864</text:p>
          </table:table-cell>
          <table:table-cell table:formula="of:=([.B898]-[.G$2])^2" office:value-type="float" office:value="0.349281000000001">
            <text:p>0.349281</text:p>
          </table:table-cell>
          <table:table-cell table:number-columns-repeated="6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30">
            <text:p>30</text:p>
          </table:table-cell>
          <table:table-cell table:formula="of:=([.A899]-[.F$2])^2" office:value-type="float" office:value="396.8064">
            <text:p>396.8064</text:p>
          </table:table-cell>
          <table:table-cell table:formula="of:=([.B899]-[.G$2])^2" office:value-type="float" office:value="158.533281">
            <text:p>158.53328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table:formula="of:=([.A900]-[.F$2])^2" office:value-type="float" office:value="16.6464">
            <text:p>16.6464</text:p>
          </table:table-cell>
          <table:table-cell table:formula="of:=([.B900]-[.G$2])^2" office:value-type="float" office:value="73.805281">
            <text:p>73.805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901]-[.F$2])^2" office:value-type="float" office:value="25.8064">
            <text:p>25.8064</text:p>
          </table:table-cell>
          <table:table-cell table:formula="of:=([.B901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table:formula="of:=([.A902]-[.F$2])^2" office:value-type="float" office:value="35.0464">
            <text:p>35.0464</text:p>
          </table:table-cell>
          <table:table-cell table:formula="of:=([.B902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table:formula="of:=([.A903]-[.F$2])^2" office:value-type="float" office:value="79.5664">
            <text:p>79.5664</text:p>
          </table:table-cell>
          <table:table-cell table:formula="of:=([.B903]-[.G$2])^2" office:value-type="float" office:value="21.077281">
            <text:p>21.077281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904]-[.F$2])^2" office:value-type="float" office:value="65.2864">
            <text:p>65.2864</text:p>
          </table:table-cell>
          <table:table-cell table:formula="of:=([.B904]-[.G$2])^2" office:value-type="float" office:value="41.075281">
            <text:p>41.07528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table:formula="of:=([.A905]-[.F$2])^2" office:value-type="float" office:value="16.6464">
            <text:p>16.6464</text:p>
          </table:table-cell>
          <table:table-cell table:formula="of:=([.B905]-[.G$2])^2" office:value-type="float" office:value="12.895281">
            <text:p>12.895281</text:p>
          </table:table-cell>
          <table:table-cell table:number-columns-repeated="6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2">
            <text:p>42</text:p>
          </table:table-cell>
          <table:table-cell table:formula="of:=([.A906]-[.F$2])^2" office:value-type="float" office:value="119.2464">
            <text:p>119.2464</text:p>
          </table:table-cell>
          <table:table-cell table:formula="of:=([.B906]-[.G$2])^2" office:value-type="float" office:value="604.717281">
            <text:p>604.71728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table:formula="of:=([.A907]-[.F$2])^2" office:value-type="float" office:value="4.32639999999999">
            <text:p>4.3264</text:p>
          </table:table-cell>
          <table:table-cell table:formula="of:=([.B907]-[.G$2])^2" office:value-type="float" office:value="5.803281">
            <text:p>5.80328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908]-[.F$2])^2" office:value-type="float" office:value="1.1664">
            <text:p>1.1664</text:p>
          </table:table-cell>
          <table:table-cell table:formula="of:=([.B908]-[.G$2])^2" office:value-type="float" office:value="2.531281">
            <text:p>2.531281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table:formula="of:=([.A909]-[.F$2])^2" office:value-type="float" office:value="0.846400000000003">
            <text:p>0.8464</text:p>
          </table:table-cell>
          <table:table-cell table:formula="of:=([.B909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formula="of:=([.A910]-[.F$2])^2" office:value-type="float" office:value="4.32639999999999">
            <text:p>4.3264</text:p>
          </table:table-cell>
          <table:table-cell table:formula="of:=([.B910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table:formula="of:=([.A911]-[.F$2])^2" office:value-type="float" office:value="15.3664">
            <text:p>15.3664</text:p>
          </table:table-cell>
          <table:table-cell table:formula="of:=([.B911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34">
            <text:p>34</text:p>
          </table:table-cell>
          <table:table-cell table:formula="of:=([.A912]-[.F$2])^2" office:value-type="float" office:value="779.5264">
            <text:p>779.5264</text:p>
          </table:table-cell>
          <table:table-cell table:formula="of:=([.B912]-[.G$2])^2" office:value-type="float" office:value="275.261281">
            <text:p>275.261281</text:p>
          </table:table-cell>
          <table:table-cell table:number-columns-repeated="6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table:formula="of:=([.A913]-[.F$2])^2" office:value-type="float" office:value="321.1264">
            <text:p>321.1264</text:p>
          </table:table-cell>
          <table:table-cell table:formula="of:=([.B913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6">
            <text:p>16</text:p>
          </table:table-cell>
          <table:table-cell table:formula="of:=([.A914]-[.F$2])^2" office:value-type="float" office:value="98.4064">
            <text:p>98.4064</text:p>
          </table:table-cell>
          <table:table-cell table:formula="of:=([.B914]-[.G$2])^2" office:value-type="float" office:value="1.985281">
            <text:p>1.985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915]-[.F$2])^2" office:value-type="float" office:value="36.9664">
            <text:p>36.9664</text:p>
          </table:table-cell>
          <table:table-cell table:formula="of:=([.B915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  <table:table-cell table:formula="of:=([.A916]-[.F$2])^2" office:value-type="float" office:value="98.4064">
            <text:p>98.4064</text:p>
          </table:table-cell>
          <table:table-cell table:formula="of:=([.B916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917]-[.F$2])^2" office:value-type="float" office:value="36.9664">
            <text:p>36.9664</text:p>
          </table:table-cell>
          <table:table-cell table:formula="of:=([.B917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table:formula="of:=([.A918]-[.F$2])^2" office:value-type="float" office:value="8.52640000000001">
            <text:p>8.5264</text:p>
          </table:table-cell>
          <table:table-cell table:formula="of:=([.B918]-[.G$2])^2" office:value-type="float" office:value="21.077281">
            <text:p>21.077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919]-[.F$2])^2" office:value-type="float" office:value="36.9664">
            <text:p>36.9664</text:p>
          </table:table-cell>
          <table:table-cell table:formula="of:=([.B919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41">
            <text:p>41</text:p>
          </table:table-cell>
          <table:table-cell table:formula="of:=([.A920]-[.F$2])^2" office:value-type="float" office:value="222.6064">
            <text:p>222.6064</text:p>
          </table:table-cell>
          <table:table-cell table:formula="of:=([.B920]-[.G$2])^2" office:value-type="float" office:value="556.535281">
            <text:p>556.535281</text:p>
          </table:table-cell>
          <table:table-cell table:number-columns-repeated="6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6">
            <text:p>26</text:p>
          </table:table-cell>
          <table:table-cell table:formula="of:=([.A921]-[.F$2])^2" office:value-type="float" office:value="396.8064">
            <text:p>396.8064</text:p>
          </table:table-cell>
          <table:table-cell table:formula="of:=([.B921]-[.G$2])^2" office:value-type="float" office:value="73.805281">
            <text:p>73.805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922]-[.F$2])^2" office:value-type="float" office:value="25.8064">
            <text:p>25.8064</text:p>
          </table:table-cell>
          <table:table-cell table:formula="of:=([.B922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923]-[.F$2])^2" office:value-type="float" office:value="36.9664">
            <text:p>36.9664</text:p>
          </table:table-cell>
          <table:table-cell table:formula="of:=([.B923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table:formula="of:=([.A924]-[.F$2])^2" office:value-type="float" office:value="3.68640000000001">
            <text:p>3.6864</text:p>
          </table:table-cell>
          <table:table-cell table:formula="of:=([.B924]-[.G$2])^2" office:value-type="float" office:value="21.077281">
            <text:p>21.077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925]-[.F$2])^2" office:value-type="float" office:value="36.9664">
            <text:p>36.9664</text:p>
          </table:table-cell>
          <table:table-cell table:formula="of:=([.B925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926]-[.F$2])^2" office:value-type="float" office:value="50.1264">
            <text:p>50.1264</text:p>
          </table:table-cell>
          <table:table-cell table:formula="of:=([.B926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formula="of:=([.A927]-[.F$2])^2" office:value-type="float" office:value="4.32639999999999">
            <text:p>4.3264</text:p>
          </table:table-cell>
          <table:table-cell table:formula="of:=([.B927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  <table:table-cell table:formula="of:=([.A928]-[.F$2])^2" office:value-type="float" office:value="62.7264">
            <text:p>62.7264</text:p>
          </table:table-cell>
          <table:table-cell table:formula="of:=([.B928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929]-[.F$2])^2" office:value-type="float" office:value="36.9664">
            <text:p>36.9664</text:p>
          </table:table-cell>
          <table:table-cell table:formula="of:=([.B929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table:formula="of:=([.A930]-[.F$2])^2" office:value-type="float" office:value="24.2064">
            <text:p>24.2064</text:p>
          </table:table-cell>
          <table:table-cell table:formula="of:=([.B930]-[.G$2])^2" office:value-type="float" office:value="43.441281">
            <text:p>43.441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931]-[.F$2])^2" office:value-type="float" office:value="25.8064">
            <text:p>25.8064</text:p>
          </table:table-cell>
          <table:table-cell table:formula="of:=([.B931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932]-[.F$2])^2" office:value-type="float" office:value="122.7664">
            <text:p>122.7664</text:p>
          </table:table-cell>
          <table:table-cell table:formula="of:=([.B932]-[.G$2])^2" office:value-type="float" office:value="54.893281">
            <text:p>54.893281</text:p>
          </table:table-cell>
          <table:table-cell table:number-columns-repeated="6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2">
            <text:p>22</text:p>
          </table:table-cell>
          <table:table-cell table:formula="of:=([.A933]-[.F$2])^2" office:value-type="float" office:value="357.9664">
            <text:p>357.9664</text:p>
          </table:table-cell>
          <table:table-cell table:formula="of:=([.B933]-[.G$2])^2" office:value-type="float" office:value="21.077281">
            <text:p>21.077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934]-[.F$2])^2" office:value-type="float" office:value="36.9664">
            <text:p>36.9664</text:p>
          </table:table-cell>
          <table:table-cell table:formula="of:=([.B934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table:formula="of:=([.A935]-[.F$2])^2" office:value-type="float" office:value="15.3664">
            <text:p>15.3664</text:p>
          </table:table-cell>
          <table:table-cell table:formula="of:=([.B935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936]-[.F$2])^2" office:value-type="float" office:value="50.1264">
            <text:p>50.1264</text:p>
          </table:table-cell>
          <table:table-cell table:formula="of:=([.B936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table:formula="of:=([.A937]-[.F$2])^2" office:value-type="float" office:value="8.52640000000001">
            <text:p>8.5264</text:p>
          </table:table-cell>
          <table:table-cell table:formula="of:=([.B937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938]-[.F$2])^2" office:value-type="float" office:value="36.9664">
            <text:p>36.9664</text:p>
          </table:table-cell>
          <table:table-cell table:formula="of:=([.B938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939]-[.F$2])^2" office:value-type="float" office:value="36.9664">
            <text:p>36.9664</text:p>
          </table:table-cell>
          <table:table-cell table:formula="of:=([.B939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table:formula="of:=([.A940]-[.F$2])^2" office:value-type="float" office:value="0.846400000000003">
            <text:p>0.8464</text:p>
          </table:table-cell>
          <table:table-cell table:formula="of:=([.B940]-[.G$2])^2" office:value-type="float" office:value="2.531281">
            <text:p>2.531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941]-[.F$2])^2" office:value-type="float" office:value="36.9664">
            <text:p>36.9664</text:p>
          </table:table-cell>
          <table:table-cell table:formula="of:=([.B941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formula="of:=([.A942]-[.F$2])^2" office:value-type="float" office:value="0.846400000000003">
            <text:p>0.8464</text:p>
          </table:table-cell>
          <table:table-cell table:formula="of:=([.B942]-[.G$2])^2" office:value-type="float" office:value="12.895281">
            <text:p>12.89528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formula="of:=([.A943]-[.F$2])^2" office:value-type="float" office:value="16.6464">
            <text:p>16.6464</text:p>
          </table:table-cell>
          <table:table-cell table:formula="of:=([.B943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944]-[.F$2])^2" office:value-type="float" office:value="36.9664">
            <text:p>36.9664</text:p>
          </table:table-cell>
          <table:table-cell table:formula="of:=([.B944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945]-[.F$2])^2" office:value-type="float" office:value="50.1264">
            <text:p>50.1264</text:p>
          </table:table-cell>
          <table:table-cell table:formula="of:=([.B945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table:formula="of:=([.A946]-[.F$2])^2" office:value-type="float" office:value="3.68640000000001">
            <text:p>3.6864</text:p>
          </table:table-cell>
          <table:table-cell table:formula="of:=([.B946]-[.G$2])^2" office:value-type="float" office:value="212.897281">
            <text:p>212.897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947]-[.F$2])^2" office:value-type="float" office:value="25.8064">
            <text:p>25.8064</text:p>
          </table:table-cell>
          <table:table-cell table:formula="of:=([.B947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table:formula="of:=([.A948]-[.F$2])^2" office:value-type="float" office:value="16.6464">
            <text:p>16.6464</text:p>
          </table:table-cell>
          <table:table-cell table:formula="of:=([.B948]-[.G$2])^2" office:value-type="float" office:value="158.533281">
            <text:p>158.533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949]-[.F$2])^2" office:value-type="float" office:value="36.9664">
            <text:p>36.9664</text:p>
          </table:table-cell>
          <table:table-cell table:formula="of:=([.B949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950]-[.F$2])^2" office:value-type="float" office:value="25.8064">
            <text:p>25.8064</text:p>
          </table:table-cell>
          <table:table-cell table:formula="of:=([.B950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table:formula="of:=([.A951]-[.F$2])^2" office:value-type="float" office:value="8.52640000000001">
            <text:p>8.5264</text:p>
          </table:table-cell>
          <table:table-cell table:formula="of:=([.B951]-[.G$2])^2" office:value-type="float" office:value="12.895281">
            <text:p>12.89528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formula="of:=([.A952]-[.F$2])^2" office:value-type="float" office:value="16.6464">
            <text:p>16.6464</text:p>
          </table:table-cell>
          <table:table-cell table:formula="of:=([.B952]-[.G$2])^2" office:value-type="float" office:value="41.075281">
            <text:p>41.075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953]-[.F$2])^2" office:value-type="float" office:value="50.1264">
            <text:p>50.1264</text:p>
          </table:table-cell>
          <table:table-cell table:formula="of:=([.B953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954]-[.F$2])^2" office:value-type="float" office:value="25.8064">
            <text:p>25.8064</text:p>
          </table:table-cell>
          <table:table-cell table:formula="of:=([.B954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table:formula="of:=([.A955]-[.F$2])^2" office:value-type="float" office:value="0.00639999999999973">
            <text:p>0.0064</text:p>
          </table:table-cell>
          <table:table-cell table:formula="of:=([.B955]-[.G$2])^2" office:value-type="float" office:value="5.803281">
            <text:p>5.803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956]-[.F$2])^2" office:value-type="float" office:value="36.9664">
            <text:p>36.9664</text:p>
          </table:table-cell>
          <table:table-cell table:formula="of:=([.B956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957]-[.F$2])^2" office:value-type="float" office:value="36.9664">
            <text:p>36.9664</text:p>
          </table:table-cell>
          <table:table-cell table:formula="of:=([.B957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table:formula="of:=([.A958]-[.F$2])^2" office:value-type="float" office:value="15.3664">
            <text:p>15.3664</text:p>
          </table:table-cell>
          <table:table-cell table:formula="of:=([.B958]-[.G$2])^2" office:value-type="float" office:value="31.259281">
            <text:p>31.259281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9">
            <text:p>19</text:p>
          </table:table-cell>
          <table:table-cell table:formula="of:=([.A959]-[.F$2])^2" office:value-type="float" office:value="142.0864">
            <text:p>142.0864</text:p>
          </table:table-cell>
          <table:table-cell table:formula="of:=([.B959]-[.G$2])^2" office:value-type="float" office:value="2.531281">
            <text:p>2.531281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table:formula="of:=([.A960]-[.F$2])^2" office:value-type="float" office:value="0.846400000000003">
            <text:p>0.8464</text:p>
          </table:table-cell>
          <table:table-cell table:formula="of:=([.B960]-[.G$2])^2" office:value-type="float" office:value="275.261281">
            <text:p>275.26128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table:formula="of:=([.A961]-[.F$2])^2" office:value-type="float" office:value="9.48639999999999">
            <text:p>9.4864</text:p>
          </table:table-cell>
          <table:table-cell table:formula="of:=([.B961]-[.G$2])^2" office:value-type="float" office:value="243.079281">
            <text:p>243.079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962]-[.F$2])^2" office:value-type="float" office:value="25.8064">
            <text:p>25.8064</text:p>
          </table:table-cell>
          <table:table-cell table:formula="of:=([.B962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table:formula="of:=([.A963]-[.F$2])^2" office:value-type="float" office:value="0.00639999999999973">
            <text:p>0.0064</text:p>
          </table:table-cell>
          <table:table-cell table:formula="of:=([.B963]-[.G$2])^2" office:value-type="float" office:value="112.169281">
            <text:p>112.16928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964]-[.F$2])^2" office:value-type="float" office:value="16.6464">
            <text:p>16.6464</text:p>
          </table:table-cell>
          <table:table-cell table:formula="of:=([.B964]-[.G$2])^2" office:value-type="float" office:value="5.803281">
            <text:p>5.803281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1">
            <text:p>21</text:p>
          </table:table-cell>
          <table:table-cell table:formula="of:=([.A965]-[.F$2])^2" office:value-type="float" office:value="142.0864">
            <text:p>142.0864</text:p>
          </table:table-cell>
          <table:table-cell table:formula="of:=([.B965]-[.G$2])^2" office:value-type="float" office:value="12.895281">
            <text:p>12.895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966]-[.F$2])^2" office:value-type="float" office:value="50.1264">
            <text:p>50.1264</text:p>
          </table:table-cell>
          <table:table-cell table:formula="of:=([.B966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3">
            <text:p>13</text:p>
          </table:table-cell>
          <table:table-cell table:formula="of:=([.A967]-[.F$2])^2" office:value-type="float" office:value="62.7264">
            <text:p>62.7264</text:p>
          </table:table-cell>
          <table:table-cell table:formula="of:=([.B967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968]-[.F$2])^2" office:value-type="float" office:value="36.9664">
            <text:p>36.9664</text:p>
          </table:table-cell>
          <table:table-cell table:formula="of:=([.B968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969]-[.F$2])^2" office:value-type="float" office:value="25.8064">
            <text:p>25.8064</text:p>
          </table:table-cell>
          <table:table-cell table:formula="of:=([.B969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970]-[.F$2])^2" office:value-type="float" office:value="25.8064">
            <text:p>25.8064</text:p>
          </table:table-cell>
          <table:table-cell table:formula="of:=([.B970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971]-[.F$2])^2" office:value-type="float" office:value="50.1264">
            <text:p>50.1264</text:p>
          </table:table-cell>
          <table:table-cell table:formula="of:=([.B971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0">
            <text:p>20</text:p>
          </table:table-cell>
          <table:table-cell table:formula="of:=([.A972]-[.F$2])^2" office:value-type="float" office:value="9.48639999999999">
            <text:p>9.4864</text:p>
          </table:table-cell>
          <table:table-cell table:formula="of:=([.B972]-[.G$2])^2" office:value-type="float" office:value="6.71328100000001">
            <text:p>6.713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973]-[.F$2])^2" office:value-type="float" office:value="25.8064">
            <text:p>25.8064</text:p>
          </table:table-cell>
          <table:table-cell table:formula="of:=([.B973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3">
            <text:p>23</text:p>
          </table:table-cell>
          <table:table-cell table:formula="of:=([.A974]-[.F$2])^2" office:value-type="float" office:value="321.1264">
            <text:p>321.1264</text:p>
          </table:table-cell>
          <table:table-cell table:formula="of:=([.B974]-[.G$2])^2" office:value-type="float" office:value="31.259281">
            <text:p>31.259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975]-[.F$2])^2" office:value-type="float" office:value="25.8064">
            <text:p>25.8064</text:p>
          </table:table-cell>
          <table:table-cell table:formula="of:=([.B975]-[.G$2])^2" office:value-type="float" office:value="5.803281">
            <text:p>5.803281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formula="of:=([.A976]-[.F$2])^2" office:value-type="float" office:value="82.4464">
            <text:p>82.4464</text:p>
          </table:table-cell>
          <table:table-cell table:formula="of:=([.B976]-[.G$2])^2" office:value-type="float" office:value="70.711281">
            <text:p>70.71128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3">
            <text:p>13</text:p>
          </table:table-cell>
          <table:table-cell table:formula="of:=([.A977]-[.F$2])^2" office:value-type="float" office:value="101.6064">
            <text:p>101.6064</text:p>
          </table:table-cell>
          <table:table-cell table:formula="of:=([.B977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table:formula="of:=([.A978]-[.F$2])^2" office:value-type="float" office:value="1.1664">
            <text:p>1.1664</text:p>
          </table:table-cell>
          <table:table-cell table:formula="of:=([.B978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979]-[.F$2])^2" office:value-type="float" office:value="16.6464">
            <text:p>16.6464</text:p>
          </table:table-cell>
          <table:table-cell table:formula="of:=([.B979]-[.G$2])^2" office:value-type="float" office:value="5.803281">
            <text:p>5.803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980]-[.F$2])^2" office:value-type="float" office:value="36.9664">
            <text:p>36.9664</text:p>
          </table:table-cell>
          <table:table-cell table:formula="of:=([.B980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981]-[.F$2])^2" office:value-type="float" office:value="50.1264">
            <text:p>50.1264</text:p>
          </table:table-cell>
          <table:table-cell table:formula="of:=([.B981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table:formula="of:=([.A982]-[.F$2])^2" office:value-type="float" office:value="4.32639999999999">
            <text:p>4.3264</text:p>
          </table:table-cell>
          <table:table-cell table:formula="of:=([.B982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983]-[.F$2])^2" office:value-type="float" office:value="36.9664">
            <text:p>36.9664</text:p>
          </table:table-cell>
          <table:table-cell table:formula="of:=([.B983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984]-[.F$2])^2" office:value-type="float" office:value="50.1264">
            <text:p>50.1264</text:p>
          </table:table-cell>
          <table:table-cell table:formula="of:=([.B984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1">
            <text:p>21</text:p>
          </table:table-cell>
          <table:table-cell table:formula="of:=([.A985]-[.F$2])^2" office:value-type="float" office:value="119.2464">
            <text:p>119.2464</text:p>
          </table:table-cell>
          <table:table-cell table:formula="of:=([.B985]-[.G$2])^2" office:value-type="float" office:value="12.895281">
            <text:p>12.895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986]-[.F$2])^2" office:value-type="float" office:value="25.8064">
            <text:p>25.8064</text:p>
          </table:table-cell>
          <table:table-cell table:formula="of:=([.B986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formula="of:=([.A987]-[.F$2])^2" office:value-type="float" office:value="36.9664">
            <text:p>36.9664</text:p>
          </table:table-cell>
          <table:table-cell table:formula="of:=([.B987]-[.G$2])^2" office:value-type="float" office:value="1.985281">
            <text:p>1.985281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table:formula="of:=([.A988]-[.F$2])^2" office:value-type="float" office:value="286.2864">
            <text:p>286.2864</text:p>
          </table:table-cell>
          <table:table-cell table:formula="of:=([.B988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989]-[.F$2])^2" office:value-type="float" office:value="50.1264">
            <text:p>50.1264</text:p>
          </table:table-cell>
          <table:table-cell table:formula="of:=([.B989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990]-[.F$2])^2" office:value-type="float" office:value="36.9664">
            <text:p>36.9664</text:p>
          </table:table-cell>
          <table:table-cell table:formula="of:=([.B990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table:formula="of:=([.A991]-[.F$2])^2" office:value-type="float" office:value="119.2464">
            <text:p>119.2464</text:p>
          </table:table-cell>
          <table:table-cell table:formula="of:=([.B991]-[.G$2])^2" office:value-type="float" office:value="1.985281">
            <text:p>1.985281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table:formula="of:=([.A992]-[.F$2])^2" office:value-type="float" office:value="286.2864">
            <text:p>286.2864</text:p>
          </table:table-cell>
          <table:table-cell table:formula="of:=([.B992]-[.G$2])^2" office:value-type="float" office:value="43.441281">
            <text:p>43.441281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table:formula="of:=([.A993]-[.F$2])^2" office:value-type="float" office:value="8.52640000000001">
            <text:p>8.5264</text:p>
          </table:table-cell>
          <table:table-cell table:formula="of:=([.B993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table:formula="of:=([.A994]-[.F$2])^2" office:value-type="float" office:value="396.8064">
            <text:p>396.8064</text:p>
          </table:table-cell>
          <table:table-cell table:formula="of:=([.B994]-[.G$2])^2" office:value-type="float" office:value="43.441281">
            <text:p>43.441281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table:formula="of:=([.A995]-[.F$2])^2" office:value-type="float" office:value="79.5664">
            <text:p>79.5664</text:p>
          </table:table-cell>
          <table:table-cell table:formula="of:=([.B995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996]-[.F$2])^2" office:value-type="float" office:value="25.8064">
            <text:p>25.8064</text:p>
          </table:table-cell>
          <table:table-cell table:formula="of:=([.B996]-[.G$2])^2" office:value-type="float" office:value="11.621281">
            <text:p>11.621281</text:p>
          </table:table-cell>
          <table:table-cell table:number-columns-repeated="6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  <table:table-cell table:formula="of:=([.A997]-[.F$2])^2" office:value-type="float" office:value="119.2464">
            <text:p>119.2464</text:p>
          </table:table-cell>
          <table:table-cell table:formula="of:=([.B997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998]-[.F$2])^2" office:value-type="float" office:value="50.1264">
            <text:p>50.1264</text:p>
          </table:table-cell>
          <table:table-cell table:formula="of:=([.B998]-[.G$2])^2" office:value-type="float" office:value="29.257281">
            <text:p>29.257281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table:formula="of:=([.A999]-[.F$2])^2" office:value-type="float" office:value="0.846400000000003">
            <text:p>0.8464</text:p>
          </table:table-cell>
          <table:table-cell table:formula="of:=([.B999]-[.G$2])^2" office:value-type="float" office:value="19.439281">
            <text:p>19.439281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table:formula="of:=([.A1000]-[.F$2])^2" office:value-type="float" office:value="15.3664">
            <text:p>15.3664</text:p>
          </table:table-cell>
          <table:table-cell table:formula="of:=([.B1000]-[.G$2])^2" office:value-type="float" office:value="43.441281">
            <text:p>43.441281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6">01/16/2012</text:date>, <text:time>12:53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1-16T12:53:01</dc:date>
    <meta:generator>LibreOffice/3.4$Linux LibreOffice_project/340m1$Build-1206</meta:generator>
    <meta:editing-duration>PT1M43S</meta:editing-duration>
    <meta:editing-cycles>1</meta:editing-cycles>
    <meta:document-statistic meta:table-count="1" meta:cell-count="4004" meta:object-count="0"/>
  </office:meta>
</office:document-meta>
</file>